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81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kel" table:style-name="ta1">
        <table:shapes>
          <draw:frame draw:z-index="0" draw:style-name="gr1" draw:text-style-name="P1" svg:width="15.999cm" svg:height="8.999cm" svg:x="14.776cm" svg:y="0.739cm">
            <draw:object draw:notify-on-update-of-ranges="Nickel.C5:Nickel.C45 Nickel.D5:Nicke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office:value-type="string" calcext:value-type="string">
            <text:p>μ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.00E+03</text:p>
          </table:table-cell>
          <table:table-cell office:value-type="float" office:value="9855" calcext:value-type="float">
            <text:p>9.86E+03</text:p>
          </table:table-cell>
          <table:table-cell table:formula="of:=[.D5]*8.908" office:value-type="float" office:value="87788.34" calcext:value-type="float">
            <text:p>877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.04" calcext:value-type="float">
            <text:p>1.00E+03</text:p>
          </table:table-cell>
          <table:table-cell office:value-type="float" office:value="9753" calcext:value-type="float">
            <text:p>9.75E+03</text:p>
          </table:table-cell>
          <table:table-cell table:formula="of:=[.D6]*8.908" office:value-type="float" office:value="86879.724" calcext:value-type="float">
            <text:p>86879.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.1" calcext:value-type="float">
            <text:p>1.01E+03</text:p>
          </table:table-cell>
          <table:table-cell office:value-type="float" office:value="9654" calcext:value-type="float">
            <text:p>9.65E+03</text:p>
          </table:table-cell>
          <table:table-cell table:formula="of:=[.D7]*8.908" office:value-type="float" office:value="85997.832" calcext:value-type="float">
            <text:p>85997.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1008.1" calcext:value-type="float">
            <text:p>1.01E+03</text:p>
          </table:table-cell>
          <table:table-cell office:value-type="float" office:value="10990" calcext:value-type="float">
            <text:p>1.10E+04</text:p>
          </table:table-cell>
          <table:table-cell table:formula="of:=[.D8]*8.908" office:value-type="float" office:value="97898.92" calcext:value-type="float">
            <text:p>9789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.50E+03</text:p>
          </table:table-cell>
          <table:table-cell office:value-type="float" office:value="4234" calcext:value-type="float">
            <text:p>4.23E+03</text:p>
          </table:table-cell>
          <table:table-cell table:formula="of:=[.D9]*8.908" office:value-type="float" office:value="37716.472" calcext:value-type="float">
            <text:p>37716.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.00E+03</text:p>
          </table:table-cell>
          <table:table-cell office:value-type="float" office:value="2049" calcext:value-type="float">
            <text:p>2.05E+03</text:p>
          </table:table-cell>
          <table:table-cell table:formula="of:=[.D10]*8.908" office:value-type="float" office:value="18252.492" calcext:value-type="float">
            <text:p>18252.4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" calcext:value-type="float">
            <text:p>3.00E+03</text:p>
          </table:table-cell>
          <table:table-cell office:value-type="float" office:value="709.4" calcext:value-type="float">
            <text:p>7.09E+02</text:p>
          </table:table-cell>
          <table:table-cell table:formula="of:=[.D11]*8.908" office:value-type="float" office:value="6319.3352" calcext:value-type="float">
            <text:p>6319.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" calcext:value-type="float">
            <text:p>4.00E+03</text:p>
          </table:table-cell>
          <table:table-cell office:value-type="float" office:value="328.2" calcext:value-type="float">
            <text:p>3.28E+02</text:p>
          </table:table-cell>
          <table:table-cell table:formula="of:=[.D12]*8.908" office:value-type="float" office:value="2923.6056" calcext:value-type="float">
            <text:p>2923.6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 office:value-type="float" office:value="179.3" calcext:value-type="float">
            <text:p>1.79E+02</text:p>
          </table:table-cell>
          <table:table-cell table:formula="of:=[.D13]*8.908" office:value-type="float" office:value="1597.2044" calcext:value-type="float">
            <text:p>1597.2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" calcext:value-type="float">
            <text:p>6.00E+03</text:p>
          </table:table-cell>
          <table:table-cell office:value-type="float" office:value="109" calcext:value-type="float">
            <text:p>1.09E+02</text:p>
          </table:table-cell>
          <table:table-cell table:formula="of:=[.D14]*8.908" office:value-type="float" office:value="970.972" calcext:value-type="float">
            <text:p>970.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" calcext:value-type="float">
            <text:p>8.00E+03</text:p>
          </table:table-cell>
          <table:table-cell office:value-type="float" office:value="49.52" calcext:value-type="float">
            <text:p>4.95E+01</text:p>
          </table:table-cell>
          <table:table-cell table:formula="of:=[.D15]*8.908" office:value-type="float" office:value="441.12416" calcext:value-type="float">
            <text:p>441.12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2.8" calcext:value-type="float">
            <text:p>8.33E+03</text:p>
          </table:table-cell>
          <table:table-cell office:value-type="float" office:value="44.28" calcext:value-type="float">
            <text:p>4.43E+01</text:p>
          </table:table-cell>
          <table:table-cell table:formula="of:=[.D16]*8.908" office:value-type="float" office:value="394.44624" calcext:value-type="float">
            <text:p>394.446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8332.8" calcext:value-type="float">
            <text:p>8.33E+03</text:p>
          </table:table-cell>
          <table:table-cell office:value-type="float" office:value="329.4" calcext:value-type="float">
            <text:p>3.29E+02</text:p>
          </table:table-cell>
          <table:table-cell table:formula="of:=[.D17]*8.908" office:value-type="float" office:value="2934.2952" calcext:value-type="float">
            <text:p>2934.29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 office:value-type="float" office:value="209" calcext:value-type="float">
            <text:p>2.09E+02</text:p>
          </table:table-cell>
          <table:table-cell table:formula="of:=[.D18]*8.908" office:value-type="float" office:value="1861.772" calcext:value-type="float">
            <text:p>1861.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0" calcext:value-type="float">
            <text:p>1.50E+04</text:p>
          </table:table-cell>
          <table:table-cell office:value-type="float" office:value="70.81" calcext:value-type="float">
            <text:p>7.08E+01</text:p>
          </table:table-cell>
          <table:table-cell table:formula="of:=[.D19]*8.908" office:value-type="float" office:value="630.77548" calcext:value-type="float">
            <text:p>630.77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.00E+04</text:p>
          </table:table-cell>
          <table:table-cell office:value-type="float" office:value="32.2" calcext:value-type="float">
            <text:p>3.22E+01</text:p>
          </table:table-cell>
          <table:table-cell table:formula="of:=[.D20]*8.908" office:value-type="float" office:value="286.8376" calcext:value-type="float">
            <text:p>286.8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0" calcext:value-type="float">
            <text:p>3.00E+04</text:p>
          </table:table-cell>
          <table:table-cell office:value-type="float" office:value="10.34" calcext:value-type="float">
            <text:p>1.03E+01</text:p>
          </table:table-cell>
          <table:table-cell table:formula="of:=[.D21]*8.908" office:value-type="float" office:value="92.10872" calcext:value-type="float">
            <text:p>92.10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" calcext:value-type="float">
            <text:p>4.00E+04</text:p>
          </table:table-cell>
          <table:table-cell office:value-type="float" office:value="4.6" calcext:value-type="float">
            <text:p>4.60E+00</text:p>
          </table:table-cell>
          <table:table-cell table:formula="of:=[.D22]*8.908" office:value-type="float" office:value="40.9768" calcext:value-type="float">
            <text:p>40.97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 office:value-type="float" office:value="2.474" calcext:value-type="float">
            <text:p>2.47E+00</text:p>
          </table:table-cell>
          <table:table-cell table:formula="of:=[.D23]*8.908" office:value-type="float" office:value="22.038392" calcext:value-type="float">
            <text:p>22.03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0" calcext:value-type="float">
            <text:p>6.00E+04</text:p>
          </table:table-cell>
          <table:table-cell office:value-type="float" office:value="1.512" calcext:value-type="float">
            <text:p>1.51E+00</text:p>
          </table:table-cell>
          <table:table-cell table:formula="of:=[.D24]*8.908" office:value-type="float" office:value="13.468896" calcext:value-type="float">
            <text:p>13.46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0" calcext:value-type="float">
            <text:p>8.00E+04</text:p>
          </table:table-cell>
          <table:table-cell office:value-type="float" office:value="0.7306" calcext:value-type="float">
            <text:p>7.31E-01</text:p>
          </table:table-cell>
          <table:table-cell table:formula="of:=[.D25]*8.908" office:value-type="float" office:value="6.5081848" calcext:value-type="float">
            <text:p>6.5081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0" calcext:value-type="float">
            <text:p>1.00E+05</text:p>
          </table:table-cell>
          <table:table-cell office:value-type="float" office:value="0.444" calcext:value-type="float">
            <text:p>4.44E-01</text:p>
          </table:table-cell>
          <table:table-cell table:formula="of:=[.D26]*8.908" office:value-type="float" office:value="3.955152" calcext:value-type="float">
            <text:p>3.955152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00" calcext:value-type="float">
            <text:p>1.50E+05</text:p>
          </table:table-cell>
          <table:table-cell office:value-type="float" office:value="0.2208" calcext:value-type="float">
            <text:p>2.21E-01</text:p>
          </table:table-cell>
          <table:table-cell table:formula="of:=[.D27]*8.908" office:value-type="float" office:value="1.9668864" calcext:value-type="float">
            <text:p>1.9668864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8046" calcext:value-type="float">
            <text:p>8046</text:p>
          </table:table-cell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" calcext:value-type="float">
            <text:p>2.00E+05</text:p>
          </table:table-cell>
          <table:table-cell office:value-type="float" office:value="0.1582" calcext:value-type="float">
            <text:p>1.58E-01</text:p>
          </table:table-cell>
          <table:table-cell table:formula="of:=[.D28]*8.908" office:value-type="float" office:value="1.4092456" calcext:value-type="float">
            <text:p>1.4092456</text:p>
          </table:table-cell>
          <table:table-cell table:number-columns-repeated="2"/>
          <table:table-cell office:value-type="string" calcext:value-type="string">
            <text:p>μ (cm)</text:p>
          </table:table-cell>
          <table:table-cell table:formula="of:=49.2*8.906" office:value-type="float" office:value="438.1752" calcext:value-type="float">
            <text:p>438.1752</text:p>
          </table:table-cell>
          <table:table-cell table:formula="of:=286*8.906" office:value-type="float" office:value="2547.116" calcext:value-type="float">
            <text:p>2547.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00" calcext:value-type="float">
            <text:p>3.00E+05</text:p>
          </table:table-cell>
          <table:table-cell office:value-type="float" office:value="0.1154" calcext:value-type="float">
            <text:p>1.15E-01</text:p>
          </table:table-cell>
          <table:table-cell table:formula="of:=[.D29]*8.908" office:value-type="float" office:value="1.0279832" calcext:value-type="float">
            <text:p>1.0279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0" calcext:value-type="float">
            <text:p>4.00E+05</text:p>
          </table:table-cell>
          <table:table-cell office:value-type="float" office:value="0.09765" calcext:value-type="float">
            <text:p>9.77E-02</text:p>
          </table:table-cell>
          <table:table-cell table:formula="of:=[.D30]*8.908" office:value-type="float" office:value="0.8698662" calcext:value-type="float">
            <text:p>0.8698662</text:p>
          </table:table-cell>
          <table:table-cell table:number-columns-repeated="2"/>
          <table:table-cell office:value-type="string" calcext:value-type="string">
            <text:p>x (c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000" calcext:value-type="float">
            <text:p>5.00E+05</text:p>
          </table:table-cell>
          <table:table-cell office:value-type="float" office:value="0.08698" calcext:value-type="float">
            <text:p>8.70E-02</text:p>
          </table:table-cell>
          <table:table-cell table:formula="of:=[.D31]*8.908" office:value-type="float" office:value="0.77481784" calcext:value-type="float">
            <text:p>0.774817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EXP(-[.H31]*[.$I$28])" office:value-type="float" office:value="1" calcext:value-type="float">
            <text:p>1</text:p>
          </table:table-cell>
          <table:table-cell table:formula="of:=EXP(-[.H31]*[.$J$28])" office:value-type="float" office:value="1" calcext:value-type="float">
            <text:p>1</text:p>
          </table:table-cell>
          <table:table-cell/>
          <table:table-cell table:formula="of:=[.I31]/[.J3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.00E+05</text:p>
          </table:table-cell>
          <table:table-cell office:value-type="float" office:value="0.07944" calcext:value-type="float">
            <text:p>7.94E-02</text:p>
          </table:table-cell>
          <table:table-cell table:formula="of:=[.D32]*8.908" office:value-type="float" office:value="0.70765152" calcext:value-type="float">
            <text:p>0.70765152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EXP(-[.H32]*[.$I$28])" office:value-type="float" office:value="0.957128598364957" calcext:value-type="float">
            <text:p>0.957128598364957</text:p>
          </table:table-cell>
          <table:table-cell table:formula="of:=EXP(-[.H32]*[.$J$28])" office:value-type="float" office:value="0.775140016108861" calcext:value-type="float">
            <text:p>0.775140016108861</text:p>
          </table:table-cell>
          <table:table-cell/>
          <table:table-cell table:formula="of:=[.I32]/[.J32]" office:value-type="float" office:value="1.23478156007177" calcext:value-type="float">
            <text:p>1.23478156007177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.00E+05</text:p>
          </table:table-cell>
          <table:table-cell office:value-type="float" office:value="0.06891" calcext:value-type="float">
            <text:p>6.89E-02</text:p>
          </table:table-cell>
          <table:table-cell table:formula="of:=[.D33]*8.908" office:value-type="float" office:value="0.61385028" calcext:value-type="float">
            <text:p>0.61385028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EXP(-[.H33]*[.$I$28])" office:value-type="float" office:value="0.916095153808067" calcext:value-type="float">
            <text:p>0.916095153808067</text:p>
          </table:table-cell>
          <table:table-cell table:formula="of:=EXP(-[.H33]*[.$J$28])" office:value-type="float" office:value="0.600842044573245" calcext:value-type="float">
            <text:p>0.600842044573245</text:p>
          </table:table-cell>
          <table:table-cell/>
          <table:table-cell table:formula="of:=[.I33]/[.J33]" office:value-type="float" office:value="1.52468550109328" calcext:value-type="float">
            <text:p>1.5246855010932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.00E+06</text:p>
          </table:table-cell>
          <table:table-cell office:value-type="float" office:value="0.0616" calcext:value-type="float">
            <text:p>6.16E-02</text:p>
          </table:table-cell>
          <table:table-cell table:formula="of:=[.D34]*8.908" office:value-type="float" office:value="0.5487328" calcext:value-type="float">
            <text:p>0.5487328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table:formula="of:=EXP(-[.H34]*[.$I$28])" office:value-type="float" office:value="0.876820870533244" calcext:value-type="float">
            <text:p>0.876820870533244</text:p>
          </table:table-cell>
          <table:table-cell table:formula="of:=EXP(-[.H34]*[.$J$28])" office:value-type="float" office:value="0.465736712109386" calcext:value-type="float">
            <text:p>0.465736712109386</text:p>
          </table:table-cell>
          <table:table-cell/>
          <table:table-cell table:formula="of:=[.I34]/[.J34]" office:value-type="float" office:value="1.88265354165877" calcext:value-type="float">
            <text:p>1.88265354165877</text:p>
          </table:table-cell>
        </table:table-row>
        <table:table-row table:style-name="ro1">
          <table:table-cell table:number-columns-repeated="2"/>
          <table:table-cell office:value-type="float" office:value="1250000" calcext:value-type="float">
            <text:p>1.25E+06</text:p>
          </table:table-cell>
          <table:table-cell office:value-type="float" office:value="0.05494" calcext:value-type="float">
            <text:p>5.49E-02</text:p>
          </table:table-cell>
          <table:table-cell table:formula="of:=[.D35]*8.908" office:value-type="float" office:value="0.48940552" calcext:value-type="float">
            <text:p>0.48940552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table:formula="of:=EXP(-[.H35]*[.$I$28])" office:value-type="float" office:value="0.839230330830625" calcext:value-type="float">
            <text:p>0.839230330830625</text:p>
          </table:table-cell>
          <table:table-cell table:formula="of:=EXP(-[.H35]*[.$J$28])" office:value-type="float" office:value="0.361011162526957" calcext:value-type="float">
            <text:p>0.361011162526957</text:p>
          </table:table-cell>
          <table:table-cell/>
          <table:table-cell table:formula="of:=[.I35]/[.J35]" office:value-type="float" office:value="2.32466587724406" calcext:value-type="float">
            <text:p>2.32466587724406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E+06</text:p>
          </table:table-cell>
          <table:table-cell office:value-type="float" office:value="0.05015" calcext:value-type="float">
            <text:p>5.02E-02</text:p>
          </table:table-cell>
          <table:table-cell table:formula="of:=[.D36]*8.908" office:value-type="float" office:value="0.4467362" calcext:value-type="float">
            <text:p>0.4467362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formula="of:=EXP(-[.H36]*[.$I$28])" office:value-type="float" office:value="0.803251350253275" calcext:value-type="float">
            <text:p>0.803251350253275</text:p>
          </table:table-cell>
          <table:table-cell table:formula="of:=EXP(-[.H36]*[.$J$28])" office:value-type="float" office:value="0.279834198336624" calcext:value-type="float">
            <text:p>0.279834198336624</text:p>
          </table:table-cell>
          <table:table-cell/>
          <table:table-cell table:formula="of:=[.I36]/[.J36]" office:value-type="float" office:value="2.87045455854903" calcext:value-type="float">
            <text:p>2.87045455854903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.00E+06</text:p>
          </table:table-cell>
          <table:table-cell office:value-type="float" office:value="0.04387" calcext:value-type="float">
            <text:p>4.39E-02</text:p>
          </table:table-cell>
          <table:table-cell table:formula="of:=[.D37]*8.908" office:value-type="float" office:value="0.39079396" calcext:value-type="float">
            <text:p>0.39079396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table:formula="of:=EXP(-[.H37]*[.$I$28])" office:value-type="float" office:value="0.768814839002676" calcext:value-type="float">
            <text:p>0.768814839002676</text:p>
          </table:table-cell>
          <table:table-cell table:formula="of:=EXP(-[.H37]*[.$J$28])" office:value-type="float" office:value="0.216910685006461" calcext:value-type="float">
            <text:p>0.216910685006461</text:p>
          </table:table-cell>
          <table:table-cell/>
          <table:table-cell table:formula="of:=[.I37]/[.J37]" office:value-type="float" office:value="3.5443843579203" calcext:value-type="float">
            <text:p>3.5443843579203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E+06</text:p>
          </table:table-cell>
          <table:table-cell office:value-type="float" office:value="0.03745" calcext:value-type="float">
            <text:p>3.75E-02</text:p>
          </table:table-cell>
          <table:table-cell table:formula="of:=[.D38]*8.908" office:value-type="float" office:value="0.3336046" calcext:value-type="float">
            <text:p>0.3336046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formula="of:=EXP(-[.H38]*[.$I$28])" office:value-type="float" office:value="0.735854669256811" calcext:value-type="float">
            <text:p>0.735854669256811</text:p>
          </table:table-cell>
          <table:table-cell table:formula="of:=EXP(-[.H38]*[.$J$28])" office:value-type="float" office:value="0.168136151870092" calcext:value-type="float">
            <text:p>0.168136151870092</text:p>
          </table:table-cell>
          <table:table-cell/>
          <table:table-cell table:formula="of:=[.I38]/[.J38]" office:value-type="float" office:value="4.37654044696681" calcext:value-type="float">
            <text:p>4.37654044696681</text:p>
          </table:table-cell>
        </table:table-row>
        <table:table-row table:style-name="ro1">
          <table:table-cell table:number-columns-repeated="2"/>
          <table:table-cell office:value-type="float" office:value="4000000" calcext:value-type="float">
            <text:p>4.00E+06</text:p>
          </table:table-cell>
          <table:table-cell office:value-type="float" office:value="0.03444" calcext:value-type="float">
            <text:p>3.44E-02</text:p>
          </table:table-cell>
          <table:table-cell table:formula="of:=[.D39]*8.908" office:value-type="float" office:value="0.30679152" calcext:value-type="float">
            <text:p>0.30679152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table:formula="of:=EXP(-[.H39]*[.$I$28])" office:value-type="float" office:value="0.704307548186081" calcext:value-type="float">
            <text:p>0.704307548186081</text:p>
          </table:table-cell>
          <table:table-cell table:formula="of:=EXP(-[.H39]*[.$J$28])" office:value-type="float" office:value="0.130329059469065" calcext:value-type="float">
            <text:p>0.130329059469065</text:p>
          </table:table-cell>
          <table:table-cell/>
          <table:table-cell table:formula="of:=[.I39]/[.J39]" office:value-type="float" office:value="5.40407144082289" calcext:value-type="float">
            <text:p>5.40407144082289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.00E+06</text:p>
          </table:table-cell>
          <table:table-cell office:value-type="float" office:value="0.03289" calcext:value-type="float">
            <text:p>3.29E-02</text:p>
          </table:table-cell>
          <table:table-cell table:formula="of:=[.D40]*8.908" office:value-type="float" office:value="0.29298412" calcext:value-type="float">
            <text:p>0.29298412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table:formula="of:=EXP(-[.H40]*[.$I$28])" office:value-type="float" office:value="0.674112896413203" calcext:value-type="float">
            <text:p>0.674112896413203</text:p>
          </table:table-cell>
          <table:table-cell table:formula="of:=EXP(-[.H40]*[.$J$28])" office:value-type="float" office:value="0.101023269256304" calcext:value-type="float">
            <text:p>0.101023269256304</text:p>
          </table:table-cell>
          <table:table-cell/>
          <table:table-cell table:formula="of:=[.I40]/[.J40]" office:value-type="float" office:value="6.67284776443859" calcext:value-type="float">
            <text:p>6.67284776443859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E+06</text:p>
          </table:table-cell>
          <table:table-cell office:value-type="float" office:value="0.0321" calcext:value-type="float">
            <text:p>3.21E-02</text:p>
          </table:table-cell>
          <table:table-cell table:formula="of:=[.D41]*8.908" office:value-type="float" office:value="0.2859468" calcext:value-type="float">
            <text:p>0.285946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EXP(-[.H41]*[.$I$28])" office:value-type="float" office:value="0.64521273168371" calcext:value-type="float">
            <text:p>0.64521273168371</text:p>
          </table:table-cell>
          <table:table-cell table:formula="of:=EXP(-[.H41]*[.$J$28])" office:value-type="float" office:value="0.0783071785587009" calcext:value-type="float">
            <text:p>0.0783071785587009</text:p>
          </table:table-cell>
          <table:table-cell/>
          <table:table-cell table:formula="of:=[.I41]/[.J41]" office:value-type="float" office:value="8.23950937269491" calcext:value-type="float">
            <text:p>8.23950937269491</text:p>
          </table:table-cell>
        </table:table-row>
        <table:table-row table:style-name="ro1">
          <table:table-cell table:number-columns-repeated="2"/>
          <table:table-cell office:value-type="float" office:value="8000000" calcext:value-type="float">
            <text:p>8.00E+06</text:p>
          </table:table-cell>
          <table:table-cell office:value-type="float" office:value="0.03164" calcext:value-type="float">
            <text:p>3.16E-02</text:p>
          </table:table-cell>
          <table:table-cell table:formula="of:=[.D42]*8.908" office:value-type="float" office:value="0.28184912" calcext:value-type="float">
            <text:p>0.28184912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table:formula="of:=EXP(-[.H42]*[.$I$28])" office:value-type="float" office:value="0.617551557523654" calcext:value-type="float">
            <text:p>0.617551557523654</text:p>
          </table:table-cell>
          <table:table-cell table:formula="of:=EXP(-[.H42]*[.$J$28])" office:value-type="float" office:value="0.0606990276494308" calcext:value-type="float">
            <text:p>0.0606990276494308</text:p>
          </table:table-cell>
          <table:table-cell/>
          <table:table-cell table:formula="of:=[.I42]/[.J42]" office:value-type="float" office:value="10.1739942374422" calcext:value-type="float">
            <text:p>10.173994237442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.00E+07</text:p>
          </table:table-cell>
          <table:table-cell office:value-type="float" office:value="0.03185" calcext:value-type="float">
            <text:p>3.19E-02</text:p>
          </table:table-cell>
          <table:table-cell table:formula="of:=[.D43]*8.908" office:value-type="float" office:value="0.2837198" calcext:value-type="float">
            <text:p>0.2837198</text:p>
          </table:table-cell>
          <table:table-cell table:number-columns-repeated="2"/>
          <table:table-cell office:value-type="float" office:value="0.0012" calcext:value-type="float">
            <text:p>0.0012</text:p>
          </table:table-cell>
          <table:table-cell table:formula="of:=EXP(-[.H43]*[.$I$28])" office:value-type="float" office:value="0.591076256670711" calcext:value-type="float">
            <text:p>0.591076256670711</text:p>
          </table:table-cell>
          <table:table-cell table:formula="of:=EXP(-[.H43]*[.$J$28])" office:value-type="float" office:value="0.047050245269972" calcext:value-type="float">
            <text:p>0.047050245269972</text:p>
          </table:table-cell>
          <table:table-cell/>
          <table:table-cell table:formula="of:=[.I43]/[.J43]" office:value-type="float" office:value="12.5626604766701" calcext:value-type="float">
            <text:p>12.5626604766701</text:p>
          </table:table-cell>
        </table:table-row>
        <table:table-row table:style-name="ro1">
          <table:table-cell table:number-columns-repeated="2"/>
          <table:table-cell office:value-type="float" office:value="15000000" calcext:value-type="float">
            <text:p>1.50E+07</text:p>
          </table:table-cell>
          <table:table-cell office:value-type="float" office:value="0.0332" calcext:value-type="float">
            <text:p>3.32E-02</text:p>
          </table:table-cell>
          <table:table-cell table:formula="of:=[.D44]*8.908" office:value-type="float" office:value="0.2957456" calcext:value-type="float">
            <text:p>0.2957456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table:formula="of:=EXP(-[.H44]*[.$I$28])" office:value-type="float" office:value="0.565735989074043" calcext:value-type="float">
            <text:p>0.565735989074043</text:p>
          </table:table-cell>
          <table:table-cell table:formula="of:=EXP(-[.H44]*[.$J$28])" office:value-type="float" office:value="0.0364705278764919" calcext:value-type="float">
            <text:p>0.0364705278764919</text:p>
          </table:table-cell>
          <table:table-cell/>
          <table:table-cell table:formula="of:=[.I44]/[.J44]" office:value-type="float" office:value="15.5121415020347" calcext:value-type="float">
            <text:p>15.5121415020347</text:p>
          </table:table-cell>
        </table:table-row>
        <table:table-row table:style-name="ro1">
          <table:table-cell table:number-columns-repeated="2"/>
          <table:table-cell office:value-type="float" office:value="20000000" calcext:value-type="float">
            <text:p>2.00E+07</text:p>
          </table:table-cell>
          <table:table-cell office:value-type="float" office:value="0.03476" calcext:value-type="float">
            <text:p>3.48E-02</text:p>
          </table:table-cell>
          <table:table-cell table:formula="of:=[.D45]*8.908" office:value-type="float" office:value="0.30964208" calcext:value-type="float">
            <text:p>0.30964208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formula="of:=EXP(-[.H45]*[.$I$28])" office:value-type="float" office:value="0.541482094267051" calcext:value-type="float">
            <text:p>0.541482094267051</text:p>
          </table:table-cell>
          <table:table-cell table:formula="of:=EXP(-[.H45]*[.$J$28])" office:value-type="float" office:value="0.0282697655656826" calcext:value-type="float">
            <text:p>0.0282697655656826</text:p>
          </table:table-cell>
          <table:table-cell/>
          <table:table-cell table:formula="of:=[.I45]/[.J45]" office:value-type="float" office:value="19.1541062839364" calcext:value-type="float">
            <text:p>19.1541062839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5" calcext:value-type="float">
            <text:p>0.0015</text:p>
          </table:table-cell>
          <table:table-cell table:formula="of:=EXP(-[.H46]*[.$I$28])" office:value-type="float" office:value="0.518267997925544" calcext:value-type="float">
            <text:p>0.518267997925544</text:p>
          </table:table-cell>
          <table:table-cell table:formula="of:=EXP(-[.H46]*[.$J$28])" office:value-type="float" office:value="0.0219130265359769" calcext:value-type="float">
            <text:p>0.0219130265359769</text:p>
          </table:table-cell>
          <table:table-cell/>
          <table:table-cell table:formula="of:=[.I46]/[.J46]" office:value-type="float" office:value="23.6511372390596" calcext:value-type="float">
            <text:p>23.65113723905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6" calcext:value-type="float">
            <text:p>0.0016</text:p>
          </table:table-cell>
          <table:table-cell table:formula="of:=EXP(-[.H47]*[.$I$28])" office:value-type="float" office:value="0.496049122431888" calcext:value-type="float">
            <text:p>0.496049122431888</text:p>
          </table:table-cell>
          <table:table-cell table:formula="of:=EXP(-[.H47]*[.$J$28])" office:value-type="float" office:value="0.016985663742091" calcext:value-type="float">
            <text:p>0.016985663742091</text:p>
          </table:table-cell>
          <table:table-cell/>
          <table:table-cell table:formula="of:=[.I47]/[.J47]" office:value-type="float" office:value="29.2039881375175" calcext:value-type="float">
            <text:p>29.2039881375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7" calcext:value-type="float">
            <text:p>0.0017</text:p>
          </table:table-cell>
          <table:table-cell table:formula="of:=EXP(-[.H48]*[.$I$28])" office:value-type="float" office:value="0.4747828012734" calcext:value-type="float">
            <text:p>0.4747828012734</text:p>
          </table:table-cell>
          <table:table-cell table:formula="of:=EXP(-[.H48]*[.$J$28])" office:value-type="float" office:value="0.0131662676666641" calcext:value-type="float">
            <text:p>0.0131662676666641</text:p>
          </table:table-cell>
          <table:table-cell/>
          <table:table-cell table:formula="of:=[.I48]/[.J48]" office:value-type="float" office:value="36.0605460327614" calcext:value-type="float">
            <text:p>36.06054603276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8" calcext:value-type="float">
            <text:p>0.0018</text:p>
          </table:table-cell>
          <table:table-cell table:formula="of:=EXP(-[.H49]*[.$I$28])" office:value-type="float" office:value="0.454428197110597" calcext:value-type="float">
            <text:p>0.454428197110597</text:p>
          </table:table-cell>
          <table:table-cell table:formula="of:=EXP(-[.H49]*[.$J$28])" office:value-type="float" office:value="0.0102057009312316" calcext:value-type="float">
            <text:p>0.0102057009312316</text:p>
          </table:table-cell>
          <table:table-cell/>
          <table:table-cell table:formula="of:=[.I49]/[.J49]" office:value-type="float" office:value="44.526897287373" calcext:value-type="float">
            <text:p>44.5268972873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9" calcext:value-type="float">
            <text:p>0.0019</text:p>
          </table:table-cell>
          <table:table-cell table:formula="of:=EXP(-[.H50]*[.$I$28])" office:value-type="float" office:value="0.43494622335798" calcext:value-type="float">
            <text:p>0.43494622335798</text:p>
          </table:table-cell>
          <table:table-cell table:formula="of:=EXP(-[.H50]*[.$J$28])" office:value-type="float" office:value="0.00791084718423709" calcext:value-type="float">
            <text:p>0.00791084718423709</text:p>
          </table:table-cell>
          <table:table-cell/>
          <table:table-cell table:formula="of:=[.I50]/[.J50]" office:value-type="float" office:value="54.980991697658" calcext:value-type="float">
            <text:p>54.9809916976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2" calcext:value-type="float">
            <text:p>0.002</text:p>
          </table:table-cell>
          <table:table-cell table:formula="of:=EXP(-[.H51]*[.$I$28])" office:value-type="float" office:value="0.416299469126755" calcext:value-type="float">
            <text:p>0.416299469126755</text:p>
          </table:table-cell>
          <table:table-cell table:formula="of:=EXP(-[.H51]*[.$J$28])" office:value-type="float" office:value="0.00613201421382427" calcext:value-type="float">
            <text:p>0.00613201421382427</text:p>
          </table:table-cell>
          <table:table-cell/>
          <table:table-cell table:formula="of:=[.I51]/[.J51]" office:value-type="float" office:value="67.8895147027272" calcext:value-type="float">
            <text:p>67.8895147027272</text:p>
          </table:table-cell>
        </table:table-row>
      </table:table>
      <table:table table:name="Silicon" table:style-name="ta1">
        <table:shapes>
          <draw:frame draw:z-index="0" draw:style-name="gr1" draw:text-style-name="P1" svg:width="15.999cm" svg:height="8.999cm" svg:x="20.668cm" svg:y="0.975cm">
            <draw:object draw:notify-on-update-of-ranges="Silicon.D5:Silicon.D42 Silicon.G5:Silicon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1"/>
        <table:table-row table:style-name="ro1">
          <table:table-cell/>
          <table:table-cell table:style-name="Default" table:number-columns-repeated="5"/>
          <table:table-cell office:value-type="string" calcext:value-type="string">
            <text:p>ρ (g/cm3)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office:value-type="float" office:value="2.329" calcext:value-type="float">
            <text:p>2.329</text:p>
          </table:table-cell>
          <table:table-cell table:style-name="Default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table:style-name="Default" office:value-type="string" calcext:value-type="string">
            <text:p>μen/ρ</text:p>
          </table:table-cell>
          <table:table-cell office:value-type="string" calcext:value-type="string">
            <text:p>μ/ρ</text:p>
          </table:table-cell>
          <table:table-cell table:style-name="Default" office:value-type="string" calcext:value-type="string">
            <text:p>1/μ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 (eV)</text:p>
          </table:table-cell>
          <table:table-cell table:number-columns-repeated="2"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style-name="Default" office:value-type="string" calcext:value-type="string">
            <text:p>(um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1.00E-03</text:p>
          </table:table-cell>
          <table:table-cell table:formula="of:=[.C5]*1000000" office:value-type="float" office:value="1000" calcext:value-type="float">
            <text:p>1000</text:p>
          </table:table-cell>
          <table:table-cell office:value-type="float" office:value="1570" calcext:value-type="float">
            <text:p>1.57E+03</text:p>
          </table:table-cell>
          <table:table-cell office:value-type="float" office:value="1567" calcext:value-type="float">
            <text:p>1.57E+03</text:p>
          </table:table-cell>
          <table:table-cell table:formula="of:=[.E5]*[.$G$2]" office:value-type="float" office:value="3656.53" calcext:value-type="float">
            <text:p>3656.53</text:p>
          </table:table-cell>
          <table:table-cell table:formula="of:=1/[.G5]*10000" office:value-type="float" office:value="2.73483329823631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1.50E-03</text:p>
          </table:table-cell>
          <table:table-cell table:formula="of:=[.C6]*1000000" office:value-type="float" office:value="1500" calcext:value-type="float">
            <text:p>1500</text:p>
          </table:table-cell>
          <table:table-cell office:value-type="float" office:value="535.5" calcext:value-type="float">
            <text:p>5.36E+02</text:p>
          </table:table-cell>
          <table:table-cell office:value-type="float" office:value="533.1" calcext:value-type="float">
            <text:p>5.33E+02</text:p>
          </table:table-cell>
          <table:table-cell table:formula="of:=[.E6]*[.$G$2]" office:value-type="float" office:value="1247.1795" calcext:value-type="float">
            <text:p>1247.1795</text:p>
          </table:table-cell>
          <table:table-cell table:formula="of:=1/[.G6]*10000" office:value-type="float" office:value="8.01809202284034" calcext:value-type="float">
            <text:p>8.0</text:p>
          </table:table-cell>
        </table:table-row>
        <table:table-row table:style-name="ro1">
          <table:table-cell table:number-columns-repeated="2"/>
          <table:table-cell office:value-type="float" office:value="0.0018389" calcext:value-type="float">
            <text:p>1.84E-03</text:p>
          </table:table-cell>
          <table:table-cell table:formula="of:=[.C7]*1000000" office:value-type="float" office:value="1838.9" calcext:value-type="float">
            <text:p>1838.9</text:p>
          </table:table-cell>
          <table:table-cell office:value-type="float" office:value="309.2" calcext:value-type="float">
            <text:p>3.09E+02</text:p>
          </table:table-cell>
          <table:table-cell office:value-type="float" office:value="307" calcext:value-type="float">
            <text:p>3.07E+02</text:p>
          </table:table-cell>
          <table:table-cell table:formula="of:=[.E7]*[.$G$2]" office:value-type="float" office:value="720.1268" calcext:value-type="float">
            <text:p>720.1268</text:p>
          </table:table-cell>
          <table:table-cell table:formula="of:=1/[.G7]*10000" office:value-type="float" office:value="13.8864433319243" calcext:value-type="float">
            <text:p>13.9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0018389" calcext:value-type="float">
            <text:p>1.84E-03</text:p>
          </table:table-cell>
          <table:table-cell table:formula="of:=[.C8]*1000000" office:value-type="float" office:value="1838.9" calcext:value-type="float">
            <text:p>1838.9</text:p>
          </table:table-cell>
          <table:table-cell office:value-type="float" office:value="3192" calcext:value-type="float">
            <text:p>3.19E+03</text:p>
          </table:table-cell>
          <table:table-cell office:value-type="float" office:value="3059" calcext:value-type="float">
            <text:p>3.06E+03</text:p>
          </table:table-cell>
          <table:table-cell table:formula="of:=[.E8]*[.$G$2]" office:value-type="float" office:value="7434.168" calcext:value-type="float">
            <text:p>7434.168</text:p>
          </table:table-cell>
          <table:table-cell table:formula="of:=1/[.G8]*10000" office:value-type="float" office:value="1.34514043804229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2.00E-03</text:p>
          </table:table-cell>
          <table:table-cell table:formula="of:=[.C9]*1000000" office:value-type="float" office:value="2000" calcext:value-type="float">
            <text:p>2000</text:p>
          </table:table-cell>
          <table:table-cell office:value-type="float" office:value="2777" calcext:value-type="float">
            <text:p>2.78E+03</text:p>
          </table:table-cell>
          <table:table-cell office:value-type="float" office:value="2669" calcext:value-type="float">
            <text:p>2.67E+03</text:p>
          </table:table-cell>
          <table:table-cell table:formula="of:=[.E9]*[.$G$2]" office:value-type="float" office:value="6467.633" calcext:value-type="float">
            <text:p>6467.633</text:p>
          </table:table-cell>
          <table:table-cell table:formula="of:=1/[.G9]*10000" office:value-type="float" office:value="1.54616070516061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0.003" calcext:value-type="float">
            <text:p>3.00E-03</text:p>
          </table:table-cell>
          <table:table-cell table:style-name="ce8" table:formula="of:=[.C10]*1000000" office:value-type="float" office:value="3000" calcext:value-type="float">
            <text:p>3000</text:p>
          </table:table-cell>
          <table:table-cell table:style-name="ce9" office:value-type="float" office:value="978.4" calcext:value-type="float">
            <text:p>9.78E+02</text:p>
          </table:table-cell>
          <table:table-cell table:style-name="ce9" office:value-type="float" office:value="951.6" calcext:value-type="float">
            <text:p>9.52E+02</text:p>
          </table:table-cell>
          <table:table-cell table:style-name="ce10" table:formula="of:=[.E10]*[.$G$2]" office:value-type="float" office:value="2278.6936" calcext:value-type="float">
            <text:p>2278.6936</text:p>
          </table:table-cell>
          <table:table-cell table:formula="of:=1/[.G10]*10000" office:value-type="float" office:value="4.38847943400552" calcext:value-type="float">
            <text:p>4.4</text:p>
          </table:table-cell>
        </table:table-row>
        <table:table-row table:style-name="ro1">
          <table:table-cell table:number-columns-repeated="2"/>
          <table:table-cell office:value-type="float" office:value="0.004" calcext:value-type="float">
            <text:p>4.00E-03</text:p>
          </table:table-cell>
          <table:table-cell table:formula="of:=[.C11]*1000000" office:value-type="float" office:value="4000" calcext:value-type="float">
            <text:p>4000</text:p>
          </table:table-cell>
          <table:table-cell office:value-type="float" office:value="452.9" calcext:value-type="float">
            <text:p>4.53E+02</text:p>
          </table:table-cell>
          <table:table-cell office:value-type="float" office:value="442.7" calcext:value-type="float">
            <text:p>4.43E+02</text:p>
          </table:table-cell>
          <table:table-cell table:formula="of:=[.E11]*[.$G$2]" office:value-type="float" office:value="1054.8041" calcext:value-type="float">
            <text:p>1054.8041</text:p>
          </table:table-cell>
          <table:table-cell table:formula="of:=1/[.G11]*10000" office:value-type="float" office:value="9.48043338094723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5.00E-03</text:p>
          </table:table-cell>
          <table:table-cell table:formula="of:=[.C12]*1000000" office:value-type="float" office:value="5000" calcext:value-type="float">
            <text:p>5000</text:p>
          </table:table-cell>
          <table:table-cell office:value-type="float" office:value="245" calcext:value-type="float">
            <text:p>2.45E+02</text:p>
          </table:table-cell>
          <table:table-cell office:value-type="float" office:value="240" calcext:value-type="float">
            <text:p>2.40E+02</text:p>
          </table:table-cell>
          <table:table-cell table:formula="of:=[.E12]*[.$G$2]" office:value-type="float" office:value="570.605" calcext:value-type="float">
            <text:p>570.605</text:p>
          </table:table-cell>
          <table:table-cell table:formula="of:=1/[.G12]*10000" office:value-type="float" office:value="17.5252582784939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0.006" calcext:value-type="float">
            <text:p>6.00E-03</text:p>
          </table:table-cell>
          <table:table-cell table:formula="of:=[.C13]*1000000" office:value-type="float" office:value="6000" calcext:value-type="float">
            <text:p>6000</text:p>
          </table:table-cell>
          <table:table-cell office:value-type="float" office:value="147" calcext:value-type="float">
            <text:p>1.47E+02</text:p>
          </table:table-cell>
          <table:table-cell office:value-type="float" office:value="143.9" calcext:value-type="float">
            <text:p>1.44E+02</text:p>
          </table:table-cell>
          <table:table-cell table:formula="of:=[.E13]*[.$G$2]" office:value-type="float" office:value="342.363" calcext:value-type="float">
            <text:p>342.363</text:p>
          </table:table-cell>
          <table:table-cell table:formula="of:=1/[.G13]*10000" office:value-type="float" office:value="29.2087637974898" calcext:value-type="float">
            <text:p>29.2</text:p>
          </table:table-cell>
        </table:table-row>
        <table:table-row table:style-name="ro1">
          <table:table-cell table:number-columns-repeated="2"/>
          <table:table-cell office:value-type="float" office:value="0.008" calcext:value-type="float">
            <text:p>8.00E-03</text:p>
          </table:table-cell>
          <table:table-cell table:style-name="ce8" table:formula="of:=[.C14]*1000000" office:value-type="float" office:value="8000" calcext:value-type="float">
            <text:p>8000</text:p>
          </table:table-cell>
          <table:table-cell table:style-name="ce9" office:value-type="float" office:value="64.68" calcext:value-type="float">
            <text:p>6.47E+01</text:p>
          </table:table-cell>
          <table:table-cell table:style-name="ce9" office:value-type="float" office:value="63.13" calcext:value-type="float">
            <text:p>6.31E+01</text:p>
          </table:table-cell>
          <table:table-cell table:style-name="ce10" table:formula="of:=[.E14]*[.$G$2]" office:value-type="float" office:value="150.63972" calcext:value-type="float">
            <text:p>150.63972</text:p>
          </table:table-cell>
          <table:table-cell table:formula="of:=1/[.G14]*10000" office:value-type="float" office:value="66.3835540852041" calcext:value-type="float">
            <text:p>66.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1.00E-02</text:p>
          </table:table-cell>
          <table:table-cell table:formula="of:=[.C15]*1000000" office:value-type="float" office:value="10000" calcext:value-type="float">
            <text:p>10000</text:p>
          </table:table-cell>
          <table:table-cell office:value-type="float" office:value="33.89" calcext:value-type="float">
            <text:p>3.39E+01</text:p>
          </table:table-cell>
          <table:table-cell office:value-type="float" office:value="32.89" calcext:value-type="float">
            <text:p>3.29E+01</text:p>
          </table:table-cell>
          <table:table-cell table:formula="of:=[.E15]*[.$G$2]" office:value-type="float" office:value="78.92981" calcext:value-type="float">
            <text:p>78.92981</text:p>
          </table:table-cell>
          <table:table-cell table:formula="of:=1/[.G15]*10000" office:value-type="float" office:value="126.694844444703" calcext:value-type="float">
            <text:p>126.7</text:p>
          </table:table-cell>
        </table:table-row>
        <table:table-row table:style-name="ro1">
          <table:table-cell table:number-columns-repeated="2"/>
          <table:table-cell office:value-type="float" office:value="0.015" calcext:value-type="float">
            <text:p>1.50E-02</text:p>
          </table:table-cell>
          <table:table-cell table:formula="of:=[.C16]*1000000" office:value-type="float" office:value="15000" calcext:value-type="float">
            <text:p>15000</text:p>
          </table:table-cell>
          <table:table-cell office:value-type="float" office:value="10.34" calcext:value-type="float">
            <text:p>1.03E+01</text:p>
          </table:table-cell>
          <table:table-cell office:value-type="float" office:value="9.794" calcext:value-type="float">
            <text:p>9.79E+00</text:p>
          </table:table-cell>
          <table:table-cell table:formula="of:=[.E16]*[.$G$2]" office:value-type="float" office:value="24.08186" calcext:value-type="float">
            <text:p>24.08186</text:p>
          </table:table-cell>
          <table:table-cell table:formula="of:=1/[.G16]*10000" office:value-type="float" office:value="415.250317043617" calcext:value-type="float">
            <text:p>415.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2.00E-02</text:p>
          </table:table-cell>
          <table:table-cell table:formula="of:=[.C17]*1000000" office:value-type="float" office:value="20000" calcext:value-type="float">
            <text:p>20000</text:p>
          </table:table-cell>
          <table:table-cell office:value-type="float" office:value="4.464" calcext:value-type="float">
            <text:p>4.46E+00</text:p>
          </table:table-cell>
          <table:table-cell office:value-type="float" office:value="4.076" calcext:value-type="float">
            <text:p>4.08E+00</text:p>
          </table:table-cell>
          <table:table-cell table:formula="of:=[.E17]*[.$G$2]" office:value-type="float" office:value="10.396656" calcext:value-type="float">
            <text:p>10.396656</text:p>
          </table:table-cell>
          <table:table-cell table:formula="of:=1/[.G17]*10000" office:value-type="float" office:value="961.847732578629" calcext:value-type="float">
            <text:p>961.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3.00E-02</text:p>
          </table:table-cell>
          <table:table-cell table:formula="of:=[.C18]*1000000" office:value-type="float" office:value="30000" calcext:value-type="float">
            <text:p>30000</text:p>
          </table:table-cell>
          <table:table-cell office:value-type="float" office:value="1.436" calcext:value-type="float">
            <text:p>1.44E+00</text:p>
          </table:table-cell>
          <table:table-cell office:value-type="float" office:value="1.164" calcext:value-type="float">
            <text:p>1.16E+00</text:p>
          </table:table-cell>
          <table:table-cell table:formula="of:=[.E18]*[.$G$2]" office:value-type="float" office:value="3.344444" calcext:value-type="float">
            <text:p>3.344444</text:p>
          </table:table-cell>
          <table:table-cell table:formula="of:=1/[.G18]*10000" office:value-type="float" office:value="2990.03361993802" calcext:value-type="float">
            <text:p>2990.0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4.00E-02</text:p>
          </table:table-cell>
          <table:table-cell table:formula="of:=[.C19]*1000000" office:value-type="float" office:value="40000" calcext:value-type="float">
            <text:p>40000</text:p>
          </table:table-cell>
          <table:table-cell office:value-type="float" office:value="0.7012" calcext:value-type="float">
            <text:p>7.01E-01</text:p>
          </table:table-cell>
          <table:table-cell office:value-type="float" office:value="0.4782" calcext:value-type="float">
            <text:p>4.78E-01</text:p>
          </table:table-cell>
          <table:table-cell table:formula="of:=[.E19]*[.$G$2]" office:value-type="float" office:value="1.6330948" calcext:value-type="float">
            <text:p>1.6330948</text:p>
          </table:table-cell>
          <table:table-cell table:formula="of:=1/[.G19]*10000" office:value-type="float" office:value="6123.34323763691" calcext:value-type="float">
            <text:p>6123.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5.00E-02</text:p>
          </table:table-cell>
          <table:table-cell table:formula="of:=[.C20]*1000000" office:value-type="float" office:value="50000" calcext:value-type="float">
            <text:p>50000</text:p>
          </table:table-cell>
          <table:table-cell office:value-type="float" office:value="0.4385" calcext:value-type="float">
            <text:p>4.39E-01</text:p>
          </table:table-cell>
          <table:table-cell office:value-type="float" office:value="0.243" calcext:value-type="float">
            <text:p>2.43E-01</text:p>
          </table:table-cell>
          <table:table-cell table:formula="of:=[.E20]*[.$G$2]" office:value-type="float" office:value="1.0212665" calcext:value-type="float">
            <text:p>1.0212665</text:p>
          </table:table-cell>
          <table:table-cell table:formula="of:=1/[.G20]*10000" office:value-type="float" office:value="9791.76346232839" calcext:value-type="float">
            <text:p>9791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6.00E-02</text:p>
          </table:table-cell>
          <table:table-cell table:formula="of:=[.C21]*1000000" office:value-type="float" office:value="60000" calcext:value-type="float">
            <text:p>60000</text:p>
          </table:table-cell>
          <table:table-cell office:value-type="float" office:value="0.3207" calcext:value-type="float">
            <text:p>3.21E-01</text:p>
          </table:table-cell>
          <table:table-cell office:value-type="float" office:value="0.1434" calcext:value-type="float">
            <text:p>1.43E-01</text:p>
          </table:table-cell>
          <table:table-cell table:formula="of:=[.E21]*[.$G$2]" office:value-type="float" office:value="0.7469103" calcext:value-type="float">
            <text:p>0.7469103</text:p>
          </table:table-cell>
          <table:table-cell table:formula="of:=1/[.G21]*10000" office:value-type="float" office:value="13388.4885507671" calcext:value-type="float">
            <text:p>13388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8.00E-02</text:p>
          </table:table-cell>
          <table:table-cell table:formula="of:=[.C22]*1000000" office:value-type="float" office:value="80000" calcext:value-type="float">
            <text:p>80000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6896" calcext:value-type="float">
            <text:p>6.90E-02</text:p>
          </table:table-cell>
          <table:table-cell table:formula="of:=[.E22]*[.$G$2]" office:value-type="float" office:value="0.5189012" calcext:value-type="float">
            <text:p>0.5189012</text:p>
          </table:table-cell>
          <table:table-cell table:formula="of:=1/[.G22]*10000" office:value-type="float" office:value="19271.4913744659" calcext:value-type="float">
            <text:p>19271.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1.00E-01</text:p>
          </table:table-cell>
          <table:table-cell table:formula="of:=[.C23]*1000000" office:value-type="float" office:value="100000" calcext:value-type="float">
            <text:p>100000</text:p>
          </table:table-cell>
          <table:table-cell office:value-type="float" office:value="0.1835" calcext:value-type="float">
            <text:p>1.84E-01</text:p>
          </table:table-cell>
          <table:table-cell office:value-type="float" office:value="0.04513" calcext:value-type="float">
            <text:p>4.51E-02</text:p>
          </table:table-cell>
          <table:table-cell table:formula="of:=[.E23]*[.$G$2]" office:value-type="float" office:value="0.4273715" calcext:value-type="float">
            <text:p>0.4273715</text:p>
          </table:table-cell>
          <table:table-cell table:formula="of:=1/[.G23]*10000" office:value-type="float" office:value="23398.8462028937" calcext:value-type="float">
            <text:p>23398.8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1.50E-01</text:p>
          </table:table-cell>
          <table:table-cell table:formula="of:=[.C24]*1000000" office:value-type="float" office:value="150000" calcext:value-type="float">
            <text:p>150000</text:p>
          </table:table-cell>
          <table:table-cell office:value-type="float" office:value="0.1448" calcext:value-type="float">
            <text:p>1.45E-01</text:p>
          </table:table-cell>
          <table:table-cell office:value-type="float" office:value="0.03086" calcext:value-type="float">
            <text:p>3.09E-02</text:p>
          </table:table-cell>
          <table:table-cell table:formula="of:=[.E24]*[.$G$2]" office:value-type="float" office:value="0.3372392" calcext:value-type="float">
            <text:p>0.3372392</text:p>
          </table:table-cell>
          <table:table-cell table:formula="of:=1/[.G24]*10000" office:value-type="float" office:value="29652.5433579489" calcext:value-type="float">
            <text:p>29652.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2.00E-01</text:p>
          </table:table-cell>
          <table:table-cell table:formula="of:=[.C25]*1000000" office:value-type="float" office:value="200000" calcext:value-type="float">
            <text:p>200000</text:p>
          </table:table-cell>
          <table:table-cell office:value-type="float" office:value="0.1275" calcext:value-type="float">
            <text:p>1.28E-01</text:p>
          </table:table-cell>
          <table:table-cell office:value-type="float" office:value="0.02905" calcext:value-type="float">
            <text:p>2.91E-02</text:p>
          </table:table-cell>
          <table:table-cell table:formula="of:=[.E25]*[.$G$2]" office:value-type="float" office:value="0.2969475" calcext:value-type="float">
            <text:p>0.2969475</text:p>
          </table:table-cell>
          <table:table-cell table:formula="of:=1/[.G25]*10000" office:value-type="float" office:value="33675.9864959294" calcext:value-type="float">
            <text:p>33676.0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3.00E-01</text:p>
          </table:table-cell>
          <table:table-cell table:formula="of:=[.C26]*1000000" office:value-type="float" office:value="300000" calcext:value-type="float">
            <text:p>300000</text:p>
          </table:table-cell>
          <table:table-cell office:value-type="float" office:value="0.1082" calcext:value-type="float">
            <text:p>1.08E-01</text:p>
          </table:table-cell>
          <table:table-cell office:value-type="float" office:value="0.02932" calcext:value-type="float">
            <text:p>2.93E-02</text:p>
          </table:table-cell>
          <table:table-cell table:formula="of:=[.E26]*[.$G$2]" office:value-type="float" office:value="0.2519978" calcext:value-type="float">
            <text:p>0.2519978</text:p>
          </table:table-cell>
          <table:table-cell table:formula="of:=1/[.G26]*10000" office:value-type="float" office:value="39682.8861204344" calcext:value-type="float">
            <text:p>39682.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4.00E-01</text:p>
          </table:table-cell>
          <table:table-cell table:formula="of:=[.C27]*1000000" office:value-type="float" office:value="400000" calcext:value-type="float">
            <text:p>400000</text:p>
          </table:table-cell>
          <table:table-cell office:value-type="float" office:value="0.09614" calcext:value-type="float">
            <text:p>9.61E-02</text:p>
          </table:table-cell>
          <table:table-cell office:value-type="float" office:value="0.02968" calcext:value-type="float">
            <text:p>2.97E-02</text:p>
          </table:table-cell>
          <table:table-cell table:formula="of:=[.E27]*[.$G$2]" office:value-type="float" office:value="0.22391006" calcext:value-type="float">
            <text:p>0.22391006</text:p>
          </table:table-cell>
          <table:table-cell table:formula="of:=1/[.G27]*10000" office:value-type="float" office:value="44660.789247254" calcext:value-type="float">
            <text:p>44660.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5.00E-01</text:p>
          </table:table-cell>
          <table:table-cell table:formula="of:=[.C28]*1000000" office:value-type="float" office:value="500000" calcext:value-type="float">
            <text:p>500000</text:p>
          </table:table-cell>
          <table:table-cell office:value-type="float" office:value="0.08748" calcext:value-type="float">
            <text:p>8.75E-02</text:p>
          </table:table-cell>
          <table:table-cell office:value-type="float" office:value="0.02971" calcext:value-type="float">
            <text:p>2.97E-02</text:p>
          </table:table-cell>
          <table:table-cell table:formula="of:=[.E28]*[.$G$2]" office:value-type="float" office:value="0.20374092" calcext:value-type="float">
            <text:p>0.20374092</text:p>
          </table:table-cell>
          <table:table-cell table:formula="of:=1/[.G28]*10000" office:value-type="float" office:value="49081.9419093621" calcext:value-type="float">
            <text:p>49081.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6.00E-01</text:p>
          </table:table-cell>
          <table:table-cell table:formula="of:=[.C29]*1000000" office:value-type="float" office:value="600000" calcext:value-type="float">
            <text:p>600000</text:p>
          </table:table-cell>
          <table:table-cell office:value-type="float" office:value="0.08077" calcext:value-type="float">
            <text:p>8.08E-02</text:p>
          </table:table-cell>
          <table:table-cell office:value-type="float" office:value="0.02951" calcext:value-type="float">
            <text:p>2.95E-02</text:p>
          </table:table-cell>
          <table:table-cell table:formula="of:=[.E29]*[.$G$2]" office:value-type="float" office:value="0.18811333" calcext:value-type="float">
            <text:p>0.18811333</text:p>
          </table:table-cell>
          <table:table-cell table:formula="of:=1/[.G29]*10000" office:value-type="float" office:value="53159.443831014" calcext:value-type="float">
            <text:p>53159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8.00E-01</text:p>
          </table:table-cell>
          <table:table-cell table:formula="of:=[.C30]*1000000" office:value-type="float" office:value="800000" calcext:value-type="float">
            <text:p>800000</text:p>
          </table:table-cell>
          <table:table-cell office:value-type="float" office:value="0.07082" calcext:value-type="float">
            <text:p>7.08E-02</text:p>
          </table:table-cell>
          <table:table-cell office:value-type="float" office:value="0.02875" calcext:value-type="float">
            <text:p>2.88E-02</text:p>
          </table:table-cell>
          <table:table-cell table:formula="of:=[.E30]*[.$G$2]" office:value-type="float" office:value="0.16493978" calcext:value-type="float">
            <text:p>0.16493978</text:p>
          </table:table-cell>
          <table:table-cell table:formula="of:=1/[.G30]*10000" office:value-type="float" office:value="60628.1880574838" calcext:value-type="float">
            <text:p>60628.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table:formula="of:=[.C31]*1000000" office:value-type="float" office:value="1000000" calcext:value-type="float">
            <text:p>1000000</text:p>
          </table:table-cell>
          <table:table-cell office:value-type="float" office:value="0.06361" calcext:value-type="float">
            <text:p>6.36E-02</text:p>
          </table:table-cell>
          <table:table-cell office:value-type="float" office:value="0.02778" calcext:value-type="float">
            <text:p>2.78E-02</text:p>
          </table:table-cell>
          <table:table-cell table:formula="of:=[.E31]*[.$G$2]" office:value-type="float" office:value="0.14814769" calcext:value-type="float">
            <text:p>0.14814769</text:p>
          </table:table-cell>
          <table:table-cell table:formula="of:=1/[.G31]*10000" office:value-type="float" office:value="67500.2087443956" calcext:value-type="float">
            <text:p>67500.2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E+00</text:p>
          </table:table-cell>
          <table:table-cell table:formula="of:=[.C32]*1000000" office:value-type="float" office:value="1250000" calcext:value-type="float">
            <text:p>1250000</text:p>
          </table:table-cell>
          <table:table-cell office:value-type="float" office:value="0.05688" calcext:value-type="float">
            <text:p>5.69E-02</text:p>
          </table:table-cell>
          <table:table-cell office:value-type="float" office:value="0.02652" calcext:value-type="float">
            <text:p>2.65E-02</text:p>
          </table:table-cell>
          <table:table-cell table:formula="of:=[.E32]*[.$G$2]" office:value-type="float" office:value="0.13247352" calcext:value-type="float">
            <text:p>0.13247352</text:p>
          </table:table-cell>
          <table:table-cell table:formula="of:=1/[.G32]*10000" office:value-type="float" office:value="75486.7840757912" calcext:value-type="float">
            <text:p>75486.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0E+00</text:p>
          </table:table-cell>
          <table:table-cell table:formula="of:=[.C33]*1000000" office:value-type="float" office:value="1500000" calcext:value-type="float">
            <text:p>1500000</text:p>
          </table:table-cell>
          <table:table-cell office:value-type="float" office:value="0.05183" calcext:value-type="float">
            <text:p>5.18E-02</text:p>
          </table:table-cell>
          <table:table-cell office:value-type="float" office:value="0.02535" calcext:value-type="float">
            <text:p>2.54E-02</text:p>
          </table:table-cell>
          <table:table-cell table:formula="of:=[.E33]*[.$G$2]" office:value-type="float" office:value="0.12071207" calcext:value-type="float">
            <text:p>0.12071207</text:p>
          </table:table-cell>
          <table:table-cell table:formula="of:=1/[.G33]*10000" office:value-type="float" office:value="82841.7572492958" calcext:value-type="float">
            <text:p>82841.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.00E+00</text:p>
          </table:table-cell>
          <table:table-cell table:formula="of:=[.C34]*1000000" office:value-type="float" office:value="2000000" calcext:value-type="float">
            <text:p>2000000</text:p>
          </table:table-cell>
          <table:table-cell office:value-type="float" office:value="0.0448" calcext:value-type="float">
            <text:p>4.48E-02</text:p>
          </table:table-cell>
          <table:table-cell office:value-type="float" office:value="0.02345" calcext:value-type="float">
            <text:p>2.35E-02</text:p>
          </table:table-cell>
          <table:table-cell table:formula="of:=[.E34]*[.$G$2]" office:value-type="float" office:value="0.1043392" calcext:value-type="float">
            <text:p>0.1043392</text:p>
          </table:table-cell>
          <table:table-cell table:formula="of:=1/[.G34]*10000" office:value-type="float" office:value="95841.2562105134" calcext:value-type="float">
            <text:p>95841.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E+00</text:p>
          </table:table-cell>
          <table:table-cell table:formula="of:=[.C35]*1000000" office:value-type="float" office:value="3000000" calcext:value-type="float">
            <text:p>3000000</text:p>
          </table:table-cell>
          <table:table-cell office:value-type="float" office:value="0.03678" calcext:value-type="float">
            <text:p>3.68E-02</text:p>
          </table:table-cell>
          <table:table-cell office:value-type="float" office:value="0.02101" calcext:value-type="float">
            <text:p>2.10E-02</text:p>
          </table:table-cell>
          <table:table-cell table:formula="of:=[.E35]*[.$G$2]" office:value-type="float" office:value="0.08566062" calcext:value-type="float">
            <text:p>0.08566062</text:p>
          </table:table-cell>
          <table:table-cell table:formula="of:=1/[.G35]*10000" office:value-type="float" office:value="116739.757428793" calcext:value-type="float">
            <text:p>116739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.00E+00</text:p>
          </table:table-cell>
          <table:table-cell table:formula="of:=[.C36]*1000000" office:value-type="float" office:value="4000000" calcext:value-type="float">
            <text:p>4000000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01963" calcext:value-type="float">
            <text:p>1.96E-02</text:p>
          </table:table-cell>
          <table:table-cell table:formula="of:=[.E36]*[.$G$2]" office:value-type="float" office:value="0.0754596" calcext:value-type="float">
            <text:p>0.0754596</text:p>
          </table:table-cell>
          <table:table-cell table:formula="of:=1/[.G36]*10000" office:value-type="float" office:value="132521.243155278" calcext:value-type="float">
            <text:p>132521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E+00</text:p>
          </table:table-cell>
          <table:table-cell table:formula="of:=[.C37]*1000000" office:value-type="float" office:value="5000000" calcext:value-type="float">
            <text:p>5000000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0.01878" calcext:value-type="float">
            <text:p>1.88E-02</text:p>
          </table:table-cell>
          <table:table-cell table:formula="of:=[.E37]*[.$G$2]" office:value-type="float" office:value="0.06910143" calcext:value-type="float">
            <text:p>0.06910143</text:p>
          </table:table-cell>
          <table:table-cell table:formula="of:=1/[.G37]*10000" office:value-type="float" office:value="144714.805467846" calcext:value-type="float">
            <text:p>144714.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.00E+00</text:p>
          </table:table-cell>
          <table:table-cell table:formula="of:=[.C38]*1000000" office:value-type="float" office:value="6000000" calcext:value-type="float">
            <text:p>6000000</text:p>
          </table:table-cell>
          <table:table-cell office:value-type="float" office:value="0.02788" calcext:value-type="float">
            <text:p>2.79E-02</text:p>
          </table:table-cell>
          <table:table-cell office:value-type="float" office:value="0.01827" calcext:value-type="float">
            <text:p>1.83E-02</text:p>
          </table:table-cell>
          <table:table-cell table:formula="of:=[.E38]*[.$G$2]" office:value-type="float" office:value="0.06493252" calcext:value-type="float">
            <text:p>0.06493252</text:p>
          </table:table-cell>
          <table:table-cell table:formula="of:=1/[.G38]*10000" office:value-type="float" office:value="154006.035804555" calcext:value-type="float">
            <text:p>154006.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.00E+00</text:p>
          </table:table-cell>
          <table:table-cell table:formula="of:=[.C39]*1000000" office:value-type="float" office:value="8000000" calcext:value-type="float">
            <text:p>8000000</text:p>
          </table:table-cell>
          <table:table-cell office:value-type="float" office:value="0.02574" calcext:value-type="float">
            <text:p>2.57E-02</text:p>
          </table:table-cell>
          <table:table-cell office:value-type="float" office:value="0.01773" calcext:value-type="float">
            <text:p>1.77E-02</text:p>
          </table:table-cell>
          <table:table-cell table:formula="of:=[.E39]*[.$G$2]" office:value-type="float" office:value="0.05994846" calcext:value-type="float">
            <text:p>0.05994846</text:p>
          </table:table-cell>
          <table:table-cell table:formula="of:=1/[.G39]*10000" office:value-type="float" office:value="166809.956419231" calcext:value-type="float">
            <text:p>166810.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.00E+01</text:p>
          </table:table-cell>
          <table:table-cell table:formula="of:=[.C40]*1000000" office:value-type="float" office:value="10000000" calcext:value-type="float">
            <text:p>10000000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753" calcext:value-type="float">
            <text:p>1.75E-02</text:p>
          </table:table-cell>
          <table:table-cell table:formula="of:=[.E40]*[.$G$2]" office:value-type="float" office:value="0.05733998" calcext:value-type="float">
            <text:p>0.05733998</text:p>
          </table:table-cell>
          <table:table-cell table:formula="of:=1/[.G40]*10000" office:value-type="float" office:value="174398.386605646" calcext:value-type="float">
            <text:p>174398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E+01</text:p>
          </table:table-cell>
          <table:table-cell table:formula="of:=[.C41]*1000000" office:value-type="float" office:value="15000000" calcext:value-type="float">
            <text:p>15000000</text:p>
          </table:table-cell>
          <table:table-cell office:value-type="float" office:value="0.02352" calcext:value-type="float">
            <text:p>2.35E-02</text:p>
          </table:table-cell>
          <table:table-cell office:value-type="float" office:value="0.01746" calcext:value-type="float">
            <text:p>1.75E-02</text:p>
          </table:table-cell>
          <table:table-cell table:formula="of:=[.E41]*[.$G$2]" office:value-type="float" office:value="0.05477808" calcext:value-type="float">
            <text:p>0.05477808</text:p>
          </table:table-cell>
          <table:table-cell table:formula="of:=1/[.G41]*10000" office:value-type="float" office:value="182554.773734311" calcext:value-type="float">
            <text:p>182554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.00E+01</text:p>
          </table:table-cell>
          <table:table-cell table:formula="of:=[.C42]*1000000" office:value-type="float" office:value="20000000" calcext:value-type="float">
            <text:p>20000000</text:p>
          </table:table-cell>
          <table:table-cell office:value-type="float" office:value="0.02338" calcext:value-type="float">
            <text:p>2.34E-02</text:p>
          </table:table-cell>
          <table:table-cell office:value-type="float" office:value="0.01757" calcext:value-type="float">
            <text:p>1.76E-02</text:p>
          </table:table-cell>
          <table:table-cell table:formula="of:=[.E42]*[.$G$2]" office:value-type="float" office:value="0.05445202" calcext:value-type="float">
            <text:p>0.05445202</text:p>
          </table:table-cell>
          <table:table-cell table:formula="of:=1/[.G42]*10000" office:value-type="float" office:value="183647.916092002" calcext:value-type="float">
            <text:p>183647.9</text:p>
          </table:table-cell>
        </table:table-row>
      </table:table>
      <table:table table:name="Zr" table:style-name="ta1">
        <table:shapes>
          <draw:frame draw:z-index="0" draw:style-name="gr1" draw:text-style-name="P1" svg:width="15.999cm" svg:height="8.999cm" svg:x="12.546cm" svg:y="0.26cm">
            <draw:object draw:notify-on-update-of-ranges="Zr.B3:Zr.B502 Zr.D3:Zr.D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3]/1000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4]/1000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5]/1000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6]/1000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/1000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B8]/1000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B9]/1000"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B10]/1000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B11]/1000" office:value-type="float" office:value="0.0018" calcext:value-type="float">
            <text:p>0.0018</text:p>
          </table:table-cell>
          <table:table-cell office:value-type="float" office:value="26.3284" calcext:value-type="float">
            <text:p>26.32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2]/1000" office:value-type="float" office:value="0.002" calcext:value-type="float">
            <text:p>0.002</text:p>
          </table:table-cell>
          <table:table-cell office:value-type="float" office:value="15.1293" calcext:value-type="float">
            <text:p>15.12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B13]/1000" office:value-type="float" office:value="0.0022" calcext:value-type="float">
            <text:p>0.0022</text:p>
          </table:table-cell>
          <table:table-cell office:value-type="float" office:value="13.063" calcext:value-type="float">
            <text:p>13.06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B14]/1000" office:value-type="float" office:value="0.0024" calcext:value-type="float">
            <text:p>0.0024</text:p>
          </table:table-cell>
          <table:table-cell office:value-type="float" office:value="10.6892" calcext:value-type="float">
            <text:p>10.689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B15]/1000" office:value-type="float" office:value="0.0026" calcext:value-type="float">
            <text:p>0.0026</text:p>
          </table:table-cell>
          <table:table-cell office:value-type="float" office:value="12.5788" calcext:value-type="float">
            <text:p>12.5788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B16]/1000" office:value-type="float" office:value="0.0028" calcext:value-type="float">
            <text:p>0.0028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7]/1000" office:value-type="float" office:value="0.003" calcext:value-type="float">
            <text:p>0.003</text:p>
          </table:table-cell>
          <table:table-cell office:value-type="float" office:value="12.3899" calcext:value-type="float">
            <text:p>12.3899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B18]/1000" office:value-type="float" office:value="0.0032" calcext:value-type="float">
            <text:p>0.0032</text:p>
          </table:table-cell>
          <table:table-cell office:value-type="float" office:value="13.7724" calcext:value-type="float">
            <text:p>13.772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B19]/1000" office:value-type="float" office:value="0.0034" calcext:value-type="float">
            <text:p>0.0034</text:p>
          </table:table-cell>
          <table:table-cell office:value-type="float" office:value="15.0812" calcext:value-type="float">
            <text:p>15.081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B20]/1000" office:value-type="float" office:value="0.0036" calcext:value-type="float">
            <text:p>0.0036</text:p>
          </table:table-cell>
          <table:table-cell office:value-type="float" office:value="18.2572" calcext:value-type="float">
            <text:p>18.2572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B21]/1000" office:value-type="float" office:value="0.0038" calcext:value-type="float">
            <text:p>0.0038</text:p>
          </table:table-cell>
          <table:table-cell office:value-type="float" office:value="17.967" calcext:value-type="float">
            <text:p>17.9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]/1000" office:value-type="float" office:value="0.004" calcext:value-type="float">
            <text:p>0.004</text:p>
          </table:table-cell>
          <table:table-cell office:value-type="float" office:value="18.396" calcext:value-type="float">
            <text:p>18.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B23]/1000" office:value-type="float" office:value="0.0042" calcext:value-type="float">
            <text:p>0.0042</text:p>
          </table:table-cell>
          <table:table-cell office:value-type="float" office:value="17.1227" calcext:value-type="float">
            <text:p>17.1227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B24]/1000" office:value-type="float" office:value="0.0044" calcext:value-type="float">
            <text:p>0.0044</text:p>
          </table:table-cell>
          <table:table-cell office:value-type="float" office:value="21.176" calcext:value-type="float">
            <text:p>21.176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B25]/1000" office:value-type="float" office:value="0.0046" calcext:value-type="float">
            <text:p>0.0046</text:p>
          </table:table-cell>
          <table:table-cell office:value-type="float" office:value="18.5944" calcext:value-type="float">
            <text:p>18.5944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B26]/1000" office:value-type="float" office:value="0.0048" calcext:value-type="float">
            <text:p>0.0048</text:p>
          </table:table-cell>
          <table:table-cell office:value-type="float" office:value="18.2317" calcext:value-type="float">
            <text:p>18.23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7]/1000" office:value-type="float" office:value="0.005" calcext:value-type="float">
            <text:p>0.005</text:p>
          </table:table-cell>
          <table:table-cell office:value-type="float" office:value="17.497" calcext:value-type="float">
            <text:p>17.497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B28]/1000" office:value-type="float" office:value="0.0052" calcext:value-type="float">
            <text:p>0.0052</text:p>
          </table:table-cell>
          <table:table-cell office:value-type="float" office:value="22.5609" calcext:value-type="float">
            <text:p>22.5609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B29]/1000" office:value-type="float" office:value="0.0054" calcext:value-type="float">
            <text:p>0.0054</text:p>
          </table:table-cell>
          <table:table-cell office:value-type="float" office:value="20.7833" calcext:value-type="float">
            <text:p>20.7833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B30]/1000" office:value-type="float" office:value="0.0056" calcext:value-type="float">
            <text:p>0.0056</text:p>
          </table:table-cell>
          <table:table-cell office:value-type="float" office:value="22.1997" calcext:value-type="float">
            <text:p>22.1997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B31]/1000" office:value-type="float" office:value="0.0058" calcext:value-type="float">
            <text:p>0.0058</text:p>
          </table:table-cell>
          <table:table-cell office:value-type="float" office:value="21.7853" calcext:value-type="float">
            <text:p>21.78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32]/1000" office:value-type="float" office:value="0.006" calcext:value-type="float">
            <text:p>0.006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B33]/1000" office:value-type="float" office:value="0.0062" calcext:value-type="float">
            <text:p>0.0062</text:p>
          </table:table-cell>
          <table:table-cell office:value-type="float" office:value="24.5383" calcext:value-type="float">
            <text:p>24.5383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.B34]/1000" office:value-type="float" office:value="0.0064" calcext:value-type="float">
            <text:p>0.0064</text:p>
          </table:table-cell>
          <table:table-cell office:value-type="float" office:value="23.3486" calcext:value-type="float">
            <text:p>23.3486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.B35]/1000" office:value-type="float" office:value="0.0066" calcext:value-type="float">
            <text:p>0.0066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.B36]/1000" office:value-type="float" office:value="0.0068" calcext:value-type="float">
            <text:p>0.0068</text:p>
          </table:table-cell>
          <table:table-cell office:value-type="float" office:value="21.9445" calcext:value-type="float">
            <text:p>21.9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37]/1000" office:value-type="float" office:value="0.007" calcext:value-type="float">
            <text:p>0.007</text:p>
          </table:table-cell>
          <table:table-cell office:value-type="float" office:value="22.9289" calcext:value-type="float">
            <text:p>22.928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.B38]/1000" office:value-type="float" office:value="0.0072" calcext:value-type="float">
            <text:p>0.0072</text:p>
          </table:table-cell>
          <table:table-cell office:value-type="float" office:value="22.3286" calcext:value-type="float">
            <text:p>22.3286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.B39]/1000" office:value-type="float" office:value="0.0074" calcext:value-type="float">
            <text:p>0.007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.B40]/1000" office:value-type="float" office:value="0.0076" calcext:value-type="float">
            <text:p>0.0076</text:p>
          </table:table-cell>
          <table:table-cell office:value-type="float" office:value="22.5696" calcext:value-type="float">
            <text:p>22.569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B41]/1000" office:value-type="float" office:value="0.0078" calcext:value-type="float">
            <text:p>0.007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2]/1000" office:value-type="float" office:value="0.008" calcext:value-type="float">
            <text:p>0.008</text:p>
          </table:table-cell>
          <table:table-cell office:value-type="float" office:value="21.6848" calcext:value-type="float">
            <text:p>21.6848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.B43]/1000" office:value-type="float" office:value="0.0082" calcext:value-type="float">
            <text:p>0.0082</text:p>
          </table:table-cell>
          <table:table-cell office:value-type="float" office:value="22.0847" calcext:value-type="float">
            <text:p>22.0847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.B44]/1000" office:value-type="float" office:value="0.0084" calcext:value-type="float">
            <text:p>0.0084</text:p>
          </table:table-cell>
          <table:table-cell office:value-type="float" office:value="53.9077" calcext:value-type="float">
            <text:p>53.9077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.B45]/1000" office:value-type="float" office:value="0.0086" calcext:value-type="float">
            <text:p>0.0086</text:p>
          </table:table-cell>
          <table:table-cell office:value-type="float" office:value="20.9698" calcext:value-type="float">
            <text:p>20.9698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.B46]/1000" office:value-type="float" office:value="0.0088" calcext:value-type="float">
            <text:p>0.0088</text:p>
          </table:table-cell>
          <table:table-cell office:value-type="float" office:value="19.4633" calcext:value-type="float">
            <text:p>19.46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7]/1000" office:value-type="float" office:value="0.009" calcext:value-type="float">
            <text:p>0.009</text:p>
          </table:table-cell>
          <table:table-cell office:value-type="float" office:value="19.1831" calcext:value-type="float">
            <text:p>19.183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.B48]/1000" office:value-type="float" office:value="0.0092" calcext:value-type="float">
            <text:p>0.0092</text:p>
          </table:table-cell>
          <table:table-cell office:value-type="float" office:value="20.6771" calcext:value-type="float">
            <text:p>20.6771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.B49]/1000" office:value-type="float" office:value="0.0094" calcext:value-type="float">
            <text:p>0.0094</text:p>
          </table:table-cell>
          <table:table-cell office:value-type="float" office:value="18.5668" calcext:value-type="float">
            <text:p>18.5668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.B50]/1000" office:value-type="float" office:value="0.0096" calcext:value-type="float">
            <text:p>0.0096</text:p>
          </table:table-cell>
          <table:table-cell office:value-type="float" office:value="24.7181" calcext:value-type="float">
            <text:p>24.718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.B51]/1000" office:value-type="float" office:value="0.0098" calcext:value-type="float">
            <text:p>0.0098</text:p>
          </table:table-cell>
          <table:table-cell office:value-type="float" office:value="42.6692" calcext:value-type="float">
            <text:p>42.66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52]/1000" office:value-type="float" office:value="0.01" calcext:value-type="float">
            <text:p>0.01</text:p>
          </table:table-cell>
          <table:table-cell office:value-type="float" office:value="29.2176" calcext:value-type="float">
            <text:p>29.2176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formula="of:=[.B53]/1000" office:value-type="float" office:value="0.0102" calcext:value-type="float">
            <text:p>0.0102</text:p>
          </table:table-cell>
          <table:table-cell office:value-type="float" office:value="18.4234" calcext:value-type="float">
            <text:p>18.4234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formula="of:=[.B54]/1000" office:value-type="float" office:value="0.0104" calcext:value-type="float">
            <text:p>0.0104</text:p>
          </table:table-cell>
          <table:table-cell office:value-type="float" office:value="13.0383" calcext:value-type="float">
            <text:p>13.0383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formula="of:=[.B55]/1000" office:value-type="float" office:value="0.0106" calcext:value-type="float">
            <text:p>0.0106</text:p>
          </table:table-cell>
          <table:table-cell office:value-type="float" office:value="14.0989" calcext:value-type="float">
            <text:p>14.0989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formula="of:=[.B56]/1000" office:value-type="float" office:value="0.0108" calcext:value-type="float">
            <text:p>0.0108</text:p>
          </table:table-cell>
          <table:table-cell office:value-type="float" office:value="14.2448" calcext:value-type="float">
            <text:p>14.2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57]/1000" office:value-type="float" office:value="0.011" calcext:value-type="float">
            <text:p>0.011</text:p>
          </table:table-cell>
          <table:table-cell office:value-type="float" office:value="17.3437" calcext:value-type="float">
            <text:p>17.3437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[.B58]/1000" office:value-type="float" office:value="0.0112" calcext:value-type="float">
            <text:p>0.0112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formula="of:=[.B59]/1000" office:value-type="float" office:value="0.0114" calcext:value-type="float">
            <text:p>0.0114</text:p>
          </table:table-cell>
          <table:table-cell office:value-type="float" office:value="17.2634" calcext:value-type="float">
            <text:p>17.2634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formula="of:=[.B60]/1000" office:value-type="float" office:value="0.0116" calcext:value-type="float">
            <text:p>0.0116</text:p>
          </table:table-cell>
          <table:table-cell office:value-type="float" office:value="13.8585" calcext:value-type="float">
            <text:p>13.858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formula="of:=[.B61]/1000" office:value-type="float" office:value="0.0118" calcext:value-type="float">
            <text:p>0.0118</text:p>
          </table:table-cell>
          <table:table-cell office:value-type="float" office:value="11.7222" calcext:value-type="float">
            <text:p>11.72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62]/1000" office:value-type="float" office:value="0.012" calcext:value-type="float">
            <text:p>0.012</text:p>
          </table:table-cell>
          <table:table-cell office:value-type="float" office:value="12.9419" calcext:value-type="float">
            <text:p>12.9419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formula="of:=[.B63]/1000" office:value-type="float" office:value="0.0122" calcext:value-type="float">
            <text:p>0.0122</text:p>
          </table:table-cell>
          <table:table-cell office:value-type="float" office:value="10.6735" calcext:value-type="float">
            <text:p>10.673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formula="of:=[.B64]/1000" office:value-type="float" office:value="0.0124" calcext:value-type="float">
            <text:p>0.0124</text:p>
          </table:table-cell>
          <table:table-cell office:value-type="float" office:value="11.0306" calcext:value-type="float">
            <text:p>11.030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[.B65]/1000" office:value-type="float" office:value="0.0126" calcext:value-type="float">
            <text:p>0.0126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formula="of:=[.B66]/1000" office:value-type="float" office:value="0.0128" calcext:value-type="float">
            <text:p>0.0128</text:p>
          </table:table-cell>
          <table:table-cell office:value-type="float" office:value="11.1263" calcext:value-type="float">
            <text:p>11.12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67]/1000" office:value-type="float" office:value="0.013" calcext:value-type="float">
            <text:p>0.013</text:p>
          </table:table-cell>
          <table:table-cell office:value-type="float" office:value="11.1109" calcext:value-type="float">
            <text:p>11.11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formula="of:=[.B68]/1000" office:value-type="float" office:value="0.0132" calcext:value-type="float">
            <text:p>0.0132</text:p>
          </table:table-cell>
          <table:table-cell office:value-type="float" office:value="11.0817" calcext:value-type="float">
            <text:p>11.0817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formula="of:=[.B69]/1000" office:value-type="float" office:value="0.0134" calcext:value-type="float">
            <text:p>0.0134</text:p>
          </table:table-cell>
          <table:table-cell office:value-type="float" office:value="11.9713" calcext:value-type="float">
            <text:p>11.9713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formula="of:=[.B70]/1000" office:value-type="float" office:value="0.0136" calcext:value-type="float">
            <text:p>0.0136</text:p>
          </table:table-cell>
          <table:table-cell office:value-type="float" office:value="10.4824" calcext:value-type="float">
            <text:p>10.4824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formula="of:=[.B71]/1000" office:value-type="float" office:value="0.0138" calcext:value-type="float">
            <text:p>0.0138</text:p>
          </table:table-cell>
          <table:table-cell office:value-type="float" office:value="9.57328" calcext:value-type="float">
            <text:p>9.573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72]/1000" office:value-type="float" office:value="0.014" calcext:value-type="float">
            <text:p>0.014</text:p>
          </table:table-cell>
          <table:table-cell office:value-type="float" office:value="12.0914" calcext:value-type="float">
            <text:p>12.0914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formula="of:=[.B73]/1000" office:value-type="float" office:value="0.0142" calcext:value-type="float">
            <text:p>0.0142</text:p>
          </table:table-cell>
          <table:table-cell office:value-type="float" office:value="9.45198" calcext:value-type="float">
            <text:p>9.45198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formula="of:=[.B74]/1000" office:value-type="float" office:value="0.0144" calcext:value-type="float">
            <text:p>0.0144</text:p>
          </table:table-cell>
          <table:table-cell office:value-type="float" office:value="11.6296" calcext:value-type="float">
            <text:p>11.6296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formula="of:=[.B75]/1000" office:value-type="float" office:value="0.0146" calcext:value-type="float">
            <text:p>0.0146</text:p>
          </table:table-cell>
          <table:table-cell office:value-type="float" office:value="10.024" calcext:value-type="float">
            <text:p>10.024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formula="of:=[.B76]/1000" office:value-type="float" office:value="0.0148" calcext:value-type="float">
            <text:p>0.0148</text:p>
          </table:table-cell>
          <table:table-cell office:value-type="float" office:value="11.2495" calcext:value-type="float">
            <text:p>11.24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7]/1000" office:value-type="float" office:value="0.015" calcext:value-type="float">
            <text:p>0.015</text:p>
          </table:table-cell>
          <table:table-cell office:value-type="float" office:value="10.2835" calcext:value-type="float">
            <text:p>10.2835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formula="of:=[.B78]/1000" office:value-type="float" office:value="0.0152" calcext:value-type="float">
            <text:p>0.0152</text:p>
          </table:table-cell>
          <table:table-cell office:value-type="float" office:value="7.72387" calcext:value-type="float">
            <text:p>7.72387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[.B79]/1000" office:value-type="float" office:value="0.0154" calcext:value-type="float">
            <text:p>0.0154</text:p>
          </table:table-cell>
          <table:table-cell office:value-type="float" office:value="11.2333" calcext:value-type="float">
            <text:p>11.2333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.B80]/1000" office:value-type="float" office:value="0.0156" calcext:value-type="float">
            <text:p>0.0156</text:p>
          </table:table-cell>
          <table:table-cell office:value-type="float" office:value="12.1177" calcext:value-type="float">
            <text:p>12.1177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[.B81]/1000" office:value-type="float" office:value="0.0158" calcext:value-type="float">
            <text:p>0.0158</text:p>
          </table:table-cell>
          <table:table-cell office:value-type="float" office:value="10.8202" calcext:value-type="float">
            <text:p>10.82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82]/1000" office:value-type="float" office:value="0.016" calcext:value-type="float">
            <text:p>0.016</text:p>
          </table:table-cell>
          <table:table-cell office:value-type="float" office:value="10.9249" calcext:value-type="float">
            <text:p>10.9249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.B83]/1000" office:value-type="float" office:value="0.0162" calcext:value-type="float">
            <text:p>0.0162</text:p>
          </table:table-cell>
          <table:table-cell office:value-type="float" office:value="11.2305" calcext:value-type="float">
            <text:p>11.2305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.B84]/1000" office:value-type="float" office:value="0.0164" calcext:value-type="float">
            <text:p>0.0164</text:p>
          </table:table-cell>
          <table:table-cell office:value-type="float" office:value="11.1699" calcext:value-type="float">
            <text:p>11.169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formula="of:=[.B85]/1000" office:value-type="float" office:value="0.0166" calcext:value-type="float">
            <text:p>0.0166</text:p>
          </table:table-cell>
          <table:table-cell office:value-type="float" office:value="9.1976" calcext:value-type="float">
            <text:p>9.1976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formula="of:=[.B86]/1000" office:value-type="float" office:value="0.0168" calcext:value-type="float">
            <text:p>0.0168</text:p>
          </table:table-cell>
          <table:table-cell office:value-type="float" office:value="9.36715" calcext:value-type="float">
            <text:p>9.367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87]/1000" office:value-type="float" office:value="0.017" calcext:value-type="float">
            <text:p>0.017</text:p>
          </table:table-cell>
          <table:table-cell office:value-type="float" office:value="8.92545" calcext:value-type="float">
            <text:p>8.92545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formula="of:=[.B88]/1000" office:value-type="float" office:value="0.0172" calcext:value-type="float">
            <text:p>0.0172</text:p>
          </table:table-cell>
          <table:table-cell office:value-type="float" office:value="12.1322" calcext:value-type="float">
            <text:p>12.1322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formula="of:=[.B89]/1000" office:value-type="float" office:value="0.0174" calcext:value-type="float">
            <text:p>0.0174</text:p>
          </table:table-cell>
          <table:table-cell office:value-type="float" office:value="7.78593" calcext:value-type="float">
            <text:p>7.78593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formula="of:=[.B90]/1000" office:value-type="float" office:value="0.0176" calcext:value-type="float">
            <text:p>0.0176</text:p>
          </table:table-cell>
          <table:table-cell office:value-type="float" office:value="10.0547" calcext:value-type="float">
            <text:p>10.0547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.B91]/1000" office:value-type="float" office:value="0.0178" calcext:value-type="float">
            <text:p>0.0178</text:p>
          </table:table-cell>
          <table:table-cell office:value-type="float" office:value="9.22349" calcext:value-type="float">
            <text:p>9.223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2]/1000" office:value-type="float" office:value="0.018" calcext:value-type="float">
            <text:p>0.018</text:p>
          </table:table-cell>
          <table:table-cell office:value-type="float" office:value="10.9569" calcext:value-type="float">
            <text:p>10.9569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formula="of:=[.B93]/1000" office:value-type="float" office:value="0.0182" calcext:value-type="float">
            <text:p>0.0182</text:p>
          </table:table-cell>
          <table:table-cell office:value-type="float" office:value="9.89167" calcext:value-type="float">
            <text:p>9.89167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formula="of:=[.B94]/1000" office:value-type="float" office:value="0.0184" calcext:value-type="float">
            <text:p>0.0184</text:p>
          </table:table-cell>
          <table:table-cell office:value-type="float" office:value="8.42169" calcext:value-type="float">
            <text:p>8.42169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formula="of:=[.B95]/1000" office:value-type="float" office:value="0.0186" calcext:value-type="float">
            <text:p>0.0186</text:p>
          </table:table-cell>
          <table:table-cell office:value-type="float" office:value="8.63447" calcext:value-type="float">
            <text:p>8.63447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formula="of:=[.B96]/1000" office:value-type="float" office:value="0.0188" calcext:value-type="float">
            <text:p>0.0188</text:p>
          </table:table-cell>
          <table:table-cell office:value-type="float" office:value="9.30096" calcext:value-type="float">
            <text:p>9.300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97]/1000" office:value-type="float" office:value="0.019" calcext:value-type="float">
            <text:p>0.019</text:p>
          </table:table-cell>
          <table:table-cell office:value-type="float" office:value="8.7177" calcext:value-type="float">
            <text:p>8.7177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formula="of:=[.B98]/1000" office:value-type="float" office:value="0.0192" calcext:value-type="float">
            <text:p>0.0192</text:p>
          </table:table-cell>
          <table:table-cell office:value-type="float" office:value="7.57996" calcext:value-type="float">
            <text:p>7.57996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formula="of:=[.B99]/1000" office:value-type="float" office:value="0.0194" calcext:value-type="float">
            <text:p>0.0194</text:p>
          </table:table-cell>
          <table:table-cell office:value-type="float" office:value="9.29062" calcext:value-type="float">
            <text:p>9.29062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.B100]/1000" office:value-type="float" office:value="0.0196" calcext:value-type="float">
            <text:p>0.0196</text:p>
          </table:table-cell>
          <table:table-cell office:value-type="float" office:value="9.12401" calcext:value-type="float">
            <text:p>9.12401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formula="of:=[.B101]/1000" office:value-type="float" office:value="0.0198" calcext:value-type="float">
            <text:p>0.0198</text:p>
          </table:table-cell>
          <table:table-cell office:value-type="float" office:value="8.6573" calcext:value-type="float">
            <text:p>8.65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2]/1000" office:value-type="float" office:value="0.02" calcext:value-type="float">
            <text:p>0.02</text:p>
          </table:table-cell>
          <table:table-cell office:value-type="float" office:value="8.67371" calcext:value-type="float">
            <text:p>8.67371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table:formula="of:=[.B103]/1000" office:value-type="float" office:value="0.0202" calcext:value-type="float">
            <text:p>0.0202</text:p>
          </table:table-cell>
          <table:table-cell office:value-type="float" office:value="9.37221" calcext:value-type="float">
            <text:p>9.37221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table:formula="of:=[.B104]/1000" office:value-type="float" office:value="0.0204" calcext:value-type="float">
            <text:p>0.0204</text:p>
          </table:table-cell>
          <table:table-cell office:value-type="float" office:value="6.82908" calcext:value-type="float">
            <text:p>6.82908</text:p>
          </table:table-cell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table:formula="of:=[.B105]/1000" office:value-type="float" office:value="0.0206" calcext:value-type="float">
            <text:p>0.0206</text:p>
          </table:table-cell>
          <table:table-cell office:value-type="float" office:value="6.15852" calcext:value-type="float">
            <text:p>6.1585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table:formula="of:=[.B106]/1000" office:value-type="float" office:value="0.0208" calcext:value-type="float">
            <text:p>0.0208</text:p>
          </table:table-cell>
          <table:table-cell office:value-type="float" office:value="8.20602" calcext:value-type="float">
            <text:p>8.206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107]/1000" office:value-type="float" office:value="0.021" calcext:value-type="float">
            <text:p>0.021</text:p>
          </table:table-cell>
          <table:table-cell office:value-type="float" office:value="5.47777" calcext:value-type="float">
            <text:p>5.47777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B108]/1000" office:value-type="float" office:value="0.0212" calcext:value-type="float">
            <text:p>0.0212</text:p>
          </table:table-cell>
          <table:table-cell office:value-type="float" office:value="7.19991" calcext:value-type="float">
            <text:p>7.1999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table:formula="of:=[.B109]/1000" office:value-type="float" office:value="0.0214" calcext:value-type="float">
            <text:p>0.0214</text:p>
          </table:table-cell>
          <table:table-cell office:value-type="float" office:value="8.43614" calcext:value-type="float">
            <text:p>8.43614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table:formula="of:=[.B110]/1000" office:value-type="float" office:value="0.0216" calcext:value-type="float">
            <text:p>0.0216</text:p>
          </table:table-cell>
          <table:table-cell office:value-type="float" office:value="8.55789" calcext:value-type="float">
            <text:p>8.55789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table:formula="of:=[.B111]/1000" office:value-type="float" office:value="0.0218" calcext:value-type="float">
            <text:p>0.0218</text:p>
          </table:table-cell>
          <table:table-cell office:value-type="float" office:value="8.85068" calcext:value-type="float">
            <text:p>8.850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12]/1000" office:value-type="float" office:value="0.022" calcext:value-type="float">
            <text:p>0.022</text:p>
          </table:table-cell>
          <table:table-cell office:value-type="float" office:value="7.60398" calcext:value-type="float">
            <text:p>7.60398</text:p>
          </table:table-cell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table:formula="of:=[.B113]/1000" office:value-type="float" office:value="0.0222" calcext:value-type="float">
            <text:p>0.0222</text:p>
          </table:table-cell>
          <table:table-cell office:value-type="float" office:value="9.2954" calcext:value-type="float">
            <text:p>9.2954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[.B114]/1000" office:value-type="float" office:value="0.0224" calcext:value-type="float">
            <text:p>0.0224</text:p>
          </table:table-cell>
          <table:table-cell office:value-type="float" office:value="7.25646" calcext:value-type="float">
            <text:p>7.25646</text:p>
          </table:table-cell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table:formula="of:=[.B115]/1000" office:value-type="float" office:value="0.0226" calcext:value-type="float">
            <text:p>0.0226</text:p>
          </table:table-cell>
          <table:table-cell office:value-type="float" office:value="7.8441" calcext:value-type="float">
            <text:p>7.844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table:formula="of:=[.B116]/1000" office:value-type="float" office:value="0.0228" calcext:value-type="float">
            <text:p>0.0228</text:p>
          </table:table-cell>
          <table:table-cell office:value-type="float" office:value="6.57507" calcext:value-type="float">
            <text:p>6.575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7]/1000" office:value-type="float" office:value="0.023" calcext:value-type="float">
            <text:p>0.023</text:p>
          </table:table-cell>
          <table:table-cell office:value-type="float" office:value="6.11683" calcext:value-type="float">
            <text:p>6.1168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table:formula="of:=[.B118]/1000" office:value-type="float" office:value="0.0232" calcext:value-type="float">
            <text:p>0.0232</text:p>
          </table:table-cell>
          <table:table-cell office:value-type="float" office:value="7.01775" calcext:value-type="float">
            <text:p>7.01775</text:p>
          </table:table-cell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table:formula="of:=[.B119]/1000" office:value-type="float" office:value="0.0234" calcext:value-type="float">
            <text:p>0.0234</text:p>
          </table:table-cell>
          <table:table-cell office:value-type="float" office:value="5.92529" calcext:value-type="float">
            <text:p>5.92529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table:formula="of:=[.B120]/1000" office:value-type="float" office:value="0.0236" calcext:value-type="float">
            <text:p>0.0236</text:p>
          </table:table-cell>
          <table:table-cell office:value-type="float" office:value="6.42466" calcext:value-type="float">
            <text:p>6.42466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table:formula="of:=[.B121]/1000" office:value-type="float" office:value="0.0238" calcext:value-type="float">
            <text:p>0.0238</text:p>
          </table:table-cell>
          <table:table-cell office:value-type="float" office:value="5.82765" calcext:value-type="float">
            <text:p>5.827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22]/1000" office:value-type="float" office:value="0.024" calcext:value-type="float">
            <text:p>0.024</text:p>
          </table:table-cell>
          <table:table-cell office:value-type="float" office:value="6.95146" calcext:value-type="float">
            <text:p>6.95146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[.B123]/1000" office:value-type="float" office:value="0.0242" calcext:value-type="float">
            <text:p>0.0242</text:p>
          </table:table-cell>
          <table:table-cell office:value-type="float" office:value="6.03224" calcext:value-type="float">
            <text:p>6.03224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table:formula="of:=[.B124]/1000" office:value-type="float" office:value="0.0244" calcext:value-type="float">
            <text:p>0.0244</text:p>
          </table:table-cell>
          <table:table-cell office:value-type="float" office:value="6.19071" calcext:value-type="float">
            <text:p>6.19071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table:formula="of:=[.B125]/1000" office:value-type="float" office:value="0.0246" calcext:value-type="float">
            <text:p>0.0246</text:p>
          </table:table-cell>
          <table:table-cell office:value-type="float" office:value="5.88627" calcext:value-type="float">
            <text:p>5.88627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table:formula="of:=[.B126]/1000" office:value-type="float" office:value="0.0248" calcext:value-type="float">
            <text:p>0.0248</text:p>
          </table:table-cell>
          <table:table-cell office:value-type="float" office:value="5.45546" calcext:value-type="float">
            <text:p>5.455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7]/1000" office:value-type="float" office:value="0.025" calcext:value-type="float">
            <text:p>0.025</text:p>
          </table:table-cell>
          <table:table-cell office:value-type="float" office:value="5.98552" calcext:value-type="float">
            <text:p>5.98552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table:formula="of:=[.B128]/1000" office:value-type="float" office:value="0.0252" calcext:value-type="float">
            <text:p>0.0252</text:p>
          </table:table-cell>
          <table:table-cell office:value-type="float" office:value="5.78148" calcext:value-type="float">
            <text:p>5.78148</text:p>
          </table:table-cell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formula="of:=[.B129]/1000" office:value-type="float" office:value="0.0254" calcext:value-type="float">
            <text:p>0.0254</text:p>
          </table:table-cell>
          <table:table-cell office:value-type="float" office:value="6.79251" calcext:value-type="float">
            <text:p>6.79251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table:formula="of:=[.B130]/1000" office:value-type="float" office:value="0.0256" calcext:value-type="float">
            <text:p>0.0256</text:p>
          </table:table-cell>
          <table:table-cell office:value-type="float" office:value="6.58112" calcext:value-type="float">
            <text:p>6.58112</text:p>
          </table:table-cell>
        </table:table-row>
        <table:table-row table:style-name="ro1">
          <table:table-cell/>
          <table:table-cell office:value-type="float" office:value="25.8" calcext:value-type="float">
            <text:p>25.8</text:p>
          </table:table-cell>
          <table:table-cell table:formula="of:=[.B131]/1000" office:value-type="float" office:value="0.0258" calcext:value-type="float">
            <text:p>0.0258</text:p>
          </table:table-cell>
          <table:table-cell office:value-type="float" office:value="6.14364" calcext:value-type="float">
            <text:p>6.1436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32]/1000" office:value-type="float" office:value="0.026" calcext:value-type="float">
            <text:p>0.026</text:p>
          </table:table-cell>
          <table:table-cell office:value-type="float" office:value="6.07638" calcext:value-type="float">
            <text:p>6.07638</text:p>
          </table:table-cell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table:formula="of:=[.B133]/1000" office:value-type="float" office:value="0.0262" calcext:value-type="float">
            <text:p>0.0262</text:p>
          </table:table-cell>
          <table:table-cell office:value-type="float" office:value="7.59437" calcext:value-type="float">
            <text:p>7.59437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formula="of:=[.B134]/1000" office:value-type="float" office:value="0.0264" calcext:value-type="float">
            <text:p>0.0264</text:p>
          </table:table-cell>
          <table:table-cell office:value-type="float" office:value="4.53727" calcext:value-type="float">
            <text:p>4.53727</text:p>
          </table:table-cell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table:formula="of:=[.B135]/1000" office:value-type="float" office:value="0.0266" calcext:value-type="float">
            <text:p>0.0266</text:p>
          </table:table-cell>
          <table:table-cell office:value-type="float" office:value="5.91069" calcext:value-type="float">
            <text:p>5.91069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table:formula="of:=[.B136]/1000" office:value-type="float" office:value="0.0268" calcext:value-type="float">
            <text:p>0.0268</text:p>
          </table:table-cell>
          <table:table-cell office:value-type="float" office:value="6.12645" calcext:value-type="float">
            <text:p>6.126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37]/1000" office:value-type="float" office:value="0.027" calcext:value-type="float">
            <text:p>0.027</text:p>
          </table:table-cell>
          <table:table-cell office:value-type="float" office:value="4.45835" calcext:value-type="float">
            <text:p>4.45835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formula="of:=[.B138]/1000" office:value-type="float" office:value="0.0272" calcext:value-type="float">
            <text:p>0.0272</text:p>
          </table:table-cell>
          <table:table-cell office:value-type="float" office:value="4.81002" calcext:value-type="float">
            <text:p>4.81002</text:p>
          </table:table-cell>
        </table:table-row>
        <table:table-row table:style-name="ro1">
          <table:table-cell/>
          <table:table-cell office:value-type="float" office:value="27.4" calcext:value-type="float">
            <text:p>27.4</text:p>
          </table:table-cell>
          <table:table-cell table:formula="of:=[.B139]/1000" office:value-type="float" office:value="0.0274" calcext:value-type="float">
            <text:p>0.0274</text:p>
          </table:table-cell>
          <table:table-cell office:value-type="float" office:value="5.18764" calcext:value-type="float">
            <text:p>5.18764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table:formula="of:=[.B140]/1000" office:value-type="float" office:value="0.0276" calcext:value-type="float">
            <text:p>0.0276</text:p>
          </table:table-cell>
          <table:table-cell office:value-type="float" office:value="4.78423" calcext:value-type="float">
            <text:p>4.78423</text:p>
          </table:table-cell>
        </table:table-row>
        <table:table-row table:style-name="ro1">
          <table:table-cell/>
          <table:table-cell office:value-type="float" office:value="27.8" calcext:value-type="float">
            <text:p>27.8</text:p>
          </table:table-cell>
          <table:table-cell table:formula="of:=[.B141]/1000" office:value-type="float" office:value="0.0278" calcext:value-type="float">
            <text:p>0.0278</text:p>
          </table:table-cell>
          <table:table-cell office:value-type="float" office:value="4.58203" calcext:value-type="float">
            <text:p>4.5820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142]/1000" office:value-type="float" office:value="0.028" calcext:value-type="float">
            <text:p>0.028</text:p>
          </table:table-cell>
          <table:table-cell office:value-type="float" office:value="6.46361" calcext:value-type="float">
            <text:p>6.46361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table:formula="of:=[.B143]/1000" office:value-type="float" office:value="0.0282" calcext:value-type="float">
            <text:p>0.0282</text:p>
          </table:table-cell>
          <table:table-cell office:value-type="float" office:value="5.05708" calcext:value-type="float">
            <text:p>5.05708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table:formula="of:=[.B144]/1000" office:value-type="float" office:value="0.0284" calcext:value-type="float">
            <text:p>0.0284</text:p>
          </table:table-cell>
          <table:table-cell office:value-type="float" office:value="4.11616" calcext:value-type="float">
            <text:p>4.11616</text:p>
          </table:table-cell>
        </table:table-row>
        <table:table-row table:style-name="ro1">
          <table:table-cell/>
          <table:table-cell office:value-type="float" office:value="28.6" calcext:value-type="float">
            <text:p>28.6</text:p>
          </table:table-cell>
          <table:table-cell table:formula="of:=[.B145]/1000" office:value-type="float" office:value="0.0286" calcext:value-type="float">
            <text:p>0.0286</text:p>
          </table:table-cell>
          <table:table-cell office:value-type="float" office:value="4.14752" calcext:value-type="float">
            <text:p>4.14752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table:formula="of:=[.B146]/1000" office:value-type="float" office:value="0.0288" calcext:value-type="float">
            <text:p>0.0288</text:p>
          </table:table-cell>
          <table:table-cell office:value-type="float" office:value="4.72975" calcext:value-type="float">
            <text:p>4.729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47]/1000" office:value-type="float" office:value="0.029" calcext:value-type="float">
            <text:p>0.029</text:p>
          </table:table-cell>
          <table:table-cell office:value-type="float" office:value="4.47274" calcext:value-type="float">
            <text:p>4.47274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table:formula="of:=[.B148]/1000" office:value-type="float" office:value="0.0292" calcext:value-type="float">
            <text:p>0.0292</text:p>
          </table:table-cell>
          <table:table-cell office:value-type="float" office:value="6.35541" calcext:value-type="float">
            <text:p>6.35541</text:p>
          </table:table-cell>
        </table:table-row>
        <table:table-row table:style-name="ro1">
          <table:table-cell/>
          <table:table-cell office:value-type="float" office:value="29.4" calcext:value-type="float">
            <text:p>29.4</text:p>
          </table:table-cell>
          <table:table-cell table:formula="of:=[.B149]/1000" office:value-type="float" office:value="0.0294" calcext:value-type="float">
            <text:p>0.0294</text:p>
          </table:table-cell>
          <table:table-cell office:value-type="float" office:value="5.00147" calcext:value-type="float">
            <text:p>5.00147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table:formula="of:=[.B150]/1000" office:value-type="float" office:value="0.0296" calcext:value-type="float">
            <text:p>0.0296</text:p>
          </table:table-cell>
          <table:table-cell office:value-type="float" office:value="4.5057" calcext:value-type="float">
            <text:p>4.5057</text:p>
          </table:table-cell>
        </table:table-row>
        <table:table-row table:style-name="ro1">
          <table:table-cell/>
          <table:table-cell office:value-type="float" office:value="29.8" calcext:value-type="float">
            <text:p>29.8</text:p>
          </table:table-cell>
          <table:table-cell table:formula="of:=[.B151]/1000" office:value-type="float" office:value="0.0298" calcext:value-type="float">
            <text:p>0.0298</text:p>
          </table:table-cell>
          <table:table-cell office:value-type="float" office:value="6.08778" calcext:value-type="float">
            <text:p>6.0877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52]/1000" office:value-type="float" office:value="0.03" calcext:value-type="float">
            <text:p>0.03</text:p>
          </table:table-cell>
          <table:table-cell office:value-type="float" office:value="5.29501" calcext:value-type="float">
            <text:p>5.29501</text:p>
          </table:table-cell>
        </table:table-row>
        <table:table-row table:style-name="ro1">
          <table:table-cell/>
          <table:table-cell office:value-type="float" office:value="30.2" calcext:value-type="float">
            <text:p>30.2</text:p>
          </table:table-cell>
          <table:table-cell table:formula="of:=[.B153]/1000" office:value-type="float" office:value="0.0302" calcext:value-type="float">
            <text:p>0.0302</text:p>
          </table:table-cell>
          <table:table-cell office:value-type="float" office:value="5.95804" calcext:value-type="float">
            <text:p>5.9580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table:formula="of:=[.B154]/1000" office:value-type="float" office:value="0.0304" calcext:value-type="float">
            <text:p>0.0304</text:p>
          </table:table-cell>
          <table:table-cell office:value-type="float" office:value="5.17574" calcext:value-type="float">
            <text:p>5.17574</text:p>
          </table:table-cell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table:formula="of:=[.B155]/1000" office:value-type="float" office:value="0.0306" calcext:value-type="float">
            <text:p>0.0306</text:p>
          </table:table-cell>
          <table:table-cell office:value-type="float" office:value="4.64439" calcext:value-type="float">
            <text:p>4.64439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table:formula="of:=[.B156]/1000" office:value-type="float" office:value="0.0308" calcext:value-type="float">
            <text:p>0.0308</text:p>
          </table:table-cell>
          <table:table-cell office:value-type="float" office:value="5.50176" calcext:value-type="float">
            <text:p>5.5017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57]/1000" office:value-type="float" office:value="0.031" calcext:value-type="float">
            <text:p>0.031</text:p>
          </table:table-cell>
          <table:table-cell office:value-type="float" office:value="4.51614" calcext:value-type="float">
            <text:p>4.5161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table:formula="of:=[.B158]/1000" office:value-type="float" office:value="0.0312" calcext:value-type="float">
            <text:p>0.0312</text:p>
          </table:table-cell>
          <table:table-cell office:value-type="float" office:value="3.51593" calcext:value-type="float">
            <text:p>3.51593</text:p>
          </table:table-cell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 table:formula="of:=[.B159]/1000" office:value-type="float" office:value="0.0314" calcext:value-type="float">
            <text:p>0.0314</text:p>
          </table:table-cell>
          <table:table-cell office:value-type="float" office:value="4.46009" calcext:value-type="float">
            <text:p>4.46009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table:formula="of:=[.B160]/1000" office:value-type="float" office:value="0.0316" calcext:value-type="float">
            <text:p>0.0316</text:p>
          </table:table-cell>
          <table:table-cell office:value-type="float" office:value="3.01836" calcext:value-type="float">
            <text:p>3.01836</text:p>
          </table:table-cell>
        </table:table-row>
        <table:table-row table:style-name="ro1">
          <table:table-cell/>
          <table:table-cell office:value-type="float" office:value="31.8" calcext:value-type="float">
            <text:p>31.8</text:p>
          </table:table-cell>
          <table:table-cell table:formula="of:=[.B161]/1000" office:value-type="float" office:value="0.0318" calcext:value-type="float">
            <text:p>0.0318</text:p>
          </table:table-cell>
          <table:table-cell office:value-type="float" office:value="4.18999" calcext:value-type="float">
            <text:p>4.18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62]/1000" office:value-type="float" office:value="0.032" calcext:value-type="float">
            <text:p>0.032</text:p>
          </table:table-cell>
          <table:table-cell office:value-type="float" office:value="4.01904" calcext:value-type="float">
            <text:p>4.01904</text:p>
          </table:table-cell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 table:formula="of:=[.B163]/1000" office:value-type="float" office:value="0.0322" calcext:value-type="float">
            <text:p>0.0322</text:p>
          </table:table-cell>
          <table:table-cell office:value-type="float" office:value="4.32264" calcext:value-type="float">
            <text:p>4.32264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table:formula="of:=[.B164]/1000" office:value-type="float" office:value="0.0324" calcext:value-type="float">
            <text:p>0.0324</text:p>
          </table:table-cell>
          <table:table-cell office:value-type="float" office:value="4.60625" calcext:value-type="float">
            <text:p>4.60625</text:p>
          </table:table-cell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table:formula="of:=[.B165]/1000" office:value-type="float" office:value="0.0326" calcext:value-type="float">
            <text:p>0.0326</text:p>
          </table:table-cell>
          <table:table-cell office:value-type="float" office:value="4.72511" calcext:value-type="float">
            <text:p>4.72511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table:formula="of:=[.B166]/1000" office:value-type="float" office:value="0.0328" calcext:value-type="float">
            <text:p>0.0328</text:p>
          </table:table-cell>
          <table:table-cell office:value-type="float" office:value="2.9342" calcext:value-type="float">
            <text:p>2.934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167]/1000" office:value-type="float" office:value="0.033" calcext:value-type="float">
            <text:p>0.033</text:p>
          </table:table-cell>
          <table:table-cell office:value-type="float" office:value="5.1777" calcext:value-type="float">
            <text:p>5.1777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table:formula="of:=[.B168]/1000" office:value-type="float" office:value="0.0332" calcext:value-type="float">
            <text:p>0.0332</text:p>
          </table:table-cell>
          <table:table-cell office:value-type="float" office:value="4.48142" calcext:value-type="float">
            <text:p>4.48142</text:p>
          </table:table-cell>
        </table:table-row>
        <table:table-row table:style-name="ro1">
          <table:table-cell/>
          <table:table-cell office:value-type="float" office:value="33.4" calcext:value-type="float">
            <text:p>33.4</text:p>
          </table:table-cell>
          <table:table-cell table:formula="of:=[.B169]/1000" office:value-type="float" office:value="0.0334" calcext:value-type="float">
            <text:p>0.0334</text:p>
          </table:table-cell>
          <table:table-cell office:value-type="float" office:value="3.87553" calcext:value-type="float">
            <text:p>3.87553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table:formula="of:=[.B170]/1000" office:value-type="float" office:value="0.0336" calcext:value-type="float">
            <text:p>0.0336</text:p>
          </table:table-cell>
          <table:table-cell office:value-type="float" office:value="3.79216" calcext:value-type="float">
            <text:p>3.79216</text:p>
          </table:table-cell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[.B171]/1000" office:value-type="float" office:value="0.0338" calcext:value-type="float">
            <text:p>0.0338</text:p>
          </table:table-cell>
          <table:table-cell office:value-type="float" office:value="3.86247" calcext:value-type="float">
            <text:p>3.8624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172]/1000" office:value-type="float" office:value="0.034" calcext:value-type="float">
            <text:p>0.034</text:p>
          </table:table-cell>
          <table:table-cell office:value-type="float" office:value="3.10289" calcext:value-type="float">
            <text:p>3.10289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table:formula="of:=[.B173]/1000" office:value-type="float" office:value="0.0342" calcext:value-type="float">
            <text:p>0.0342</text:p>
          </table:table-cell>
          <table:table-cell office:value-type="float" office:value="5.05414" calcext:value-type="float">
            <text:p>5.05414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table:formula="of:=[.B174]/1000" office:value-type="float" office:value="0.0344" calcext:value-type="float">
            <text:p>0.0344</text:p>
          </table:table-cell>
          <table:table-cell office:value-type="float" office:value="3.20201" calcext:value-type="float">
            <text:p>3.20201</text:p>
          </table:table-cell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table:formula="of:=[.B175]/1000" office:value-type="float" office:value="0.0346" calcext:value-type="float">
            <text:p>0.0346</text:p>
          </table:table-cell>
          <table:table-cell office:value-type="float" office:value="2.82672" calcext:value-type="float">
            <text:p>2.82672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table:formula="of:=[.B176]/1000" office:value-type="float" office:value="0.0348" calcext:value-type="float">
            <text:p>0.0348</text:p>
          </table:table-cell>
          <table:table-cell office:value-type="float" office:value="5.28211" calcext:value-type="float">
            <text:p>5.282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77]/1000" office:value-type="float" office:value="0.035" calcext:value-type="float">
            <text:p>0.035</text:p>
          </table:table-cell>
          <table:table-cell office:value-type="float" office:value="3.55159" calcext:value-type="float">
            <text:p>3.55159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[.B178]/1000" office:value-type="float" office:value="0.0352" calcext:value-type="float">
            <text:p>0.0352</text:p>
          </table:table-cell>
          <table:table-cell office:value-type="float" office:value="3.86429" calcext:value-type="float">
            <text:p>3.86429</text:p>
          </table:table-cell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[.B179]/1000" office:value-type="float" office:value="0.0354" calcext:value-type="float">
            <text:p>0.0354</text:p>
          </table:table-cell>
          <table:table-cell office:value-type="float" office:value="3.63713" calcext:value-type="float">
            <text:p>3.63713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table:formula="of:=[.B180]/1000" office:value-type="float" office:value="0.0356" calcext:value-type="float">
            <text:p>0.0356</text:p>
          </table:table-cell>
          <table:table-cell office:value-type="float" office:value="4.41026" calcext:value-type="float">
            <text:p>4.41026</text:p>
          </table:table-cell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 table:formula="of:=[.B181]/1000" office:value-type="float" office:value="0.0358" calcext:value-type="float">
            <text:p>0.0358</text:p>
          </table:table-cell>
          <table:table-cell office:value-type="float" office:value="4.14261" calcext:value-type="float">
            <text:p>4.14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182]/1000" office:value-type="float" office:value="0.036" calcext:value-type="float">
            <text:p>0.036</text:p>
          </table:table-cell>
          <table:table-cell office:value-type="float" office:value="3.3965" calcext:value-type="float">
            <text:p>3.3965</text:p>
          </table:table-cell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table:formula="of:=[.B183]/1000" office:value-type="float" office:value="0.0362" calcext:value-type="float">
            <text:p>0.0362</text:p>
          </table:table-cell>
          <table:table-cell office:value-type="float" office:value="3.73169" calcext:value-type="float">
            <text:p>3.73169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table:formula="of:=[.B184]/1000" office:value-type="float" office:value="0.0364" calcext:value-type="float">
            <text:p>0.0364</text:p>
          </table:table-cell>
          <table:table-cell office:value-type="float" office:value="3.12632" calcext:value-type="float">
            <text:p>3.12632</text:p>
          </table:table-cell>
        </table:table-row>
        <table:table-row table:style-name="ro1">
          <table:table-cell/>
          <table:table-cell office:value-type="float" office:value="36.6" calcext:value-type="float">
            <text:p>36.6</text:p>
          </table:table-cell>
          <table:table-cell table:formula="of:=[.B185]/1000" office:value-type="float" office:value="0.0366" calcext:value-type="float">
            <text:p>0.0366</text:p>
          </table:table-cell>
          <table:table-cell office:value-type="float" office:value="3.44336" calcext:value-type="float">
            <text:p>3.44336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table:formula="of:=[.B186]/1000" office:value-type="float" office:value="0.0368" calcext:value-type="float">
            <text:p>0.0368</text:p>
          </table:table-cell>
          <table:table-cell office:value-type="float" office:value="3.39715" calcext:value-type="float">
            <text:p>3.397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87]/1000" office:value-type="float" office:value="0.037" calcext:value-type="float">
            <text:p>0.037</text:p>
          </table:table-cell>
          <table:table-cell office:value-type="float" office:value="2.74057" calcext:value-type="float">
            <text:p>2.7405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table:formula="of:=[.B188]/1000" office:value-type="float" office:value="0.0372" calcext:value-type="float">
            <text:p>0.0372</text:p>
          </table:table-cell>
          <table:table-cell office:value-type="float" office:value="2.41402" calcext:value-type="float">
            <text:p>2.41402</text:p>
          </table:table-cell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table:formula="of:=[.B189]/1000" office:value-type="float" office:value="0.0374" calcext:value-type="float">
            <text:p>0.0374</text:p>
          </table:table-cell>
          <table:table-cell office:value-type="float" office:value="4.15188" calcext:value-type="float">
            <text:p>4.1518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table:formula="of:=[.B190]/1000" office:value-type="float" office:value="0.0376" calcext:value-type="float">
            <text:p>0.0376</text:p>
          </table:table-cell>
          <table:table-cell office:value-type="float" office:value="3.33017" calcext:value-type="float">
            <text:p>3.33017</text:p>
          </table:table-cell>
        </table:table-row>
        <table:table-row table:style-name="ro1">
          <table:table-cell/>
          <table:table-cell office:value-type="float" office:value="37.8" calcext:value-type="float">
            <text:p>37.8</text:p>
          </table:table-cell>
          <table:table-cell table:formula="of:=[.B191]/1000" office:value-type="float" office:value="0.0378" calcext:value-type="float">
            <text:p>0.0378</text:p>
          </table:table-cell>
          <table:table-cell office:value-type="float" office:value="2.55366" calcext:value-type="float">
            <text:p>2.553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92]/1000" office:value-type="float" office:value="0.038" calcext:value-type="float">
            <text:p>0.038</text:p>
          </table:table-cell>
          <table:table-cell office:value-type="float" office:value="2.55224" calcext:value-type="float">
            <text:p>2.55224</text:p>
          </table:table-cell>
        </table:table-row>
        <table:table-row table:style-name="ro1">
          <table:table-cell/>
          <table:table-cell office:value-type="float" office:value="38.2" calcext:value-type="float">
            <text:p>38.2</text:p>
          </table:table-cell>
          <table:table-cell table:formula="of:=[.B193]/1000" office:value-type="float" office:value="0.0382" calcext:value-type="float">
            <text:p>0.0382</text:p>
          </table:table-cell>
          <table:table-cell office:value-type="float" office:value="3.26473" calcext:value-type="float">
            <text:p>3.26473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table:formula="of:=[.B194]/1000" office:value-type="float" office:value="0.0384" calcext:value-type="float">
            <text:p>0.0384</text:p>
          </table:table-cell>
          <table:table-cell office:value-type="float" office:value="2.71351" calcext:value-type="float">
            <text:p>2.71351</text:p>
          </table:table-cell>
        </table:table-row>
        <table:table-row table:style-name="ro1">
          <table:table-cell/>
          <table:table-cell office:value-type="float" office:value="38.6" calcext:value-type="float">
            <text:p>38.6</text:p>
          </table:table-cell>
          <table:table-cell table:formula="of:=[.B195]/1000" office:value-type="float" office:value="0.0386" calcext:value-type="float">
            <text:p>0.0386</text:p>
          </table:table-cell>
          <table:table-cell office:value-type="float" office:value="2.91588" calcext:value-type="float">
            <text:p>2.91588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table:formula="of:=[.B196]/1000" office:value-type="float" office:value="0.0388" calcext:value-type="float">
            <text:p>0.0388</text:p>
          </table:table-cell>
          <table:table-cell office:value-type="float" office:value="2.17627" calcext:value-type="float">
            <text:p>2.176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97]/1000" office:value-type="float" office:value="0.039" calcext:value-type="float">
            <text:p>0.039</text:p>
          </table:table-cell>
          <table:table-cell office:value-type="float" office:value="3.43679" calcext:value-type="float">
            <text:p>3.43679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table:formula="of:=[.B198]/1000" office:value-type="float" office:value="0.0392" calcext:value-type="float">
            <text:p>0.0392</text:p>
          </table:table-cell>
          <table:table-cell office:value-type="float" office:value="1.52889" calcext:value-type="float">
            <text:p>1.52889</text:p>
          </table:table-cell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table:formula="of:=[.B199]/1000" office:value-type="float" office:value="0.0394" calcext:value-type="float">
            <text:p>0.0394</text:p>
          </table:table-cell>
          <table:table-cell office:value-type="float" office:value="2.30275" calcext:value-type="float">
            <text:p>2.30275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table:formula="of:=[.B200]/1000" office:value-type="float" office:value="0.0396" calcext:value-type="float">
            <text:p>0.0396</text:p>
          </table:table-cell>
          <table:table-cell office:value-type="float" office:value="2.53951" calcext:value-type="float">
            <text:p>2.53951</text:p>
          </table:table-cell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table:formula="of:=[.B201]/1000" office:value-type="float" office:value="0.0398" calcext:value-type="float">
            <text:p>0.0398</text:p>
          </table:table-cell>
          <table:table-cell office:value-type="float" office:value="2.56065" calcext:value-type="float">
            <text:p>2.560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202]/1000" office:value-type="float" office:value="0.04" calcext:value-type="float">
            <text:p>0.04</text:p>
          </table:table-cell>
          <table:table-cell office:value-type="float" office:value="2.4103" calcext:value-type="float">
            <text:p>2.4103</text:p>
          </table:table-cell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table:formula="of:=[.B203]/1000" office:value-type="float" office:value="0.0402" calcext:value-type="float">
            <text:p>0.0402</text:p>
          </table:table-cell>
          <table:table-cell office:value-type="float" office:value="1.92441" calcext:value-type="float">
            <text:p>1.92441</text:p>
          </table:table-cell>
        </table:table-row>
        <table:table-row table:style-name="ro1">
          <table:table-cell/>
          <table:table-cell office:value-type="float" office:value="40.4" calcext:value-type="float">
            <text:p>40.4</text:p>
          </table:table-cell>
          <table:table-cell table:formula="of:=[.B204]/1000" office:value-type="float" office:value="0.0404" calcext:value-type="float">
            <text:p>0.0404</text:p>
          </table:table-cell>
          <table:table-cell office:value-type="float" office:value="2.29635" calcext:value-type="float">
            <text:p>2.29635</text:p>
          </table:table-cell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table:formula="of:=[.B205]/1000" office:value-type="float" office:value="0.0406" calcext:value-type="float">
            <text:p>0.0406</text:p>
          </table:table-cell>
          <table:table-cell office:value-type="float" office:value="3.35406" calcext:value-type="float">
            <text:p>3.35406</text:p>
          </table:table-cell>
        </table:table-row>
        <table:table-row table:style-name="ro1">
          <table:table-cell/>
          <table:table-cell office:value-type="float" office:value="40.8" calcext:value-type="float">
            <text:p>40.8</text:p>
          </table:table-cell>
          <table:table-cell table:formula="of:=[.B206]/1000" office:value-type="float" office:value="0.0408" calcext:value-type="float">
            <text:p>0.0408</text:p>
          </table:table-cell>
          <table:table-cell office:value-type="float" office:value="1.69848" calcext:value-type="float">
            <text:p>1.6984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7]/1000" office:value-type="float" office:value="0.041" calcext:value-type="float">
            <text:p>0.041</text:p>
          </table:table-cell>
          <table:table-cell office:value-type="float" office:value="2.66043" calcext:value-type="float">
            <text:p>2.66043</text:p>
          </table:table-cell>
        </table:table-row>
        <table:table-row table:style-name="ro1">
          <table:table-cell/>
          <table:table-cell office:value-type="float" office:value="41.2" calcext:value-type="float">
            <text:p>41.2</text:p>
          </table:table-cell>
          <table:table-cell table:formula="of:=[.B208]/1000" office:value-type="float" office:value="0.0412" calcext:value-type="float">
            <text:p>0.0412</text:p>
          </table:table-cell>
          <table:table-cell office:value-type="float" office:value="3.20905" calcext:value-type="float">
            <text:p>3.20905</text:p>
          </table:table-cell>
        </table:table-row>
        <table:table-row table:style-name="ro1">
          <table:table-cell/>
          <table:table-cell office:value-type="float" office:value="41.4" calcext:value-type="float">
            <text:p>41.4</text:p>
          </table:table-cell>
          <table:table-cell table:formula="of:=[.B209]/1000" office:value-type="float" office:value="0.0414" calcext:value-type="float">
            <text:p>0.0414</text:p>
          </table:table-cell>
          <table:table-cell office:value-type="float" office:value="2.4307" calcext:value-type="float">
            <text:p>2.4307</text:p>
          </table:table-cell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table:formula="of:=[.B210]/1000" office:value-type="float" office:value="0.0416" calcext:value-type="float">
            <text:p>0.0416</text:p>
          </table:table-cell>
          <table:table-cell office:value-type="float" office:value="2.82071" calcext:value-type="float">
            <text:p>2.82071</text:p>
          </table:table-cell>
        </table:table-row>
        <table:table-row table:style-name="ro1">
          <table:table-cell/>
          <table:table-cell office:value-type="float" office:value="41.8" calcext:value-type="float">
            <text:p>41.8</text:p>
          </table:table-cell>
          <table:table-cell table:formula="of:=[.B211]/1000" office:value-type="float" office:value="0.0418" calcext:value-type="float">
            <text:p>0.0418</text:p>
          </table:table-cell>
          <table:table-cell office:value-type="float" office:value="2.30875" calcext:value-type="float">
            <text:p>2.3087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212]/1000" office:value-type="float" office:value="0.042" calcext:value-type="float">
            <text:p>0.042</text:p>
          </table:table-cell>
          <table:table-cell office:value-type="float" office:value="2.3011" calcext:value-type="float">
            <text:p>2.3011</text:p>
          </table:table-cell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 table:formula="of:=[.B213]/1000" office:value-type="float" office:value="0.0422" calcext:value-type="float">
            <text:p>0.0422</text:p>
          </table:table-cell>
          <table:table-cell office:value-type="float" office:value="1.52346" calcext:value-type="float">
            <text:p>1.52346</text:p>
          </table:table-cell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 table:formula="of:=[.B214]/1000" office:value-type="float" office:value="0.0424" calcext:value-type="float">
            <text:p>0.0424</text:p>
          </table:table-cell>
          <table:table-cell office:value-type="float" office:value="2.65288" calcext:value-type="float">
            <text:p>2.65288</text:p>
          </table:table-cell>
        </table:table-row>
        <table:table-row table:style-name="ro1">
          <table:table-cell/>
          <table:table-cell office:value-type="float" office:value="42.6" calcext:value-type="float">
            <text:p>42.6</text:p>
          </table:table-cell>
          <table:table-cell table:formula="of:=[.B215]/1000" office:value-type="float" office:value="0.0426" calcext:value-type="float">
            <text:p>0.0426</text:p>
          </table:table-cell>
          <table:table-cell office:value-type="float" office:value="1.99212" calcext:value-type="float">
            <text:p>1.99212</text:p>
          </table:table-cell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 table:formula="of:=[.B216]/1000" office:value-type="float" office:value="0.0428" calcext:value-type="float">
            <text:p>0.0428</text:p>
          </table:table-cell>
          <table:table-cell office:value-type="float" office:value="2.84277" calcext:value-type="float">
            <text:p>2.842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217]/1000" office:value-type="float" office:value="0.043" calcext:value-type="float">
            <text:p>0.043</text:p>
          </table:table-cell>
          <table:table-cell office:value-type="float" office:value="2.61902" calcext:value-type="float">
            <text:p>2.61902</text:p>
          </table:table-cell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table:formula="of:=[.B218]/1000" office:value-type="float" office:value="0.0432" calcext:value-type="float">
            <text:p>0.0432</text:p>
          </table:table-cell>
          <table:table-cell office:value-type="float" office:value="1.66054" calcext:value-type="float">
            <text:p>1.66054</text:p>
          </table:table-cell>
        </table:table-row>
        <table:table-row table:style-name="ro1">
          <table:table-cell/>
          <table:table-cell office:value-type="float" office:value="43.4" calcext:value-type="float">
            <text:p>43.4</text:p>
          </table:table-cell>
          <table:table-cell table:formula="of:=[.B219]/1000" office:value-type="float" office:value="0.0434" calcext:value-type="float">
            <text:p>0.0434</text:p>
          </table:table-cell>
          <table:table-cell office:value-type="float" office:value="1.49871" calcext:value-type="float">
            <text:p>1.49871</text:p>
          </table:table-cell>
        </table:table-row>
        <table:table-row table:style-name="ro1">
          <table:table-cell/>
          <table:table-cell office:value-type="float" office:value="43.6" calcext:value-type="float">
            <text:p>43.6</text:p>
          </table:table-cell>
          <table:table-cell table:formula="of:=[.B220]/1000" office:value-type="float" office:value="0.0436" calcext:value-type="float">
            <text:p>0.0436</text:p>
          </table:table-cell>
          <table:table-cell office:value-type="float" office:value="2.29039" calcext:value-type="float">
            <text:p>2.29039</text:p>
          </table:table-cell>
        </table:table-row>
        <table:table-row table:style-name="ro1">
          <table:table-cell/>
          <table:table-cell office:value-type="float" office:value="43.8" calcext:value-type="float">
            <text:p>43.8</text:p>
          </table:table-cell>
          <table:table-cell table:formula="of:=[.B221]/1000" office:value-type="float" office:value="0.0438" calcext:value-type="float">
            <text:p>0.0438</text:p>
          </table:table-cell>
          <table:table-cell office:value-type="float" office:value="2.32067" calcext:value-type="float">
            <text:p>2.3206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222]/1000" office:value-type="float" office:value="0.044" calcext:value-type="float">
            <text:p>0.044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/>
          <table:table-cell office:value-type="float" office:value="44.2" calcext:value-type="float">
            <text:p>44.2</text:p>
          </table:table-cell>
          <table:table-cell table:formula="of:=[.B223]/1000" office:value-type="float" office:value="0.0442" calcext:value-type="float">
            <text:p>0.0442</text:p>
          </table:table-cell>
          <table:table-cell office:value-type="float" office:value="2.54617" calcext:value-type="float">
            <text:p>2.54617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table:formula="of:=[.B224]/1000" office:value-type="float" office:value="0.0444" calcext:value-type="float">
            <text:p>0.0444</text:p>
          </table:table-cell>
          <table:table-cell office:value-type="float" office:value="2.15265" calcext:value-type="float">
            <text:p>2.15265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table:formula="of:=[.B225]/1000" office:value-type="float" office:value="0.0446" calcext:value-type="float">
            <text:p>0.0446</text:p>
          </table:table-cell>
          <table:table-cell office:value-type="float" office:value="1.05061" calcext:value-type="float">
            <text:p>1.05061</text:p>
          </table:table-cell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table:formula="of:=[.B226]/1000" office:value-type="float" office:value="0.0448" calcext:value-type="float">
            <text:p>0.0448</text:p>
          </table:table-cell>
          <table:table-cell office:value-type="float" office:value="2.21287" calcext:value-type="float">
            <text:p>2.212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227]/1000" office:value-type="float" office:value="0.045" calcext:value-type="float">
            <text:p>0.045</text:p>
          </table:table-cell>
          <table:table-cell office:value-type="float" office:value="2.15243" calcext:value-type="float">
            <text:p>2.15243</text:p>
          </table:table-cell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 table:formula="of:=[.B228]/1000" office:value-type="float" office:value="0.0452" calcext:value-type="float">
            <text:p>0.0452</text:p>
          </table:table-cell>
          <table:table-cell office:value-type="float" office:value="2.01738" calcext:value-type="float">
            <text:p>2.01738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table:formula="of:=[.B229]/1000" office:value-type="float" office:value="0.0454" calcext:value-type="float">
            <text:p>0.0454</text:p>
          </table:table-cell>
          <table:table-cell office:value-type="float" office:value="2.33022" calcext:value-type="float">
            <text:p>2.33022</text:p>
          </table:table-cell>
        </table:table-row>
        <table:table-row table:style-name="ro1">
          <table:table-cell/>
          <table:table-cell office:value-type="float" office:value="45.6" calcext:value-type="float">
            <text:p>45.6</text:p>
          </table:table-cell>
          <table:table-cell table:formula="of:=[.B230]/1000" office:value-type="float" office:value="0.0456" calcext:value-type="float">
            <text:p>0.0456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/>
          <table:table-cell office:value-type="float" office:value="45.8" calcext:value-type="float">
            <text:p>45.8</text:p>
          </table:table-cell>
          <table:table-cell table:formula="of:=[.B231]/1000" office:value-type="float" office:value="0.0458" calcext:value-type="float">
            <text:p>0.0458</text:p>
          </table:table-cell>
          <table:table-cell office:value-type="float" office:value="2.3341" calcext:value-type="float">
            <text:p>2.33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232]/1000" office:value-type="float" office:value="0.046" calcext:value-type="float">
            <text:p>0.046</text:p>
          </table:table-cell>
          <table:table-cell office:value-type="float" office:value="1.26018" calcext:value-type="float">
            <text:p>1.26018</text:p>
          </table:table-cell>
        </table:table-row>
        <table:table-row table:style-name="ro1">
          <table:table-cell/>
          <table:table-cell office:value-type="float" office:value="46.2" calcext:value-type="float">
            <text:p>46.2</text:p>
          </table:table-cell>
          <table:table-cell table:formula="of:=[.B233]/1000" office:value-type="float" office:value="0.0462" calcext:value-type="float">
            <text:p>0.0462</text:p>
          </table:table-cell>
          <table:table-cell office:value-type="float" office:value="1.45831" calcext:value-type="float">
            <text:p>1.45831</text:p>
          </table:table-cell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table:formula="of:=[.B234]/1000" office:value-type="float" office:value="0.0464" calcext:value-type="float">
            <text:p>0.0464</text:p>
          </table:table-cell>
          <table:table-cell office:value-type="float" office:value="2.2454" calcext:value-type="float">
            <text:p>2.2454</text:p>
          </table:table-cell>
        </table:table-row>
        <table:table-row table:style-name="ro1">
          <table:table-cell/>
          <table:table-cell office:value-type="float" office:value="46.6" calcext:value-type="float">
            <text:p>46.6</text:p>
          </table:table-cell>
          <table:table-cell table:formula="of:=[.B235]/1000" office:value-type="float" office:value="0.0466" calcext:value-type="float">
            <text:p>0.0466</text:p>
          </table:table-cell>
          <table:table-cell office:value-type="float" office:value="1.80859" calcext:value-type="float">
            <text:p>1.80859</text:p>
          </table:table-cell>
        </table:table-row>
        <table:table-row table:style-name="ro1">
          <table:table-cell/>
          <table:table-cell office:value-type="float" office:value="46.8" calcext:value-type="float">
            <text:p>46.8</text:p>
          </table:table-cell>
          <table:table-cell table:formula="of:=[.B236]/1000" office:value-type="float" office:value="0.0468" calcext:value-type="float">
            <text:p>0.0468</text:p>
          </table:table-cell>
          <table:table-cell office:value-type="float" office:value="1.64978" calcext:value-type="float">
            <text:p>1.649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237]/1000" office:value-type="float" office:value="0.047" calcext:value-type="float">
            <text:p>0.047</text:p>
          </table:table-cell>
          <table:table-cell office:value-type="float" office:value="1.46656" calcext:value-type="float">
            <text:p>1.46656</text:p>
          </table:table-cell>
        </table:table-row>
        <table:table-row table:style-name="ro1">
          <table:table-cell/>
          <table:table-cell office:value-type="float" office:value="47.2" calcext:value-type="float">
            <text:p>47.2</text:p>
          </table:table-cell>
          <table:table-cell table:formula="of:=[.B238]/1000" office:value-type="float" office:value="0.0472" calcext:value-type="float">
            <text:p>0.0472</text:p>
          </table:table-cell>
          <table:table-cell office:value-type="float" office:value="1.89505" calcext:value-type="float">
            <text:p>1.89505</text:p>
          </table:table-cell>
        </table:table-row>
        <table:table-row table:style-name="ro1">
          <table:table-cell/>
          <table:table-cell office:value-type="float" office:value="47.4" calcext:value-type="float">
            <text:p>47.4</text:p>
          </table:table-cell>
          <table:table-cell table:formula="of:=[.B239]/1000" office:value-type="float" office:value="0.0474" calcext:value-type="float">
            <text:p>0.0474</text:p>
          </table:table-cell>
          <table:table-cell office:value-type="float" office:value="1.69798" calcext:value-type="float">
            <text:p>1.69798</text:p>
          </table:table-cell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 table:formula="of:=[.B240]/1000" office:value-type="float" office:value="0.0476" calcext:value-type="float">
            <text:p>0.0476</text:p>
          </table:table-cell>
          <table:table-cell office:value-type="float" office:value="1.20419" calcext:value-type="float">
            <text:p>1.20419</text:p>
          </table:table-cell>
        </table:table-row>
        <table:table-row table:style-name="ro1">
          <table:table-cell/>
          <table:table-cell office:value-type="float" office:value="47.8" calcext:value-type="float">
            <text:p>47.8</text:p>
          </table:table-cell>
          <table:table-cell table:formula="of:=[.B241]/1000" office:value-type="float" office:value="0.0478" calcext:value-type="float">
            <text:p>0.0478</text:p>
          </table:table-cell>
          <table:table-cell office:value-type="float" office:value="1.57693" calcext:value-type="float">
            <text:p>1.5769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242]/1000" office:value-type="float" office:value="0.048" calcext:value-type="float">
            <text:p>0.048</text:p>
          </table:table-cell>
          <table:table-cell office:value-type="float" office:value="1.05349" calcext:value-type="float">
            <text:p>1.05349</text:p>
          </table:table-cell>
        </table:table-row>
        <table:table-row table:style-name="ro1">
          <table:table-cell/>
          <table:table-cell office:value-type="float" office:value="48.2" calcext:value-type="float">
            <text:p>48.2</text:p>
          </table:table-cell>
          <table:table-cell table:formula="of:=[.B243]/1000" office:value-type="float" office:value="0.0482" calcext:value-type="float">
            <text:p>0.0482</text:p>
          </table:table-cell>
          <table:table-cell office:value-type="float" office:value="0.675887" calcext:value-type="float">
            <text:p>0.675887</text:p>
          </table:table-cell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formula="of:=[.B244]/1000" office:value-type="float" office:value="0.0484" calcext:value-type="float">
            <text:p>0.0484</text:p>
          </table:table-cell>
          <table:table-cell office:value-type="float" office:value="1.71124" calcext:value-type="float">
            <text:p>1.71124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table:formula="of:=[.B245]/1000" office:value-type="float" office:value="0.0486" calcext:value-type="float">
            <text:p>0.0486</text:p>
          </table:table-cell>
          <table:table-cell office:value-type="float" office:value="1.2055" calcext:value-type="float">
            <text:p>1.2055</text:p>
          </table:table-cell>
        </table:table-row>
        <table:table-row table:style-name="ro1">
          <table:table-cell/>
          <table:table-cell office:value-type="float" office:value="48.8" calcext:value-type="float">
            <text:p>48.8</text:p>
          </table:table-cell>
          <table:table-cell table:formula="of:=[.B246]/1000" office:value-type="float" office:value="0.0488" calcext:value-type="float">
            <text:p>0.0488</text:p>
          </table:table-cell>
          <table:table-cell office:value-type="float" office:value="0.980147" calcext:value-type="float">
            <text:p>0.98014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247]/1000" office:value-type="float" office:value="0.049" calcext:value-type="float">
            <text:p>0.049</text:p>
          </table:table-cell>
          <table:table-cell office:value-type="float" office:value="0.600469" calcext:value-type="float">
            <text:p>0.600469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table:formula="of:=[.B248]/1000" office:value-type="float" office:value="0.0492" calcext:value-type="float">
            <text:p>0.0492</text:p>
          </table:table-cell>
          <table:table-cell office:value-type="float" office:value="0.74597" calcext:value-type="float">
            <text:p>0.74597</text:p>
          </table:table-cell>
        </table:table-row>
        <table:table-row table:style-name="ro1">
          <table:table-cell/>
          <table:table-cell office:value-type="float" office:value="49.4" calcext:value-type="float">
            <text:p>49.4</text:p>
          </table:table-cell>
          <table:table-cell table:formula="of:=[.B249]/1000" office:value-type="float" office:value="0.0494" calcext:value-type="float">
            <text:p>0.0494</text:p>
          </table:table-cell>
          <table:table-cell office:value-type="float" office:value="0.606514" calcext:value-type="float">
            <text:p>0.606514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table:formula="of:=[.B250]/1000" office:value-type="float" office:value="0.0496" calcext:value-type="float">
            <text:p>0.0496</text:p>
          </table:table-cell>
          <table:table-cell office:value-type="float" office:value="1.05454" calcext:value-type="float">
            <text:p>1.05454</text:p>
          </table:table-cell>
        </table:table-row>
        <table:table-row table:style-name="ro1">
          <table:table-cell/>
          <table:table-cell office:value-type="float" office:value="49.8" calcext:value-type="float">
            <text:p>49.8</text:p>
          </table:table-cell>
          <table:table-cell table:formula="of:=[.B251]/1000" office:value-type="float" office:value="0.0498" calcext:value-type="float">
            <text:p>0.0498</text:p>
          </table:table-cell>
          <table:table-cell office:value-type="float" office:value="1.17665" calcext:value-type="float">
            <text:p>1.176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52]/1000" office:value-type="float" office:value="0.05" calcext:value-type="float">
            <text:p>0.05</text:p>
          </table:table-cell>
          <table:table-cell office:value-type="float" office:value="1.44548" calcext:value-type="float">
            <text:p>1.44548</text:p>
          </table:table-cell>
        </table:table-row>
        <table:table-row table:style-name="ro1">
          <table:table-cell/>
          <table:table-cell office:value-type="float" office:value="50.2" calcext:value-type="float">
            <text:p>50.2</text:p>
          </table:table-cell>
          <table:table-cell table:formula="of:=[.B253]/1000" office:value-type="float" office:value="0.0502" calcext:value-type="float">
            <text:p>0.0502</text:p>
          </table:table-cell>
          <table:table-cell office:value-type="float" office:value="1.30461" calcext:value-type="float">
            <text:p>1.30461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table:formula="of:=[.B254]/1000" office:value-type="float" office:value="0.0504" calcext:value-type="float">
            <text:p>0.0504</text:p>
          </table:table-cell>
          <table:table-cell office:value-type="float" office:value="0.598469" calcext:value-type="float">
            <text:p>0.598469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table:formula="of:=[.B255]/1000" office:value-type="float" office:value="0.0506" calcext:value-type="float">
            <text:p>0.0506</text:p>
          </table:table-cell>
          <table:table-cell office:value-type="float" office:value="1.48981" calcext:value-type="float">
            <text:p>1.48981</text:p>
          </table:table-cell>
        </table:table-row>
        <table:table-row table:style-name="ro1">
          <table:table-cell/>
          <table:table-cell office:value-type="float" office:value="50.8" calcext:value-type="float">
            <text:p>50.8</text:p>
          </table:table-cell>
          <table:table-cell table:formula="of:=[.B256]/1000" office:value-type="float" office:value="0.0508" calcext:value-type="float">
            <text:p>0.0508</text:p>
          </table:table-cell>
          <table:table-cell office:value-type="float" office:value="1.81812" calcext:value-type="float">
            <text:p>1.818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257]/1000" office:value-type="float" office:value="0.051" calcext:value-type="float">
            <text:p>0.051</text:p>
          </table:table-cell>
          <table:table-cell office:value-type="float" office:value="1.04937" calcext:value-type="float">
            <text:p>1.04937</text:p>
          </table:table-cell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table:formula="of:=[.B258]/1000" office:value-type="float" office:value="0.0512" calcext:value-type="float">
            <text:p>0.0512</text:p>
          </table:table-cell>
          <table:table-cell office:value-type="float" office:value="1.31386" calcext:value-type="float">
            <text:p>1.31386</text:p>
          </table:table-cell>
        </table:table-row>
        <table:table-row table:style-name="ro1">
          <table:table-cell/>
          <table:table-cell office:value-type="float" office:value="51.4" calcext:value-type="float">
            <text:p>51.4</text:p>
          </table:table-cell>
          <table:table-cell table:formula="of:=[.B259]/1000" office:value-type="float" office:value="0.0514" calcext:value-type="float">
            <text:p>0.0514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/>
          <table:table-cell office:value-type="float" office:value="51.6" calcext:value-type="float">
            <text:p>51.6</text:p>
          </table:table-cell>
          <table:table-cell table:formula="of:=[.B260]/1000" office:value-type="float" office:value="0.0516" calcext:value-type="float">
            <text:p>0.0516</text:p>
          </table:table-cell>
          <table:table-cell office:value-type="float" office:value="0.493369" calcext:value-type="float">
            <text:p>0.493369</text:p>
          </table:table-cell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table:formula="of:=[.B261]/1000" office:value-type="float" office:value="0.0518" calcext:value-type="float">
            <text:p>0.0518</text:p>
          </table:table-cell>
          <table:table-cell office:value-type="float" office:value="0.961377" calcext:value-type="float">
            <text:p>0.96137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262]/1000" office:value-type="float" office:value="0.052" calcext:value-type="float">
            <text:p>0.052</text:p>
          </table:table-cell>
          <table:table-cell office:value-type="float" office:value="0.405636" calcext:value-type="float">
            <text:p>0.405636</text:p>
          </table:table-cell>
        </table:table-row>
        <table:table-row table:style-name="ro1">
          <table:table-cell/>
          <table:table-cell office:value-type="float" office:value="52.2" calcext:value-type="float">
            <text:p>52.2</text:p>
          </table:table-cell>
          <table:table-cell table:formula="of:=[.B263]/1000" office:value-type="float" office:value="0.0522" calcext:value-type="float">
            <text:p>0.0522</text:p>
          </table:table-cell>
          <table:table-cell office:value-type="float" office:value="0.780004" calcext:value-type="float">
            <text:p>0.780004</text:p>
          </table:table-cell>
        </table:table-row>
        <table:table-row table:style-name="ro1">
          <table:table-cell/>
          <table:table-cell office:value-type="float" office:value="52.4" calcext:value-type="float">
            <text:p>52.4</text:p>
          </table:table-cell>
          <table:table-cell table:formula="of:=[.B264]/1000" office:value-type="float" office:value="0.0524" calcext:value-type="float">
            <text:p>0.0524</text:p>
          </table:table-cell>
          <table:table-cell office:value-type="float" office:value="1.19778" calcext:value-type="float">
            <text:p>1.19778</text:p>
          </table:table-cell>
        </table:table-row>
        <table:table-row table:style-name="ro1">
          <table:table-cell/>
          <table:table-cell office:value-type="float" office:value="52.6" calcext:value-type="float">
            <text:p>52.6</text:p>
          </table:table-cell>
          <table:table-cell table:formula="of:=[.B265]/1000" office:value-type="float" office:value="0.0526" calcext:value-type="float">
            <text:p>0.0526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table:formula="of:=[.B266]/1000" office:value-type="float" office:value="0.0528" calcext:value-type="float">
            <text:p>0.0528</text:p>
          </table:table-cell>
          <table:table-cell office:value-type="float" office:value="0.777853" calcext:value-type="float">
            <text:p>0.77785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267]/1000" office:value-type="float" office:value="0.053" calcext:value-type="float">
            <text:p>0.053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/>
          <table:table-cell office:value-type="float" office:value="53.2" calcext:value-type="float">
            <text:p>53.2</text:p>
          </table:table-cell>
          <table:table-cell table:formula="of:=[.B268]/1000" office:value-type="float" office:value="0.0532" calcext:value-type="float">
            <text:p>0.0532</text:p>
          </table:table-cell>
          <table:table-cell office:value-type="float" office:value="1.22726" calcext:value-type="float">
            <text:p>1.22726</text:p>
          </table:table-cell>
        </table:table-row>
        <table:table-row table:style-name="ro1">
          <table:table-cell/>
          <table:table-cell office:value-type="float" office:value="53.4" calcext:value-type="float">
            <text:p>53.4</text:p>
          </table:table-cell>
          <table:table-cell table:formula="of:=[.B269]/1000" office:value-type="float" office:value="0.0534" calcext:value-type="float">
            <text:p>0.0534</text:p>
          </table:table-cell>
          <table:table-cell office:value-type="float" office:value="0.376696" calcext:value-type="float">
            <text:p>0.376696</text:p>
          </table:table-cell>
        </table:table-row>
        <table:table-row table:style-name="ro1">
          <table:table-cell/>
          <table:table-cell office:value-type="float" office:value="53.6" calcext:value-type="float">
            <text:p>53.6</text:p>
          </table:table-cell>
          <table:table-cell table:formula="of:=[.B270]/1000" office:value-type="float" office:value="0.0536" calcext:value-type="float">
            <text:p>0.0536</text:p>
          </table:table-cell>
          <table:table-cell office:value-type="float" office:value="0.510068" calcext:value-type="float">
            <text:p>0.510068</text:p>
          </table:table-cell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table:formula="of:=[.B271]/1000" office:value-type="float" office:value="0.0538" calcext:value-type="float">
            <text:p>0.0538</text:p>
          </table:table-cell>
          <table:table-cell office:value-type="float" office:value="0.642051" calcext:value-type="float">
            <text:p>0.64205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272]/1000" office:value-type="float" office:value="0.054" calcext:value-type="float">
            <text:p>0.054</text:p>
          </table:table-cell>
          <table:table-cell office:value-type="float" office:value="0.425467" calcext:value-type="float">
            <text:p>0.425467</text:p>
          </table:table-cell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table:formula="of:=[.B273]/1000" office:value-type="float" office:value="0.0542" calcext:value-type="float">
            <text:p>0.0542</text:p>
          </table:table-cell>
          <table:table-cell office:value-type="float" office:value="0.729791" calcext:value-type="float">
            <text:p>0.729791</text:p>
          </table:table-cell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table:formula="of:=[.B274]/1000" office:value-type="float" office:value="0.0544" calcext:value-type="float">
            <text:p>0.0544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1">
          <table:table-cell/>
          <table:table-cell office:value-type="float" office:value="54.6" calcext:value-type="float">
            <text:p>54.6</text:p>
          </table:table-cell>
          <table:table-cell table:formula="of:=[.B275]/1000" office:value-type="float" office:value="0.0546" calcext:value-type="float">
            <text:p>0.0546</text:p>
          </table:table-cell>
          <table:table-cell office:value-type="float" office:value="0.240511" calcext:value-type="float">
            <text:p>0.240511</text:p>
          </table:table-cell>
        </table:table-row>
        <table:table-row table:style-name="ro1">
          <table:table-cell/>
          <table:table-cell office:value-type="float" office:value="54.8" calcext:value-type="float">
            <text:p>54.8</text:p>
          </table:table-cell>
          <table:table-cell table:formula="of:=[.B276]/1000" office:value-type="float" office:value="0.0548" calcext:value-type="float">
            <text:p>0.0548</text:p>
          </table:table-cell>
          <table:table-cell office:value-type="float" office:value="0.815141" calcext:value-type="float">
            <text:p>0.8151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277]/1000" office:value-type="float" office:value="0.055" calcext:value-type="float">
            <text:p>0.055</text:p>
          </table:table-cell>
          <table:table-cell office:value-type="float" office:value="1.09216" calcext:value-type="float">
            <text:p>1.09216</text:p>
          </table:table-cell>
        </table:table-row>
        <table:table-row table:style-name="ro1">
          <table:table-cell/>
          <table:table-cell office:value-type="float" office:value="55.2" calcext:value-type="float">
            <text:p>55.2</text:p>
          </table:table-cell>
          <table:table-cell table:formula="of:=[.B278]/1000" office:value-type="float" office:value="0.0552" calcext:value-type="float">
            <text:p>0.0552</text:p>
          </table:table-cell>
          <table:table-cell office:value-type="float" office:value="0.654342" calcext:value-type="float">
            <text:p>0.654342</text:p>
          </table:table-cell>
        </table:table-row>
        <table:table-row table:style-name="ro1">
          <table:table-cell/>
          <table:table-cell office:value-type="float" office:value="55.4" calcext:value-type="float">
            <text:p>55.4</text:p>
          </table:table-cell>
          <table:table-cell table:formula="of:=[.B279]/1000" office:value-type="float" office:value="0.0554" calcext:value-type="float">
            <text:p>0.0554</text:p>
          </table:table-cell>
          <table:table-cell office:value-type="float" office:value="0.863261" calcext:value-type="float">
            <text:p>0.863261</text:p>
          </table:table-cell>
        </table:table-row>
        <table:table-row table:style-name="ro1">
          <table:table-cell/>
          <table:table-cell office:value-type="float" office:value="55.6" calcext:value-type="float">
            <text:p>55.6</text:p>
          </table:table-cell>
          <table:table-cell table:formula="of:=[.B280]/1000" office:value-type="float" office:value="0.0556" calcext:value-type="float">
            <text:p>0.0556</text:p>
          </table:table-cell>
          <table:table-cell office:value-type="float" office:value="0.107419" calcext:value-type="float">
            <text:p>0.107419</text:p>
          </table:table-cell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table:formula="of:=[.B281]/1000" office:value-type="float" office:value="0.0558" calcext:value-type="float">
            <text:p>0.0558</text:p>
          </table:table-cell>
          <table:table-cell office:value-type="float" office:value="0.669124" calcext:value-type="float">
            <text:p>0.6691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282]/1000" office:value-type="float" office:value="0.056" calcext:value-type="float">
            <text:p>0.056</text:p>
          </table:table-cell>
          <table:table-cell office:value-type="float" office:value="0.363572" calcext:value-type="float">
            <text:p>0.363572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table:formula="of:=[.B283]/1000" office:value-type="float" office:value="0.0562" calcext:value-type="float">
            <text:p>0.0562</text:p>
          </table:table-cell>
          <table:table-cell office:value-type="float" office:value="0.37044" calcext:value-type="float">
            <text:p>0.37044</text:p>
          </table:table-cell>
        </table:table-row>
        <table:table-row table:style-name="ro1">
          <table:table-cell/>
          <table:table-cell office:value-type="float" office:value="56.4" calcext:value-type="float">
            <text:p>56.4</text:p>
          </table:table-cell>
          <table:table-cell table:formula="of:=[.B284]/1000" office:value-type="float" office:value="0.0564" calcext:value-type="float">
            <text:p>0.0564</text:p>
          </table:table-cell>
          <table:table-cell office:value-type="float" office:value="0.467371" calcext:value-type="float">
            <text:p>0.467371</text:p>
          </table:table-cell>
        </table:table-row>
        <table:table-row table:style-name="ro1">
          <table:table-cell/>
          <table:table-cell office:value-type="float" office:value="56.6" calcext:value-type="float">
            <text:p>56.6</text:p>
          </table:table-cell>
          <table:table-cell table:formula="of:=[.B285]/1000" office:value-type="float" office:value="0.0566" calcext:value-type="float">
            <text:p>0.0566</text:p>
          </table:table-cell>
          <table:table-cell office:value-type="float" office:value="0.347424" calcext:value-type="float">
            <text:p>0.347424</text:p>
          </table:table-cell>
        </table:table-row>
        <table:table-row table:style-name="ro1">
          <table:table-cell/>
          <table:table-cell office:value-type="float" office:value="56.8" calcext:value-type="float">
            <text:p>56.8</text:p>
          </table:table-cell>
          <table:table-cell table:formula="of:=[.B286]/1000" office:value-type="float" office:value="0.0568" calcext:value-type="float">
            <text:p>0.0568</text:p>
          </table:table-cell>
          <table:table-cell office:value-type="float" office:value="0.670706" calcext:value-type="float">
            <text:p>0.67070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287]/1000" office:value-type="float" office:value="0.057" calcext:value-type="float">
            <text:p>0.057</text:p>
          </table:table-cell>
          <table:table-cell office:value-type="float" office:value="0.267676" calcext:value-type="float">
            <text:p>0.267676</text:p>
          </table:table-cell>
        </table:table-row>
        <table:table-row table:style-name="ro1">
          <table:table-cell/>
          <table:table-cell office:value-type="float" office:value="57.2" calcext:value-type="float">
            <text:p>57.2</text:p>
          </table:table-cell>
          <table:table-cell table:formula="of:=[.B288]/1000" office:value-type="float" office:value="0.0572" calcext:value-type="float">
            <text:p>0.0572</text:p>
          </table:table-cell>
          <table:table-cell office:value-type="float" office:value="0.228454" calcext:value-type="float">
            <text:p>0.228454</text:p>
          </table:table-cell>
        </table:table-row>
        <table:table-row table:style-name="ro1">
          <table:table-cell/>
          <table:table-cell office:value-type="float" office:value="57.4" calcext:value-type="float">
            <text:p>57.4</text:p>
          </table:table-cell>
          <table:table-cell table:formula="of:=[.B289]/1000" office:value-type="float" office:value="0.0574" calcext:value-type="float">
            <text:p>0.0574</text:p>
          </table:table-cell>
          <table:table-cell office:value-type="float" office:value="0.450668" calcext:value-type="float">
            <text:p>0.450668</text:p>
          </table:table-cell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table:formula="of:=[.B290]/1000" office:value-type="float" office:value="0.0576" calcext:value-type="float">
            <text:p>0.0576</text:p>
          </table:table-cell>
          <table:table-cell office:value-type="float" office:value="0.49004" calcext:value-type="float">
            <text:p>0.49004</text:p>
          </table:table-cell>
        </table:table-row>
        <table:table-row table:style-name="ro1">
          <table:table-cell/>
          <table:table-cell office:value-type="float" office:value="57.8" calcext:value-type="float">
            <text:p>57.8</text:p>
          </table:table-cell>
          <table:table-cell table:formula="of:=[.B291]/1000" office:value-type="float" office:value="0.0578" calcext:value-type="float">
            <text:p>0.0578</text:p>
          </table:table-cell>
          <table:table-cell office:value-type="float" office:value="0.332322" calcext:value-type="float">
            <text:p>0.33232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292]/1000" office:value-type="float" office:value="0.058" calcext:value-type="float">
            <text:p>0.058</text:p>
          </table:table-cell>
          <table:table-cell office:value-type="float" office:value="0.258426" calcext:value-type="float">
            <text:p>0.258426</text:p>
          </table:table-cell>
        </table:table-row>
        <table:table-row table:style-name="ro1">
          <table:table-cell/>
          <table:table-cell office:value-type="float" office:value="58.2" calcext:value-type="float">
            <text:p>58.2</text:p>
          </table:table-cell>
          <table:table-cell table:formula="of:=[.B293]/1000" office:value-type="float" office:value="0.0582" calcext:value-type="float">
            <text:p>0.0582</text:p>
          </table:table-cell>
          <table:table-cell office:value-type="float" office:value="0.217392" calcext:value-type="float">
            <text:p>0.217392</text:p>
          </table:table-cell>
        </table:table-row>
        <table:table-row table:style-name="ro1">
          <table:table-cell/>
          <table:table-cell office:value-type="float" office:value="58.4" calcext:value-type="float">
            <text:p>58.4</text:p>
          </table:table-cell>
          <table:table-cell table:formula="of:=[.B294]/1000" office:value-type="float" office:value="0.0584" calcext:value-type="float">
            <text:p>0.0584</text:p>
          </table:table-cell>
          <table:table-cell office:value-type="float" office:value="0.332304" calcext:value-type="float">
            <text:p>0.332304</text:p>
          </table:table-cell>
        </table:table-row>
        <table:table-row table:style-name="ro1">
          <table:table-cell/>
          <table:table-cell office:value-type="float" office:value="58.6" calcext:value-type="float">
            <text:p>58.6</text:p>
          </table:table-cell>
          <table:table-cell table:formula="of:=[.B295]/1000" office:value-type="float" office:value="0.0586" calcext:value-type="float">
            <text:p>0.0586</text:p>
          </table:table-cell>
          <table:table-cell office:value-type="float" office:value="0.423618" calcext:value-type="float">
            <text:p>0.423618</text:p>
          </table:table-cell>
        </table:table-row>
        <table:table-row table:style-name="ro1">
          <table:table-cell/>
          <table:table-cell office:value-type="float" office:value="58.8" calcext:value-type="float">
            <text:p>58.8</text:p>
          </table:table-cell>
          <table:table-cell table:formula="of:=[.B296]/1000"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297]/1000"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table:formula="of:=[.B298]/1000" office:value-type="float" office:value="0.0592" calcext:value-type="float">
            <text:p>0.0592</text:p>
          </table:table-cell>
          <table:table-cell office:value-type="float" office:value="0.120244" calcext:value-type="float">
            <text:p>0.120244</text:p>
          </table:table-cell>
        </table:table-row>
        <table:table-row table:style-name="ro1">
          <table:table-cell/>
          <table:table-cell office:value-type="float" office:value="59.4" calcext:value-type="float">
            <text:p>59.4</text:p>
          </table:table-cell>
          <table:table-cell table:formula="of:=[.B299]/1000" office:value-type="float" office:value="0.0594" calcext:value-type="float">
            <text:p>0.0594</text:p>
          </table:table-cell>
          <table:table-cell office:value-type="float" office:value="0.101188" calcext:value-type="float">
            <text:p>0.101188</text:p>
          </table:table-cell>
        </table:table-row>
        <table:table-row table:style-name="ro1">
          <table:table-cell/>
          <table:table-cell office:value-type="float" office:value="59.6" calcext:value-type="float">
            <text:p>59.6</text:p>
          </table:table-cell>
          <table:table-cell table:formula="of:=[.B300]/1000"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8" calcext:value-type="float">
            <text:p>59.8</text:p>
          </table:table-cell>
          <table:table-cell table:formula="of:=[.B301]/1000" office:value-type="float" office:value="0.0598" calcext:value-type="float">
            <text:p>0.0598</text:p>
          </table:table-cell>
          <table:table-cell office:value-type="float" office:value="0.110991" calcext:value-type="float">
            <text:p>0.11099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302]/1000" office:value-type="float" office:value="0.06" calcext:value-type="float">
            <text:p>0.06</text:p>
          </table:table-cell>
          <table:table-cell office:value-type="float" office:value="0.151336" calcext:value-type="float">
            <text:p>0.151336</text:p>
          </table:table-cell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table:formula="of:=[.B303]/1000"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4" calcext:value-type="float">
            <text:p>60.4</text:p>
          </table:table-cell>
          <table:table-cell table:formula="of:=[.B304]/1000"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6" calcext:value-type="float">
            <text:p>60.6</text:p>
          </table:table-cell>
          <table:table-cell table:formula="of:=[.B305]/1000"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table:formula="of:=[.B306]/1000"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307]/1000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table:formula="of:=[.B308]/1000"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4" calcext:value-type="float">
            <text:p>61.4</text:p>
          </table:table-cell>
          <table:table-cell table:formula="of:=[.B309]/1000"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6" calcext:value-type="float">
            <text:p>61.6</text:p>
          </table:table-cell>
          <table:table-cell table:formula="of:=[.B310]/1000"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8" calcext:value-type="float">
            <text:p>61.8</text:p>
          </table:table-cell>
          <table:table-cell table:formula="of:=[.B311]/1000"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312]/1000"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table:formula="of:=[.B313]/1000"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table:formula="of:=[.B314]/1000"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table:formula="of:=[.B315]/1000"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table:formula="of:=[.B316]/1000"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317]/1000"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table:formula="of:=[.B318]/1000"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4" calcext:value-type="float">
            <text:p>63.4</text:p>
          </table:table-cell>
          <table:table-cell table:formula="of:=[.B319]/1000"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table:formula="of:=[.B320]/1000"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8" calcext:value-type="float">
            <text:p>63.8</text:p>
          </table:table-cell>
          <table:table-cell table:formula="of:=[.B321]/1000"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322]/1000"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2" calcext:value-type="float">
            <text:p>64.2</text:p>
          </table:table-cell>
          <table:table-cell table:formula="of:=[.B323]/1000"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4" calcext:value-type="float">
            <text:p>64.4</text:p>
          </table:table-cell>
          <table:table-cell table:formula="of:=[.B324]/1000"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6" calcext:value-type="float">
            <text:p>64.6</text:p>
          </table:table-cell>
          <table:table-cell table:formula="of:=[.B325]/1000"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8" calcext:value-type="float">
            <text:p>64.8</text:p>
          </table:table-cell>
          <table:table-cell table:formula="of:=[.B326]/1000"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327]/1000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2" calcext:value-type="float">
            <text:p>65.2</text:p>
          </table:table-cell>
          <table:table-cell table:formula="of:=[.B328]/1000"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4" calcext:value-type="float">
            <text:p>65.4</text:p>
          </table:table-cell>
          <table:table-cell table:formula="of:=[.B329]/1000"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table:formula="of:=[.B330]/1000"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8" calcext:value-type="float">
            <text:p>65.8</text:p>
          </table:table-cell>
          <table:table-cell table:formula="of:=[.B331]/1000" office:value-type="float" office:value="0.0658" calcext:value-type="float">
            <text:p>0.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332]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2" calcext:value-type="float">
            <text:p>66.2</text:p>
          </table:table-cell>
          <table:table-cell table:formula="of:=[.B333]/1000"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4" calcext:value-type="float">
            <text:p>66.4</text:p>
          </table:table-cell>
          <table:table-cell table:formula="of:=[.B334]/1000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6" calcext:value-type="float">
            <text:p>66.6</text:p>
          </table:table-cell>
          <table:table-cell table:formula="of:=[.B335]/1000" office:value-type="float" office:value="0.0666" calcext:value-type="float">
            <text:p>0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8" calcext:value-type="float">
            <text:p>66.8</text:p>
          </table:table-cell>
          <table:table-cell table:formula="of:=[.B336]/1000"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337]/1000"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table:formula="of:=[.B338]/1000"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339]/1000"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table:formula="of:=[.B340]/1000"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" calcext:value-type="float">
            <text:p>67.8</text:p>
          </table:table-cell>
          <table:table-cell table:formula="of:=[.B341]/1000"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342]/1000"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2" calcext:value-type="float">
            <text:p>68.2</text:p>
          </table:table-cell>
          <table:table-cell table:formula="of:=[.B343]/1000"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4" calcext:value-type="float">
            <text:p>68.4</text:p>
          </table:table-cell>
          <table:table-cell table:formula="of:=[.B344]/1000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6" calcext:value-type="float">
            <text:p>68.6</text:p>
          </table:table-cell>
          <table:table-cell table:formula="of:=[.B345]/1000"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table:formula="of:=[.B346]/1000"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347]/1000"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formula="of:=[.B348]/1000"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4" calcext:value-type="float">
            <text:p>69.4</text:p>
          </table:table-cell>
          <table:table-cell table:formula="of:=[.B349]/1000"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6" calcext:value-type="float">
            <text:p>69.6</text:p>
          </table:table-cell>
          <table:table-cell table:formula="of:=[.B350]/1000"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8" calcext:value-type="float">
            <text:p>69.8</text:p>
          </table:table-cell>
          <table:table-cell table:formula="of:=[.B351]/1000"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352]/1000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2" calcext:value-type="float">
            <text:p>70.2</text:p>
          </table:table-cell>
          <table:table-cell table:formula="of:=[.B353]/1000"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table:formula="of:=[.B354]/1000"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6" calcext:value-type="float">
            <text:p>70.6</text:p>
          </table:table-cell>
          <table:table-cell table:formula="of:=[.B355]/1000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8" calcext:value-type="float">
            <text:p>70.8</text:p>
          </table:table-cell>
          <table:table-cell table:formula="of:=[.B356]/1000"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357]/1000"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2" calcext:value-type="float">
            <text:p>71.2</text:p>
          </table:table-cell>
          <table:table-cell table:formula="of:=[.B358]/1000"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4" calcext:value-type="float">
            <text:p>71.4</text:p>
          </table:table-cell>
          <table:table-cell table:formula="of:=[.B359]/1000"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6" calcext:value-type="float">
            <text:p>71.6</text:p>
          </table:table-cell>
          <table:table-cell table:formula="of:=[.B360]/1000"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8" calcext:value-type="float">
            <text:p>71.8</text:p>
          </table:table-cell>
          <table:table-cell table:formula="of:=[.B361]/1000"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362]/1000"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2" calcext:value-type="float">
            <text:p>72.2</text:p>
          </table:table-cell>
          <table:table-cell table:formula="of:=[.B363]/1000"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4" calcext:value-type="float">
            <text:p>72.4</text:p>
          </table:table-cell>
          <table:table-cell table:formula="of:=[.B364]/1000"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6" calcext:value-type="float">
            <text:p>72.6</text:p>
          </table:table-cell>
          <table:table-cell table:formula="of:=[.B365]/1000" office:value-type="float" office:value="0.0726" calcext:value-type="float">
            <text:p>0.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8" calcext:value-type="float">
            <text:p>72.8</text:p>
          </table:table-cell>
          <table:table-cell table:formula="of:=[.B366]/1000"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367]/1000"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2" calcext:value-type="float">
            <text:p>73.2</text:p>
          </table:table-cell>
          <table:table-cell table:formula="of:=[.B368]/1000"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4" calcext:value-type="float">
            <text:p>73.4</text:p>
          </table:table-cell>
          <table:table-cell table:formula="of:=[.B369]/1000"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table:formula="of:=[.B370]/1000"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8" calcext:value-type="float">
            <text:p>73.8</text:p>
          </table:table-cell>
          <table:table-cell table:formula="of:=[.B371]/1000"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372]/1000"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table:formula="of:=[.B373]/1000"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4" calcext:value-type="float">
            <text:p>74.4</text:p>
          </table:table-cell>
          <table:table-cell table:formula="of:=[.B374]/1000"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table:formula="of:=[.B375]/1000"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8" calcext:value-type="float">
            <text:p>74.8</text:p>
          </table:table-cell>
          <table:table-cell table:formula="of:=[.B376]/1000"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377]/1000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table:formula="of:=[.B378]/1000"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4" calcext:value-type="float">
            <text:p>75.4</text:p>
          </table:table-cell>
          <table:table-cell table:formula="of:=[.B379]/1000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6" calcext:value-type="float">
            <text:p>75.6</text:p>
          </table:table-cell>
          <table:table-cell table:formula="of:=[.B380]/1000"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8" calcext:value-type="float">
            <text:p>75.8</text:p>
          </table:table-cell>
          <table:table-cell table:formula="of:=[.B381]/1000"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382]/1000"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2" calcext:value-type="float">
            <text:p>76.2</text:p>
          </table:table-cell>
          <table:table-cell table:formula="of:=[.B383]/1000"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4" calcext:value-type="float">
            <text:p>76.4</text:p>
          </table:table-cell>
          <table:table-cell table:formula="of:=[.B384]/1000"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6" calcext:value-type="float">
            <text:p>76.6</text:p>
          </table:table-cell>
          <table:table-cell table:formula="of:=[.B385]/1000"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table:formula="of:=[.B386]/1000"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387]/1000"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2" calcext:value-type="float">
            <text:p>77.2</text:p>
          </table:table-cell>
          <table:table-cell table:formula="of:=[.B388]/1000"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4" calcext:value-type="float">
            <text:p>77.4</text:p>
          </table:table-cell>
          <table:table-cell table:formula="of:=[.B389]/1000"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6" calcext:value-type="float">
            <text:p>77.6</text:p>
          </table:table-cell>
          <table:table-cell table:formula="of:=[.B390]/1000"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8" calcext:value-type="float">
            <text:p>77.8</text:p>
          </table:table-cell>
          <table:table-cell table:formula="of:=[.B391]/1000"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392]/1000"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2" calcext:value-type="float">
            <text:p>78.2</text:p>
          </table:table-cell>
          <table:table-cell table:formula="of:=[.B393]/1000"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table:formula="of:=[.B394]/1000"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table:formula="of:=[.B395]/1000"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8" calcext:value-type="float">
            <text:p>78.8</text:p>
          </table:table-cell>
          <table:table-cell table:formula="of:=[.B396]/1000"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397]/1000"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2" calcext:value-type="float">
            <text:p>79.2</text:p>
          </table:table-cell>
          <table:table-cell table:formula="of:=[.B398]/1000"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table:formula="of:=[.B399]/1000" office:value-type="float" office:value="0.0794" calcext:value-type="float">
            <text:p>0.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6" calcext:value-type="float">
            <text:p>79.6</text:p>
          </table:table-cell>
          <table:table-cell table:formula="of:=[.B400]/1000"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8" calcext:value-type="float">
            <text:p>79.8</text:p>
          </table:table-cell>
          <table:table-cell table:formula="of:=[.B401]/1000"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402]/1000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2" calcext:value-type="float">
            <text:p>80.2</text:p>
          </table:table-cell>
          <table:table-cell table:formula="of:=[.B403]/1000"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table:formula="of:=[.B404]/1000"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table:formula="of:=[.B405]/1000"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8" calcext:value-type="float">
            <text:p>80.8</text:p>
          </table:table-cell>
          <table:table-cell table:formula="of:=[.B406]/1000"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407]/1000"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2" calcext:value-type="float">
            <text:p>81.2</text:p>
          </table:table-cell>
          <table:table-cell table:formula="of:=[.B408]/1000"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4" calcext:value-type="float">
            <text:p>81.4</text:p>
          </table:table-cell>
          <table:table-cell table:formula="of:=[.B409]/1000"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table:formula="of:=[.B410]/1000"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table:formula="of:=[.B411]/1000"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412]/1000"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2" calcext:value-type="float">
            <text:p>82.2</text:p>
          </table:table-cell>
          <table:table-cell table:formula="of:=[.B413]/1000"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4" calcext:value-type="float">
            <text:p>82.4</text:p>
          </table:table-cell>
          <table:table-cell table:formula="of:=[.B414]/1000"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6" calcext:value-type="float">
            <text:p>82.6</text:p>
          </table:table-cell>
          <table:table-cell table:formula="of:=[.B415]/1000"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8" calcext:value-type="float">
            <text:p>82.8</text:p>
          </table:table-cell>
          <table:table-cell table:formula="of:=[.B416]/1000"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417]/1000"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table:formula="of:=[.B418]/1000"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4" calcext:value-type="float">
            <text:p>83.4</text:p>
          </table:table-cell>
          <table:table-cell table:formula="of:=[.B419]/1000"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6" calcext:value-type="float">
            <text:p>83.6</text:p>
          </table:table-cell>
          <table:table-cell table:formula="of:=[.B420]/1000"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8" calcext:value-type="float">
            <text:p>83.8</text:p>
          </table:table-cell>
          <table:table-cell table:formula="of:=[.B421]/1000"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422]/1000"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2" calcext:value-type="float">
            <text:p>84.2</text:p>
          </table:table-cell>
          <table:table-cell table:formula="of:=[.B423]/1000"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4" calcext:value-type="float">
            <text:p>84.4</text:p>
          </table:table-cell>
          <table:table-cell table:formula="of:=[.B424]/1000"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table:formula="of:=[.B425]/1000"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table:formula="of:=[.B426]/1000"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427]/1000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2" calcext:value-type="float">
            <text:p>85.2</text:p>
          </table:table-cell>
          <table:table-cell table:formula="of:=[.B428]/1000"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4" calcext:value-type="float">
            <text:p>85.4</text:p>
          </table:table-cell>
          <table:table-cell table:formula="of:=[.B429]/1000"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6" calcext:value-type="float">
            <text:p>85.6</text:p>
          </table:table-cell>
          <table:table-cell table:formula="of:=[.B430]/1000"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 table:formula="of:=[.B431]/1000"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432]/1000"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2" calcext:value-type="float">
            <text:p>86.2</text:p>
          </table:table-cell>
          <table:table-cell table:formula="of:=[.B433]/1000" office:value-type="float" office:value="0.0862" calcext:value-type="float">
            <text:p>0.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table:formula="of:=[.B434]/1000"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6" calcext:value-type="float">
            <text:p>86.6</text:p>
          </table:table-cell>
          <table:table-cell table:formula="of:=[.B435]/1000" office:value-type="float" office:value="0.0866" calcext:value-type="float">
            <text:p>0.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8" calcext:value-type="float">
            <text:p>86.8</text:p>
          </table:table-cell>
          <table:table-cell table:formula="of:=[.B436]/1000"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437]/1000"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2" calcext:value-type="float">
            <text:p>87.2</text:p>
          </table:table-cell>
          <table:table-cell table:formula="of:=[.B438]/1000"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4" calcext:value-type="float">
            <text:p>87.4</text:p>
          </table:table-cell>
          <table:table-cell table:formula="of:=[.B439]/1000" office:value-type="float" office:value="0.0874" calcext:value-type="float">
            <text:p>0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6" calcext:value-type="float">
            <text:p>87.6</text:p>
          </table:table-cell>
          <table:table-cell table:formula="of:=[.B440]/1000"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8" calcext:value-type="float">
            <text:p>87.8</text:p>
          </table:table-cell>
          <table:table-cell table:formula="of:=[.B441]/1000"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442]/1000"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2" calcext:value-type="float">
            <text:p>88.2</text:p>
          </table:table-cell>
          <table:table-cell table:formula="of:=[.B443]/1000" office:value-type="float" office:value="0.0882" calcext:value-type="float">
            <text:p>0.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4" calcext:value-type="float">
            <text:p>88.4</text:p>
          </table:table-cell>
          <table:table-cell table:formula="of:=[.B444]/1000"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table:formula="of:=[.B445]/1000"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8" calcext:value-type="float">
            <text:p>88.8</text:p>
          </table:table-cell>
          <table:table-cell table:formula="of:=[.B446]/1000"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447]/1000"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table:formula="of:=[.B448]/1000"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4" calcext:value-type="float">
            <text:p>89.4</text:p>
          </table:table-cell>
          <table:table-cell table:formula="of:=[.B449]/1000"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table:formula="of:=[.B450]/1000"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8" calcext:value-type="float">
            <text:p>89.8</text:p>
          </table:table-cell>
          <table:table-cell table:formula="of:=[.B451]/1000" office:value-type="float" office:value="0.0898" calcext:value-type="float">
            <text:p>0.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452]/1000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2" calcext:value-type="float">
            <text:p>90.2</text:p>
          </table:table-cell>
          <table:table-cell table:formula="of:=[.B453]/1000"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4" calcext:value-type="float">
            <text:p>90.4</text:p>
          </table:table-cell>
          <table:table-cell table:formula="of:=[.B454]/1000"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6" calcext:value-type="float">
            <text:p>90.6</text:p>
          </table:table-cell>
          <table:table-cell table:formula="of:=[.B455]/1000"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table:formula="of:=[.B456]/1000"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457]/1000"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table:formula="of:=[.B458]/1000"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4" calcext:value-type="float">
            <text:p>91.4</text:p>
          </table:table-cell>
          <table:table-cell table:formula="of:=[.B459]/1000" office:value-type="float" office:value="0.0914" calcext:value-type="float">
            <text:p>0.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6" calcext:value-type="float">
            <text:p>91.6</text:p>
          </table:table-cell>
          <table:table-cell table:formula="of:=[.B460]/1000"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8" calcext:value-type="float">
            <text:p>91.8</text:p>
          </table:table-cell>
          <table:table-cell table:formula="of:=[.B461]/1000"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462]/1000"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2" calcext:value-type="float">
            <text:p>92.2</text:p>
          </table:table-cell>
          <table:table-cell table:formula="of:=[.B463]/1000"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4" calcext:value-type="float">
            <text:p>92.4</text:p>
          </table:table-cell>
          <table:table-cell table:formula="of:=[.B464]/1000"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6" calcext:value-type="float">
            <text:p>92.6</text:p>
          </table:table-cell>
          <table:table-cell table:formula="of:=[.B465]/1000"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table:formula="of:=[.B466]/1000"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467]/1000"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2" calcext:value-type="float">
            <text:p>93.2</text:p>
          </table:table-cell>
          <table:table-cell table:formula="of:=[.B468]/1000"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4" calcext:value-type="float">
            <text:p>93.4</text:p>
          </table:table-cell>
          <table:table-cell table:formula="of:=[.B469]/1000"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6" calcext:value-type="float">
            <text:p>93.6</text:p>
          </table:table-cell>
          <table:table-cell table:formula="of:=[.B470]/1000"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8" calcext:value-type="float">
            <text:p>93.8</text:p>
          </table:table-cell>
          <table:table-cell table:formula="of:=[.B471]/1000"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472]/1000"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2" calcext:value-type="float">
            <text:p>94.2</text:p>
          </table:table-cell>
          <table:table-cell table:formula="of:=[.B473]/1000"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table:formula="of:=[.B474]/1000"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6" calcext:value-type="float">
            <text:p>94.6</text:p>
          </table:table-cell>
          <table:table-cell table:formula="of:=[.B475]/1000"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8" calcext:value-type="float">
            <text:p>94.8</text:p>
          </table:table-cell>
          <table:table-cell table:formula="of:=[.B476]/1000"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477]/1000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2" calcext:value-type="float">
            <text:p>95.2</text:p>
          </table:table-cell>
          <table:table-cell table:formula="of:=[.B478]/1000"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4" calcext:value-type="float">
            <text:p>95.4</text:p>
          </table:table-cell>
          <table:table-cell table:formula="of:=[.B479]/1000"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6" calcext:value-type="float">
            <text:p>95.6</text:p>
          </table:table-cell>
          <table:table-cell table:formula="of:=[.B480]/1000"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8" calcext:value-type="float">
            <text:p>95.8</text:p>
          </table:table-cell>
          <table:table-cell table:formula="of:=[.B481]/1000"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482]/1000"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2" calcext:value-type="float">
            <text:p>96.2</text:p>
          </table:table-cell>
          <table:table-cell table:formula="of:=[.B483]/1000"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4" calcext:value-type="float">
            <text:p>96.4</text:p>
          </table:table-cell>
          <table:table-cell table:formula="of:=[.B484]/1000"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6" calcext:value-type="float">
            <text:p>96.6</text:p>
          </table:table-cell>
          <table:table-cell table:formula="of:=[.B485]/1000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8" calcext:value-type="float">
            <text:p>96.8</text:p>
          </table:table-cell>
          <table:table-cell table:formula="of:=[.B486]/1000"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487]/1000"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table:formula="of:=[.B488]/1000"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4" calcext:value-type="float">
            <text:p>97.4</text:p>
          </table:table-cell>
          <table:table-cell table:formula="of:=[.B489]/1000"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table:formula="of:=[.B490]/1000"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table:formula="of:=[.B491]/1000" office:value-type="float" office:value="0.0978" calcext:value-type="float">
            <text:p>0.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492]/1000"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2" calcext:value-type="float">
            <text:p>98.2</text:p>
          </table:table-cell>
          <table:table-cell table:formula="of:=[.B493]/1000" office:value-type="float" office:value="0.0982" calcext:value-type="float">
            <text:p>0.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4" calcext:value-type="float">
            <text:p>98.4</text:p>
          </table:table-cell>
          <table:table-cell table:formula="of:=[.B494]/1000"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6" calcext:value-type="float">
            <text:p>98.6</text:p>
          </table:table-cell>
          <table:table-cell table:formula="of:=[.B495]/1000" office:value-type="float" office:value="0.0986" calcext:value-type="float">
            <text:p>0.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8" calcext:value-type="float">
            <text:p>98.8</text:p>
          </table:table-cell>
          <table:table-cell table:formula="of:=[.B496]/1000"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497]/1000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table:formula="of:=[.B498]/1000"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4" calcext:value-type="float">
            <text:p>99.4</text:p>
          </table:table-cell>
          <table:table-cell table:formula="of:=[.B499]/1000"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6" calcext:value-type="float">
            <text:p>99.6</text:p>
          </table:table-cell>
          <table:table-cell table:formula="of:=[.B500]/1000"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8" calcext:value-type="float">
            <text:p>99.8</text:p>
          </table:table-cell>
          <table:table-cell table:formula="of:=[.B501]/1000" office:value-type="float" office:value="0.0998" calcext:value-type="float">
            <text:p>0.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502]/100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18.217cm" svg:y="0cm">
            <draw:object draw:notify-on-update-of-ranges="Sheet4.B13:Sheet4.B23 Sheet4.C12:Sheet4.C12 Sheet4.C13:Sheet4.C23 Sheet4.F12:Sheet4.F12 Sheet4.F13:Sheet4.F23 Sheet4.B13:Sheet4.B23 Sheet4.D12:Sheet4.D12 Sheet4.D13:Sheet4.D23 Sheet4.B13:Sheet4.B23 Sheet4.E12:Sheet4.E12 Sheet4.E13:Sheet4.E23 Sheet4.B13:Sheet4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8.273cm" svg:y="9.468cm">
            <draw:object draw:notify-on-update-of-ranges="Sheet4.B30:Sheet4.B30 Sheet4.B30:Sheet4.B37 Sheet4.C29:Sheet4.C29 Sheet4.C30:Sheet4.C37 Sheet4.F29:Sheet4.F29 Sheet4.F30:Sheet4.F37 Sheet4.B30:Sheet4.B37 Sheet4.D29:Sheet4.D29 Sheet4.D30:Sheet4.D37 Sheet4.B30:Sheet4.B37 Sheet4.E29:Sheet4.E29 Sheet4.E30:Sheet4.E37 Sheet4.B30:Sheet4.B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p = 1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_mult = 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3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3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3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table:formula="of:=([.C8]+[.C7])/2" office:value-type="float" office:value="8427.67551514741" calcext:value-type="float">
            <text:p>8427.67551514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1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4" office:value-type="float" office:value="0.806313416009019" calcext:value-type="float">
            <text:p>0.81</text:p>
          </table:table-cell>
          <table:table-cell table:style-name="ce14" office:value-type="float" office:value="0.938338926174497" calcext:value-type="float">
            <text:p>0.94</text:p>
          </table:table-cell>
          <table:table-cell table:style-name="ce14" office:value-type="float" office:value="0.756595264937993" calcext:value-type="float">
            <text:p>0.76</text:p>
          </table:table-cell>
          <table:table-cell table:style-name="ce14" office:value-type="float" office:value="0.614159292035398" calcext:value-type="float">
            <text:p>0.61</text:p>
          </table:table-cell>
          <table:table-cell table:style-name="ce14" office:value-type="float" office:value="0.390265486725664" calcext:value-type="float">
            <text:p>0.39</text:p>
          </table:table-cell>
          <table:table-cell table:style-name="ce14" office:value-type="float" office:value="0.214543404735062" calcext:value-type="float">
            <text:p>0.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table:style-name="ce14" office:value-type="float" office:value="0.989861751152074" calcext:value-type="float">
            <text:p>0.99</text:p>
          </table:table-cell>
          <table:table-cell table:style-name="ce14" office:value-type="float" office:value="0.925046554934823" calcext:value-type="float">
            <text:p>0.93</text:p>
          </table:table-cell>
          <table:table-cell table:style-name="ce14" office:value-type="float" office:value="0.915668202764977" calcext:value-type="float">
            <text:p>0.92</text:p>
          </table:table-cell>
          <table:table-cell table:style-name="ce14" office:value-type="float" office:value="0.506060606060606" calcext:value-type="float">
            <text:p>0.51</text:p>
          </table:table-cell>
          <table:table-cell table:style-name="ce14" office:value-type="float" office:value="0.487878787878788" calcext:value-type="float">
            <text:p>0.49</text:p>
          </table:table-cell>
          <table:table-cell table:style-name="ce14" office:value-type="float" office:value="0.0466589861751152" calcext:value-type="float">
            <text:p>0.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table:style-name="ce14" office:value-type="float" office:value="1.03901601830664" calcext:value-type="float">
            <text:p>1.04</text:p>
          </table:table-cell>
          <table:table-cell table:style-name="ce14" office:value-type="float" office:value="0.923907058693976" calcext:value-type="float">
            <text:p>0.92</text:p>
          </table:table-cell>
          <table:table-cell table:style-name="ce14" office:value-type="float" office:value="0.959954233409611" calcext:value-type="float">
            <text:p>0.96</text:p>
          </table:table-cell>
          <table:table-cell table:style-name="ce14" office:value-type="float" office:value="0.473015873015873" calcext:value-type="float">
            <text:p>0.47</text:p>
          </table:table-cell>
          <table:table-cell table:style-name="ce14" office:value-type="float" office:value="0.548412698412698" calcext:value-type="float">
            <text:p>0.55</text:p>
          </table:table-cell>
          <table:table-cell table:style-name="ce14" office:value-type="float" office:value="0.0034324942791762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4" office:value-type="float" office:value="1.07025171624714" calcext:value-type="float">
            <text:p>1.07</text:p>
          </table:table-cell>
          <table:table-cell table:style-name="ce14" office:value-type="float" office:value="0.914475090870216" calcext:value-type="float">
            <text:p>0.91</text:p>
          </table:table-cell>
          <table:table-cell table:style-name="ce14" office:value-type="float" office:value="0.978718535469108" calcext:value-type="float">
            <text:p>0.98</text:p>
          </table:table-cell>
          <table:table-cell table:style-name="ce14" office:value-type="float" office:value="0.388888888888889" calcext:value-type="float">
            <text:p>0.39</text:p>
          </table:table-cell>
          <table:table-cell table:style-name="ce14" office:value-type="float" office:value="0.634920634920635" calcext:value-type="float">
            <text:p>0.63</text:p>
          </table:table-cell>
          <table:table-cell table:style-name="ce14" office:value-type="float" office:value="0.0005720823798627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table:style-name="ce14" office:value-type="float" office:value="1.0717067583047" calcext:value-type="float">
            <text:p>1.07</text:p>
          </table:table-cell>
          <table:table-cell table:style-name="ce14" office:value-type="float" office:value="0.908721675929885" calcext:value-type="float">
            <text:p>0.91</text:p>
          </table:table-cell>
          <table:table-cell table:style-name="ce14" office:value-type="float" office:value="0.973883161512027" calcext:value-type="float">
            <text:p>0.97</text:p>
          </table:table-cell>
          <table:table-cell table:style-name="ce14" office:value-type="float" office:value="0.37007874015748" calcext:value-type="float">
            <text:p>0.37</text:p>
          </table:table-cell>
          <table:table-cell table:style-name="ce14" office:value-type="float" office:value="0.67244094488189" calcext:value-type="float">
            <text:p>0.67</text:p>
          </table:table-cell>
          <table:table-cell table:style-name="ce14" office:value-type="float" office:value="0.0001145475372279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table:style-name="ce14" office:value-type="float" office:value="1.09073226544622" calcext:value-type="float">
            <text:p>1.09</text:p>
          </table:table-cell>
          <table:table-cell table:style-name="ce14" office:value-type="float" office:value="0.891639567817056" calcext:value-type="float">
            <text:p>0.89</text:p>
          </table:table-cell>
          <table:table-cell table:style-name="ce14" office:value-type="float" office:value="0.97254004576659" calcext:value-type="float">
            <text:p>0.97</text:p>
          </table:table-cell>
          <table:table-cell table:style-name="ce14" office:value-type="float" office:value="0.192857142857143" calcext:value-type="float">
            <text:p>0.19</text:p>
          </table:table-cell>
          <table:table-cell table:style-name="ce14" office:value-type="float" office:value="0.81984126984127" calcext:value-type="float">
            <text:p>0.82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4" office:value-type="float" office:value="1.09977142857143" calcext:value-type="float">
            <text:p>1.10</text:p>
          </table:table-cell>
          <table:table-cell table:style-name="ce14" office:value-type="float" office:value="0.876545775745609" calcext:value-type="float">
            <text:p>0.88</text:p>
          </table:table-cell>
          <table:table-cell table:style-name="ce14" office:value-type="float" office:value="0.964" calcext:value-type="float">
            <text:p>0.96</text:p>
          </table:table-cell>
          <table:table-cell table:style-name="ce14" office:value-type="float" office:value="0.076" calcext:value-type="float">
            <text:p>0.08</text:p>
          </table:table-cell>
          <table:table-cell table:style-name="ce14" office:value-type="float" office:value="0.9504" calcext:value-type="float">
            <text:p>0.95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table:number-columns-repeated="6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3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3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3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24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.0707622298066" calcext:value-type="float">
            <text:p>1.07</text:p>
          </table:table-cell>
          <table:table-cell table:style-name="ce14" office:value-type="float" office:value="0.906502337441564" calcext:value-type="float">
            <text:p>0.91</text:p>
          </table:table-cell>
          <table:table-cell table:style-name="ce14" office:value-type="float" office:value="0.970648464163823" calcext:value-type="float">
            <text:p>0.97</text:p>
          </table:table-cell>
          <table:table-cell table:style-name="ce14" office:value-type="float" office:value="0.29504132231405" calcext:value-type="float">
            <text:p>0.30</text:p>
          </table:table-cell>
          <table:table-cell table:style-name="ce14" office:value-type="float" office:value="0.727272727272727" calcext:value-type="float">
            <text:p>0.73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4" office:value-type="float" office:value="1.04313280363224" calcext:value-type="float">
            <text:p>1.04</text:p>
          </table:table-cell>
          <table:table-cell table:style-name="ce14" office:value-type="float" office:value="0.917519042437432" calcext:value-type="float">
            <text:p>0.92</text:p>
          </table:table-cell>
          <table:table-cell table:style-name="ce14" office:value-type="float" office:value="0.957094211123723" calcext:value-type="float">
            <text:p>0.96</text:p>
          </table:table-cell>
          <table:table-cell table:style-name="ce14" office:value-type="float" office:value="0.374789915966387" calcext:value-type="float">
            <text:p>0.37</text:p>
          </table:table-cell>
          <table:table-cell table:style-name="ce14" office:value-type="float" office:value="0.636974789915966" calcext:value-type="float">
            <text:p>0.64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4" office:value-type="float" office:value="1.07025171624714" calcext:value-type="float">
            <text:p>1.07</text:p>
          </table:table-cell>
          <table:table-cell table:style-name="ce14" office:value-type="float" office:value="0.914475090870216" calcext:value-type="float">
            <text:p>0.91</text:p>
          </table:table-cell>
          <table:table-cell table:style-name="ce14" office:value-type="float" office:value="0.978718535469108" calcext:value-type="float">
            <text:p>0.98</text:p>
          </table:table-cell>
          <table:table-cell table:style-name="ce14" office:value-type="float" office:value="0.388888888888889" calcext:value-type="float">
            <text:p>0.39</text:p>
          </table:table-cell>
          <table:table-cell table:style-name="ce14" office:value-type="float" office:value="0.634920634920635" calcext:value-type="float">
            <text:p>0.63</text:p>
          </table:table-cell>
          <table:table-cell table:style-name="ce14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4" office:value-type="float" office:value="1.04446978335234" calcext:value-type="float">
            <text:p>1.04</text:p>
          </table:table-cell>
          <table:table-cell table:style-name="ce14" office:value-type="float" office:value="0.925" calcext:value-type="float">
            <text:p>0.93</text:p>
          </table:table-cell>
          <table:table-cell table:style-name="ce14" office:value-type="float" office:value="0.966134549600912" calcext:value-type="float">
            <text:p>0.97</text:p>
          </table:table-cell>
          <table:table-cell table:style-name="ce14" office:value-type="float" office:value="0.486178861788618" calcext:value-type="float">
            <text:p>0.49</text:p>
          </table:table-cell>
          <table:table-cell table:style-name="ce14" office:value-type="float" office:value="0.558536585365854" calcext:value-type="float">
            <text:p>0.56</text:p>
          </table:table-cell>
          <table:table-cell table:style-name="ce14" office:value-type="float" office:value="0.00467502850627138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4" office:value-type="float" office:value="1.03269447576099" calcext:value-type="float">
            <text:p>1.03</text:p>
          </table:table-cell>
          <table:table-cell table:style-name="ce14" office:value-type="float" office:value="0.925873362445415" calcext:value-type="float">
            <text:p>0.93</text:p>
          </table:table-cell>
          <table:table-cell table:style-name="ce14" office:value-type="float" office:value="0.956144306651635" calcext:value-type="float">
            <text:p>0.96</text:p>
          </table:table-cell>
          <table:table-cell table:style-name="ce14" office:value-type="float" office:value="0.36283185840708" calcext:value-type="float">
            <text:p>0.36</text:p>
          </table:table-cell>
          <table:table-cell table:style-name="ce14" office:value-type="float" office:value="0.600884955752212" calcext:value-type="float">
            <text:p>0.60</text:p>
          </table:table-cell>
          <table:table-cell table:style-name="ce14" office:value-type="float" office:value="0.0107102593010147" calcext:value-type="float">
            <text:p>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4" office:value-type="float" office:value="1.0369441277081" calcext:value-type="float">
            <text:p>1.04</text:p>
          </table:table-cell>
          <table:table-cell table:style-name="ce14" office:value-type="float" office:value="0.913129535957774" calcext:value-type="float">
            <text:p>0.91</text:p>
          </table:table-cell>
          <table:table-cell table:style-name="ce14" office:value-type="float" office:value="0.946864310148233" calcext:value-type="float">
            <text:p>0.95</text:p>
          </table:table-cell>
          <table:table-cell table:style-name="ce14" office:value-type="float" office:value="0.355284552845528" calcext:value-type="float">
            <text:p>0.36</text:p>
          </table:table-cell>
          <table:table-cell table:style-name="ce14" office:value-type="float" office:value="0.642276422764228" calcext:value-type="float">
            <text:p>0.64</text:p>
          </table:table-cell>
          <table:table-cell table:style-name="ce14" office:value-type="float" office:value="0.019612314709236" calcext:value-type="float">
            <text:p>0.0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table:number-columns-repeated="6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48:11.371431951</meta:creation-date>
    <meta:generator>LibreOffice/7.3.7.2$Linux_X86_64 LibreOffice_project/30$Build-2</meta:generator>
    <dc:date>2024-01-05T23:25:05.067096910</dc:date>
    <meta:editing-duration>P7DT2H36M8S</meta:editing-duration>
    <meta:editing-cycles>71</meta:editing-cycles>
    <meta:document-statistic meta:table-count="4" meta:cell-count="210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minimum="0" chart:maximum="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bsorption Coefficient</text:p>
        </chart:title>
        <chart:plot-area chart:style-name="ch3" table:cell-range-address="Nickel.C5:Nickel.D45" svg:x="1.331cm" svg:y="1.275cm" svg:width="14.349cm" svg:height="6.564cm">
          <chart:coordinate-region svg:x="3.064cm" svg:y="1.474cm" svg:width="11.873cm" svg:height="5.718cm"/>
          <chart:axis chart:dimension="x" chart:name="primary-x" chart:style-name="ch4">
            <chart:title svg:x="7.588cm" svg:y="8.019cm" chart:style-name="ch5">
              <text:p>Energy (eV)</text:p>
            </chart:title>
          </chart:axis>
          <chart:axis chart:dimension="y" chart:name="primary-y" chart:style-name="ch6">
            <chart:title svg:x="0.451cm" svg:y="6.281cm" chart:style-name="ch7">
              <text:p>Mass Attenuation Coeff</text:p>
            </chart:title>
            <chart:grid chart:style-name="ch8" chart:class="major"/>
          </chart:axis>
          <chart:series chart:style-name="ch9" chart:values-cell-range-address="Nickel.D5:Nickel.D45" chart:class="chart:scatter">
            <chart:domain table:cell-range-address="Nickel.C5:Nickel.C45"/>
            <chart:data-point chart:repeated="10"/>
            <chart:data-point chart:style-name="ch10" chart:repeated="3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Nickel.C5:Nickel.C45</svg:desc>
                </draw:g>
              </table:table-cell>
              <table:table-cell office:value-type="float" office:value="9855">
                <text:p>9855</text:p>
                <draw:g>
                  <svg:desc>Nickel.D5:Nickel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.04">
                <text:p>1004.0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1">
                <text:p>1008.1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1">
                <text:p>1008.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32.8">
                <text:p>8332.8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32.8">
                <text:p>8332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">
                <text:p>150000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">
                <text:p>200000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00">
                <text:p>400000</text:p>
              </table:table-cell>
              <table:table-cell office:value-type="float" office:value="0.09765">
                <text:p>0.0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0.08698">
                <text:p>0.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0">
                <text:p>600000</text:p>
              </table:table-cell>
              <table:table-cell office:value-type="float" office:value="0.07944">
                <text:p>0.0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00">
                <text:p>800000</text:p>
              </table:table-cell>
              <table:table-cell office:value-type="float" office:value="0.06891">
                <text:p>0.0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000">
                <text:p>1250000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">
                <text:p>1500000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">
                <text:p>2000000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">
                <text:p>3000000</text:p>
              </table:table-cell>
              <table:table-cell office:value-type="float" office:value="0.03745">
                <text:p>0.0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0">
                <text:p>4000000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00">
                <text:p>5000000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00">
                <text:p>600000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00">
                <text:p>8000000</text:p>
              </table:table-cell>
              <table:table-cell office:value-type="float" office:value="0.03164">
                <text:p>0.0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000">
                <text:p>1500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">
                <text:p>20000000</text:p>
              </table:table-cell>
              <table:table-cell office:value-type="float" office:value="0.03476">
                <text:p>0.0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licon.D5:Silicon.D42 Silicon.G5:Silicon.G42" svg:x="1.331cm" svg:y="0.18cm" svg:width="14.349cm" svg:height="7.659cm">
          <chart:coordinate-region svg:x="2.508cm" svg:y="0.379cm" svg:width="12.337cm" svg:height="6.813cm"/>
          <chart:axis chart:dimension="x" chart:name="primary-x" chart:style-name="ch3">
            <chart:title svg:x="7.588cm" svg:y="8.019cm" chart:style-name="ch4">
              <text:p>Energy (eV)</text:p>
            </chart:title>
          </chart:axis>
          <chart:axis chart:dimension="y" chart:name="primary-y" chart:style-name="ch5">
            <chart:title svg:x="0.451cm" svg:y="4.781cm" chart:style-name="ch6">
              <text:p>mu (1/cm)</text:p>
            </chart:title>
            <chart:grid chart:style-name="ch7" chart:class="major"/>
          </chart:axis>
          <chart:series chart:style-name="ch8" chart:values-cell-range-address="Silicon.G5:Silicon.G42" chart:class="chart:scatter">
            <chart:domain table:cell-range-address="Silicon.D5:Silicon.D4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licon.D5:Silicon.D42</svg:desc>
                </draw:g>
              </table:table-cell>
              <table:table-cell office:value-type="float" office:value="3656.53">
                <text:p>3656.53</text:p>
                <draw:g>
                  <svg:desc>Silicon.G5:Silicon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47.1795">
                <text:p>1247.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9">
                <text:p>1838.9</text:p>
              </table:table-cell>
              <table:table-cell office:value-type="float" office:value="720.1268">
                <text:p>720.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.9">
                <text:p>1838.9</text:p>
              </table:table-cell>
              <table:table-cell office:value-type="float" office:value="7434.168">
                <text:p>7434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67.633">
                <text:p>6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78.6936">
                <text:p>2278.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054.8041">
                <text:p>1054.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70.605">
                <text:p>570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42.363">
                <text:p>342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50.63972">
                <text:p>150.6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8.92981">
                <text:p>78.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24.08186">
                <text:p>24.08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.396656">
                <text:p>10.396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3.344444">
                <text:p>3.3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1.6330948">
                <text:p>1.633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1.0212665">
                <text:p>1.021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0.7469103">
                <text:p>0.746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0.5189012">
                <text:p>0.5189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4273715">
                <text:p>0.4273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0.3372392">
                <text:p>0.337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0.2969475">
                <text:p>0.2969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">
                <text:p>300000</text:p>
              </table:table-cell>
              <table:table-cell office:value-type="float" office:value="0.2519978">
                <text:p>0.2519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0.22391006">
                <text:p>0.2239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20374092">
                <text:p>0.203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">
                <text:p>600000</text:p>
              </table:table-cell>
              <table:table-cell office:value-type="float" office:value="0.18811333">
                <text:p>0.1881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0">
                <text:p>800000</text:p>
              </table:table-cell>
              <table:table-cell office:value-type="float" office:value="0.16493978">
                <text:p>0.1649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4814769">
                <text:p>0.148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0000">
                <text:p>1250000</text:p>
              </table:table-cell>
              <table:table-cell office:value-type="float" office:value="0.13247352">
                <text:p>0.132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2071207">
                <text:p>0.1207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">
                <text:p>2000000</text:p>
              </table:table-cell>
              <table:table-cell office:value-type="float" office:value="0.1043392">
                <text:p>0.104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8566062">
                <text:p>0.08566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">
                <text:p>4000000</text:p>
              </table:table-cell>
              <table:table-cell office:value-type="float" office:value="0.0754596">
                <text:p>0.0754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">
                <text:p>5000000</text:p>
              </table:table-cell>
              <table:table-cell office:value-type="float" office:value="0.06910143">
                <text:p>0.0691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000">
                <text:p>6000000</text:p>
              </table:table-cell>
              <table:table-cell office:value-type="float" office:value="0.06493252">
                <text:p>0.06493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0">
                <text:p>8000000</text:p>
              </table:table-cell>
              <table:table-cell office:value-type="float" office:value="0.05994846">
                <text:p>0.0599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0.05733998">
                <text:p>0.057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0000">
                <text:p>15000000</text:p>
              </table:table-cell>
              <table:table-cell office:value-type="float" office:value="0.05477808">
                <text:p>0.05477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  <table:table-cell office:value-type="float" office:value="0.05445202">
                <text:p>0.0544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Zr.B3:Zr.B502 Zr.D3:Zr.D502" svg:x="0.32cm" svg:y="0.18cm" svg:width="15.36cm" svg:height="8.64cm">
          <chart:coordinate-region svg:x="0.941cm" svg:y="0.379cm" svg:width="14.4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Zr.D3:Zr.D502" chart:class="chart:scatter">
            <chart:domain table:cell-range-address="Zr.B3:Zr.B502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Zr.B3:Zr.B502</svg:desc>
                </draw:g>
              </table:table-cell>
              <table:table-cell office:value-type="float" office:value="0">
                <text:p>0</text:p>
                <draw:g>
                  <svg:desc>Zr.D3:Zr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6.3284">
                <text:p>26.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.1293">
                <text:p>15.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3.063">
                <text:p>13.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0.6892">
                <text:p>10.6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2.5788">
                <text:p>12.5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.3899">
                <text:p>12.3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3.7724">
                <text:p>13.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5.0812">
                <text:p>15.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8.2572">
                <text:p>18.2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7.1227">
                <text:p>17.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21.176">
                <text:p>21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8.5944">
                <text:p>18.5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8.2317">
                <text:p>18.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7.497">
                <text:p>17.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22.5609">
                <text:p>22.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20.7833">
                <text:p>20.7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22.1997">
                <text:p>22.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21.7853">
                <text:p>21.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2.927">
                <text:p>22.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4.5383">
                <text:p>24.5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3.3486">
                <text:p>23.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21.9445">
                <text:p>21.9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2.9289">
                <text:p>22.9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22.3286">
                <text:p>22.3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22.5696">
                <text:p>22.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1.6848">
                <text:p>21.6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22.0847">
                <text:p>22.0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53.9077">
                <text:p>53.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20.9698">
                <text:p>20.9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9.4633">
                <text:p>19.4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9.1831">
                <text:p>19.1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20.6771">
                <text:p>20.6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8.5668">
                <text:p>18.5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24.7181">
                <text:p>24.7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42.6692">
                <text:p>42.6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9.2176">
                <text:p>29.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8.4234">
                <text:p>18.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3.0383">
                <text:p>13.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.0989">
                <text:p>14.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.2448">
                <text:p>14.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7.3437">
                <text:p>17.3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17.2634">
                <text:p>17.2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3.8585">
                <text:p>13.85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1.7222">
                <text:p>11.7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.9419">
                <text:p>12.9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0.6735">
                <text:p>10.6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1.0306">
                <text:p>11.0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1.1263">
                <text:p>11.1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1.1109">
                <text:p>11.1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1.0817">
                <text:p>11.0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1.9713">
                <text:p>11.9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0.4824">
                <text:p>10.4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9.57328">
                <text:p>9.57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9.45198">
                <text:p>9.45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1.6296">
                <text:p>11.6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1.2495">
                <text:p>11.2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0.2835">
                <text:p>10.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7.72387">
                <text:p>7.72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2.1177">
                <text:p>12.1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0.8202">
                <text:p>10.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0.9249">
                <text:p>10.9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1.2305">
                <text:p>11.2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1.1699">
                <text:p>11.1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9.36715">
                <text:p>9.36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8.92545">
                <text:p>8.9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12.1322">
                <text:p>12.1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7.78593">
                <text:p>7.78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0.0547">
                <text:p>10.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9.22349">
                <text:p>9.22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.9569">
                <text:p>10.9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9.89167">
                <text:p>9.8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8.42169">
                <text:p>8.42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8.63447">
                <text:p>8.63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9.30096">
                <text:p>9.30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8.7177">
                <text:p>8.7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7.57996">
                <text:p>7.57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9.29062">
                <text:p>9.29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9.12401">
                <text:p>9.12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8.6573">
                <text:p>8.6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8.67371">
                <text:p>8.67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9.37221">
                <text:p>9.37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6.82908">
                <text:p>6.82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6.15852">
                <text:p>6.15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8.20602">
                <text:p>8.20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5.47777">
                <text:p>5.47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7.19991">
                <text:p>7.19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8.43614">
                <text:p>8.436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8.55789">
                <text:p>8.5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.85068">
                <text:p>8.85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7.60398">
                <text:p>7.60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9.2954">
                <text:p>9.2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7.25646">
                <text:p>7.25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7.8441">
                <text:p>7.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6.57507">
                <text:p>6.57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6.11683">
                <text:p>6.11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7.01775">
                <text:p>7.01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5.92529">
                <text:p>5.92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6.42466">
                <text:p>6.42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5.82765">
                <text:p>5.82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.95146">
                <text:p>6.95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6.03224">
                <text:p>6.03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6.19071">
                <text:p>6.19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.88627">
                <text:p>5.88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5.45546">
                <text:p>5.45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5.98552">
                <text:p>5.98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5.78148">
                <text:p>5.78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6.79251">
                <text:p>6.79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6.58112">
                <text:p>6.58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6.14364">
                <text:p>6.14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6.07638">
                <text:p>6.07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7.59437">
                <text:p>7.59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4.53727">
                <text:p>4.53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5.91069">
                <text:p>5.91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6.12645">
                <text:p>6.12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4.45835">
                <text:p>4.45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4.81002">
                <text:p>4.8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5.18764">
                <text:p>5.187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4.78423">
                <text:p>4.78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4.58203">
                <text:p>4.58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6.46361">
                <text:p>6.46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5.05708">
                <text:p>5.05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4.11616">
                <text:p>4.11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4.14752">
                <text:p>4.14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4.72975">
                <text:p>4.7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4.47274">
                <text:p>4.47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6.35541">
                <text:p>6.3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.00147">
                <text:p>5.00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4.5057">
                <text:p>4.5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6.08778">
                <text:p>6.08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5.29501">
                <text:p>5.29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5.95804">
                <text:p>5.9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5.17574">
                <text:p>5.17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4.64439">
                <text:p>4.64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5.50176">
                <text:p>5.50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4.51614">
                <text:p>4.51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3.51593">
                <text:p>3.5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4.46009">
                <text:p>4.46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3.01836">
                <text:p>3.01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4.18999">
                <text:p>4.18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4.01904">
                <text:p>4.01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4.32264">
                <text:p>4.32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4.60625">
                <text:p>4.6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4.72511">
                <text:p>4.72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2.9342">
                <text:p>2.9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5.1777">
                <text:p>5.1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4.48142">
                <text:p>4.48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3.87553">
                <text:p>3.87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3.79216">
                <text:p>3.79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3.86247">
                <text:p>3.86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3.10289">
                <text:p>3.10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5.05414">
                <text:p>5.0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2.82672">
                <text:p>2.82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5.28211">
                <text:p>5.28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3.55159">
                <text:p>3.55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3.86429">
                <text:p>3.86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3.63713">
                <text:p>3.63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4.14261">
                <text:p>4.14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3.3965">
                <text:p>3.3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2">
                <text:p>36.2</text:p>
              </table:table-cell>
              <table:table-cell office:value-type="float" office:value="3.73169">
                <text:p>3.73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4">
                <text:p>36.4</text:p>
              </table:table-cell>
              <table:table-cell office:value-type="float" office:value="3.12632">
                <text:p>3.12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">
                <text:p>36.6</text:p>
              </table:table-cell>
              <table:table-cell office:value-type="float" office:value="3.44336">
                <text:p>3.44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8">
                <text:p>36.8</text:p>
              </table:table-cell>
              <table:table-cell office:value-type="float" office:value="3.39715">
                <text:p>3.39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2.74057">
                <text:p>2.74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">
                <text:p>37.2</text:p>
              </table:table-cell>
              <table:table-cell office:value-type="float" office:value="2.41402">
                <text:p>2.41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">
                <text:p>37.4</text:p>
              </table:table-cell>
              <table:table-cell office:value-type="float" office:value="4.15188">
                <text:p>4.15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6">
                <text:p>37.6</text:p>
              </table:table-cell>
              <table:table-cell office:value-type="float" office:value="3.33017">
                <text:p>3.33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8">
                <text:p>37.8</text:p>
              </table:table-cell>
              <table:table-cell office:value-type="float" office:value="2.55366">
                <text:p>2.55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2.55224">
                <text:p>2.55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2">
                <text:p>38.2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4">
                <text:p>38.4</text:p>
              </table:table-cell>
              <table:table-cell office:value-type="float" office:value="2.71351">
                <text:p>2.71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6">
                <text:p>38.6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8">
                <text:p>38.8</text:p>
              </table:table-cell>
              <table:table-cell office:value-type="float" office:value="2.17627">
                <text:p>2.17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3.43679">
                <text:p>3.43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">
                <text:p>39.2</text:p>
              </table:table-cell>
              <table:table-cell office:value-type="float" office:value="1.52889">
                <text:p>1.52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">
                <text:p>39.4</text:p>
              </table:table-cell>
              <table:table-cell office:value-type="float" office:value="2.30275">
                <text:p>2.30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6">
                <text:p>39.6</text:p>
              </table:table-cell>
              <table:table-cell office:value-type="float" office:value="2.53951">
                <text:p>2.53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8">
                <text:p>39.8</text:p>
              </table:table-cell>
              <table:table-cell office:value-type="float" office:value="2.56065">
                <text:p>2.56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2">
                <text:p>40.2</text:p>
              </table:table-cell>
              <table:table-cell office:value-type="float" office:value="1.92441">
                <text:p>1.92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4">
                <text:p>40.4</text:p>
              </table:table-cell>
              <table:table-cell office:value-type="float" office:value="2.29635">
                <text:p>2.29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">
                <text:p>40.6</text:p>
              </table:table-cell>
              <table:table-cell office:value-type="float" office:value="3.35406">
                <text:p>3.35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8">
                <text:p>40.8</text:p>
              </table:table-cell>
              <table:table-cell office:value-type="float" office:value="1.69848">
                <text:p>1.69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2.66043">
                <text:p>2.66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2">
                <text:p>41.2</text:p>
              </table:table-cell>
              <table:table-cell office:value-type="float" office:value="3.20905">
                <text:p>3.209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4">
                <text:p>41.4</text:p>
              </table:table-cell>
              <table:table-cell office:value-type="float" office:value="2.4307">
                <text:p>2.4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6">
                <text:p>41.6</text:p>
              </table:table-cell>
              <table:table-cell office:value-type="float" office:value="2.82071">
                <text:p>2.82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8">
                <text:p>41.8</text:p>
              </table:table-cell>
              <table:table-cell office:value-type="float" office:value="2.30875">
                <text:p>2.3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2.3011">
                <text:p>2.3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">
                <text:p>42.2</text:p>
              </table:table-cell>
              <table:table-cell office:value-type="float" office:value="1.52346">
                <text:p>1.523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">
                <text:p>42.4</text:p>
              </table:table-cell>
              <table:table-cell office:value-type="float" office:value="2.65288">
                <text:p>2.65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6">
                <text:p>42.6</text:p>
              </table:table-cell>
              <table:table-cell office:value-type="float" office:value="1.99212">
                <text:p>1.99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8">
                <text:p>42.8</text:p>
              </table:table-cell>
              <table:table-cell office:value-type="float" office:value="2.84277">
                <text:p>2.84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2.61902">
                <text:p>2.61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">
                <text:p>43.2</text:p>
              </table:table-cell>
              <table:table-cell office:value-type="float" office:value="1.66054">
                <text:p>1.66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4">
                <text:p>43.4</text:p>
              </table:table-cell>
              <table:table-cell office:value-type="float" office:value="1.49871">
                <text:p>1.49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6">
                <text:p>43.6</text:p>
              </table:table-cell>
              <table:table-cell office:value-type="float" office:value="2.29039">
                <text:p>2.290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">
                <text:p>43.8</text:p>
              </table:table-cell>
              <table:table-cell office:value-type="float" office:value="2.32067">
                <text:p>2.32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1.86655">
                <text:p>1.866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">
                <text:p>44.2</text:p>
              </table:table-cell>
              <table:table-cell office:value-type="float" office:value="2.54617">
                <text:p>2.5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4">
                <text:p>44.4</text:p>
              </table:table-cell>
              <table:table-cell office:value-type="float" office:value="2.15265">
                <text:p>2.15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">
                <text:p>44.6</text:p>
              </table:table-cell>
              <table:table-cell office:value-type="float" office:value="1.05061">
                <text:p>1.05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">
                <text:p>44.8</text:p>
              </table:table-cell>
              <table:table-cell office:value-type="float" office:value="2.21287">
                <text:p>2.21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">
                <text:p>45</text:p>
              </table:table-cell>
              <table:table-cell office:value-type="float" office:value="2.15243">
                <text:p>2.15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2">
                <text:p>45.2</text:p>
              </table:table-cell>
              <table:table-cell office:value-type="float" office:value="2.01738">
                <text:p>2.01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4">
                <text:p>45.4</text:p>
              </table:table-cell>
              <table:table-cell office:value-type="float" office:value="2.33022">
                <text:p>2.33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1.5774">
                <text:p>1.5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8">
                <text:p>45.8</text:p>
              </table:table-cell>
              <table:table-cell office:value-type="float" office:value="2.3341">
                <text:p>2.3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1.26018">
                <text:p>1.26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">
                <text:p>46.2</text:p>
              </table:table-cell>
              <table:table-cell office:value-type="float" office:value="1.45831">
                <text:p>1.45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4">
                <text:p>46.4</text:p>
              </table:table-cell>
              <table:table-cell office:value-type="float" office:value="2.2454">
                <text:p>2.2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6">
                <text:p>46.6</text:p>
              </table:table-cell>
              <table:table-cell office:value-type="float" office:value="1.80859">
                <text:p>1.80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8">
                <text:p>46.8</text:p>
              </table:table-cell>
              <table:table-cell office:value-type="float" office:value="1.64978">
                <text:p>1.64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1.46656">
                <text:p>1.46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">
                <text:p>47.2</text:p>
              </table:table-cell>
              <table:table-cell office:value-type="float" office:value="1.89505">
                <text:p>1.8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4">
                <text:p>47.4</text:p>
              </table:table-cell>
              <table:table-cell office:value-type="float" office:value="1.69798">
                <text:p>1.69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6">
                <text:p>47.6</text:p>
              </table:table-cell>
              <table:table-cell office:value-type="float" office:value="1.20419">
                <text:p>1.20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8">
                <text:p>47.8</text:p>
              </table:table-cell>
              <table:table-cell office:value-type="float" office:value="1.57693">
                <text:p>1.57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1.05349">
                <text:p>1.05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">
                <text:p>48.2</text:p>
              </table:table-cell>
              <table:table-cell office:value-type="float" office:value="0.675887">
                <text:p>0.675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4">
                <text:p>48.4</text:p>
              </table:table-cell>
              <table:table-cell office:value-type="float" office:value="1.71124">
                <text:p>1.71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6">
                <text:p>48.6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">
                <text:p>48.8</text:p>
              </table:table-cell>
              <table:table-cell office:value-type="float" office:value="0.980147">
                <text:p>0.980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0.600469">
                <text:p>0.600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2">
                <text:p>49.2</text:p>
              </table:table-cell>
              <table:table-cell office:value-type="float" office:value="0.74597">
                <text:p>0.745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4">
                <text:p>49.4</text:p>
              </table:table-cell>
              <table:table-cell office:value-type="float" office:value="0.606514">
                <text:p>0.606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6">
                <text:p>49.6</text:p>
              </table:table-cell>
              <table:table-cell office:value-type="float" office:value="1.05454">
                <text:p>1.0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">
                <text:p>49.8</text:p>
              </table:table-cell>
              <table:table-cell office:value-type="float" office:value="1.17665">
                <text:p>1.17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1.44548">
                <text:p>1.4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2">
                <text:p>50.2</text:p>
              </table:table-cell>
              <table:table-cell office:value-type="float" office:value="1.30461">
                <text:p>1.30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4">
                <text:p>50.4</text:p>
              </table:table-cell>
              <table:table-cell office:value-type="float" office:value="0.598469">
                <text:p>0.5984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">
                <text:p>50.6</text:p>
              </table:table-cell>
              <table:table-cell office:value-type="float" office:value="1.48981">
                <text:p>1.4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8">
                <text:p>50.8</text:p>
              </table:table-cell>
              <table:table-cell office:value-type="float" office:value="1.81812">
                <text:p>1.81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1.04937">
                <text:p>1.049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2">
                <text:p>51.2</text:p>
              </table:table-cell>
              <table:table-cell office:value-type="float" office:value="1.31386">
                <text:p>1.313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4">
                <text:p>51.4</text:p>
              </table:table-cell>
              <table:table-cell office:value-type="float" office:value="1.04194">
                <text:p>1.04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6">
                <text:p>51.6</text:p>
              </table:table-cell>
              <table:table-cell office:value-type="float" office:value="0.493369">
                <text:p>0.493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">
                <text:p>51.8</text:p>
              </table:table-cell>
              <table:table-cell office:value-type="float" office:value="0.961377">
                <text:p>0.961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0.405636">
                <text:p>0.405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2">
                <text:p>52.2</text:p>
              </table:table-cell>
              <table:table-cell office:value-type="float" office:value="0.780004">
                <text:p>0.78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4">
                <text:p>52.4</text:p>
              </table:table-cell>
              <table:table-cell office:value-type="float" office:value="1.19778">
                <text:p>1.19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6">
                <text:p>52.6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8">
                <text:p>52.8</text:p>
              </table:table-cell>
              <table:table-cell office:value-type="float" office:value="0.777853">
                <text:p>0.777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">
                <text:p>53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2">
                <text:p>53.2</text:p>
              </table:table-cell>
              <table:table-cell office:value-type="float" office:value="1.22726">
                <text:p>1.22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4">
                <text:p>53.4</text:p>
              </table:table-cell>
              <table:table-cell office:value-type="float" office:value="0.376696">
                <text:p>0.376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6">
                <text:p>53.6</text:p>
              </table:table-cell>
              <table:table-cell office:value-type="float" office:value="0.510068">
                <text:p>0.510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">
                <text:p>53.8</text:p>
              </table:table-cell>
              <table:table-cell office:value-type="float" office:value="0.642051">
                <text:p>0.64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">
                <text:p>54</text:p>
              </table:table-cell>
              <table:table-cell office:value-type="float" office:value="0.425467">
                <text:p>0.4254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2">
                <text:p>54.2</text:p>
              </table:table-cell>
              <table:table-cell office:value-type="float" office:value="0.729791">
                <text:p>0.729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4">
                <text:p>54.4</text:p>
              </table:table-cell>
              <table:table-cell office:value-type="float" office:value="0.826154">
                <text:p>0.826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6">
                <text:p>54.6</text:p>
              </table:table-cell>
              <table:table-cell office:value-type="float" office:value="0.240511">
                <text:p>0.240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8">
                <text:p>54.8</text:p>
              </table:table-cell>
              <table:table-cell office:value-type="float" office:value="0.815141">
                <text:p>0.815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">
                <text:p>55</text:p>
              </table:table-cell>
              <table:table-cell office:value-type="float" office:value="1.09216">
                <text:p>1.09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2">
                <text:p>55.2</text:p>
              </table:table-cell>
              <table:table-cell office:value-type="float" office:value="0.654342">
                <text:p>0.6543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4">
                <text:p>55.4</text:p>
              </table:table-cell>
              <table:table-cell office:value-type="float" office:value="0.863261">
                <text:p>0.8632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">
                <text:p>55.6</text:p>
              </table:table-cell>
              <table:table-cell office:value-type="float" office:value="0.107419">
                <text:p>0.1074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8">
                <text:p>55.8</text:p>
              </table:table-cell>
              <table:table-cell office:value-type="float" office:value="0.669124">
                <text:p>0.669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">
                <text:p>56</text:p>
              </table:table-cell>
              <table:table-cell office:value-type="float" office:value="0.363572">
                <text:p>0.3635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2">
                <text:p>56.2</text:p>
              </table:table-cell>
              <table:table-cell office:value-type="float" office:value="0.37044">
                <text:p>0.3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4">
                <text:p>56.4</text:p>
              </table:table-cell>
              <table:table-cell office:value-type="float" office:value="0.467371">
                <text:p>0.4673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6">
                <text:p>56.6</text:p>
              </table:table-cell>
              <table:table-cell office:value-type="float" office:value="0.347424">
                <text:p>0.347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8">
                <text:p>56.8</text:p>
              </table:table-cell>
              <table:table-cell office:value-type="float" office:value="0.670706">
                <text:p>0.670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0.267676">
                <text:p>0.2676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">
                <text:p>57.2</text:p>
              </table:table-cell>
              <table:table-cell office:value-type="float" office:value="0.228454">
                <text:p>0.2284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4">
                <text:p>57.4</text:p>
              </table:table-cell>
              <table:table-cell office:value-type="float" office:value="0.450668">
                <text:p>0.450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6">
                <text:p>57.6</text:p>
              </table:table-cell>
              <table:table-cell office:value-type="float" office:value="0.49004">
                <text:p>0.49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8">
                <text:p>57.8</text:p>
              </table:table-cell>
              <table:table-cell office:value-type="float" office:value="0.332322">
                <text:p>0.332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  <table:table-cell office:value-type="float" office:value="0.258426">
                <text:p>0.258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2">
                <text:p>58.2</text:p>
              </table:table-cell>
              <table:table-cell office:value-type="float" office:value="0.217392">
                <text:p>0.217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4">
                <text:p>58.4</text:p>
              </table:table-cell>
              <table:table-cell office:value-type="float" office:value="0.332304">
                <text:p>0.332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">
                <text:p>58.6</text:p>
              </table:table-cell>
              <table:table-cell office:value-type="float" office:value="0.423618">
                <text:p>0.4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8">
                <text:p>5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2">
                <text:p>59.2</text:p>
              </table:table-cell>
              <table:table-cell office:value-type="float" office:value="0.120244">
                <text:p>0.120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4">
                <text:p>59.4</text:p>
              </table:table-cell>
              <table:table-cell office:value-type="float" office:value="0.101188">
                <text:p>0.101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">
                <text:p>5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">
                <text:p>59.8</text:p>
              </table:table-cell>
              <table:table-cell office:value-type="float" office:value="0.110991">
                <text:p>0.110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151336">
                <text:p>0.1513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2">
                <text:p>6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4">
                <text:p>6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6">
                <text:p>6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6">
                <text:p>6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">
                <text:p>6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8">
                <text:p>6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4">
                <text:p>6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6">
                <text:p>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4">
                <text:p>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6">
                <text:p>6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2">
                <text:p>6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4">
                <text:p>6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6">
                <text:p>6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">
                <text:p>6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8">
                <text:p>6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6">
                <text:p>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4">
                <text:p>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8">
                <text:p>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4">
                <text:p>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2">
                <text:p>7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6">
                <text:p>7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2">
                <text:p>7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6">
                <text:p>7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6">
                <text:p>7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8">
                <text:p>7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6">
                <text:p>8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6">
                <text:p>8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8">
                <text:p>8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4">
                <text:p>8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4">
                <text:p>8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8">
                <text:p>9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4">
                <text:p>9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6">
                <text:p>9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2">
                <text:p>9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8">
                <text:p>9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2">
                <text:p>9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6">
                <text:p>9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2">
                <text:p>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4">
                <text:p>9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8">
                <text:p>9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4">
                <text:p>9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8">
                <text:p>9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4">
                <text:p>9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4">
                <text:p>9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6">
                <text:p>9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2">
                <text:p>9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4">
                <text:p>9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8">
                <text:p>9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2.089cm" svg:y="6.165cm" style:legend-expansion="custom" svg:width="3.932cm" svg:height="1.594cm" style:legend-expansion-aspect-ratio="2.46675031367629" chart:style-name="ch2"/>
        <chart:plot-area chart:style-name="ch3" table:cell-range-address="Sheet4.B13:Sheet4.E23 Sheet4.C12:Sheet4.E12 Sheet4.F12:Sheet4.F23" chart:data-source-has-labels="row" svg:x="0.32cm" svg:y="0.18cm" svg:width="14.924cm" svg:height="8.639cm">
          <chart:coordinate-region svg:x="1.232cm" svg:y="0.38cm" svg:width="13.6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13:Sheet4.C23" chart:label-cell-address="Sheet4.C12:Sheet4.C12" chart:class="chart:scatter">
            <chart:domain table:cell-range-address="Sheet4.B13:Sheet4.B23"/>
            <chart:data-point chart:repeated="11"/>
          </chart:series>
          <chart:series chart:style-name="ch8" chart:values-cell-range-address="Sheet4.F13:Sheet4.F23" chart:label-cell-address="Sheet4.F12:Sheet4.F12" chart:class="chart:scatter">
            <chart:data-point chart:repeated="11"/>
          </chart:series>
          <chart:series chart:style-name="ch9" chart:values-cell-range-address="Sheet4.D13:Sheet4.D23" chart:label-cell-address="Sheet4.D12:Sheet4.D12" chart:class="chart:scatter">
            <chart:data-point chart:repeated="11"/>
          </chart:series>
          <chart:series chart:style-name="ch10" chart:values-cell-range-address="Sheet4.E13:Sheet4.E23" chart:label-cell-address="Sheet4.E12:Sheet4.E1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12:Sheet4.C12</svg:desc>
                </draw:g>
              </table:table-cell>
              <table:table-cell office:value-type="string">
                <text:p>kb_corr</text:p>
                <draw:g>
                  <svg:desc>Sheet4.F12:Sheet4.F12</svg:desc>
                </draw:g>
              </table:table-cell>
              <table:table-cell office:value-type="string">
                <text:p>corr_counts</text:p>
                <draw:g>
                  <svg:desc>Sheet4.D12:Sheet4.D12</svg:desc>
                </draw:g>
              </table:table-cell>
              <table:table-cell office:value-type="string">
                <text:p>ka_corr</text:p>
                <draw:g>
                  <svg:desc>Sheet4.E12:Sheet4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4.B13:Sheet4.B23</svg:desc>
                </draw:g>
              </table:table-cell>
              <table:table-cell office:value-type="float" office:value="0.806313416009019">
                <text:p>0.806313416009019</text:p>
                <draw:g>
                  <svg:desc>Sheet4.C13:Sheet4.C23</svg:desc>
                </draw:g>
              </table:table-cell>
              <table:table-cell office:value-type="float" office:value="0.614159292035398">
                <text:p>0.614159292035398</text:p>
                <draw:g>
                  <svg:desc>Sheet4.F13:Sheet4.F23</svg:desc>
                </draw:g>
              </table:table-cell>
              <table:table-cell office:value-type="float" office:value="0.938338926174497">
                <text:p>0.938338926174497</text:p>
                <draw:g>
                  <svg:desc>Sheet4.D13:Sheet4.D23</svg:desc>
                </draw:g>
              </table:table-cell>
              <table:table-cell office:value-type="float" office:value="0.756595264937993">
                <text:p>0.756595264937993</text:p>
                <draw:g>
                  <svg:desc>Sheet4.E13:Sheet4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00">
                <text:p>8200</text:p>
              </table:table-cell>
              <table:table-cell office:value-type="float" office:value="0.989861751152074">
                <text:p>0.989861751152074</text:p>
              </table:table-cell>
              <table:table-cell office:value-type="float" office:value="0.506060606060606">
                <text:p>0.506060606060606</text:p>
              </table:table-cell>
              <table:table-cell office:value-type="float" office:value="0.925046554934823">
                <text:p>0.925046554934823</text:p>
              </table:table-cell>
              <table:table-cell office:value-type="float" office:value="0.915668202764977">
                <text:p>0.915668202764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">
                <text:p>8400</text:p>
              </table:table-cell>
              <table:table-cell office:value-type="float" office:value="1.03901601830664">
                <text:p>1.03901601830664</text:p>
              </table:table-cell>
              <table:table-cell office:value-type="float" office:value="0.473015873015873">
                <text:p>0.473015873015873</text:p>
              </table:table-cell>
              <table:table-cell office:value-type="float" office:value="0.923907058693976">
                <text:p>0.923907058693976</text:p>
              </table:table-cell>
              <table:table-cell office:value-type="float" office:value="0.959954233409611">
                <text:p>0.959954233409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0">
                <text:p>8500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0">
                <text:p>8600</text:p>
              </table:table-cell>
              <table:table-cell office:value-type="float" office:value="1.0717067583047">
                <text:p>1.0717067583047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908721675929885">
                <text:p>0.908721675929885</text:p>
              </table:table-cell>
              <table:table-cell office:value-type="float" office:value="0.973883161512027">
                <text:p>0.973883161512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0">
                <text:p>8700</text:p>
              </table:table-cell>
              <table:table-cell office:value-type="float" office:value="1.09073226544622">
                <text:p>1.09073226544622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891639567817056">
                <text:p>0.891639567817056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1.09977142857143">
                <text:p>1.09977142857143</text:p>
              </table:table-cell>
              <table:table-cell office:value-type="float" office:value="0.076">
                <text:p>0.076</text:p>
              </table:table-cell>
              <table:table-cell office:value-type="float" office:value="0.876545775745609">
                <text:p>0.87654577574560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30:Sheet4.E37 Sheet4.C29:Sheet4.E29 Sheet4.F29:Sheet4.F37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30:Sheet4.C37" chart:label-cell-address="Sheet4.C29:Sheet4.C29" chart:class="chart:scatter">
            <chart:domain table:cell-range-address="Sheet4.B30:Sheet4.B37"/>
            <chart:data-point chart:repeated="8"/>
          </chart:series>
          <chart:series chart:style-name="ch8" chart:values-cell-range-address="Sheet4.F30:Sheet4.F37" chart:label-cell-address="Sheet4.F29:Sheet4.F29" chart:class="chart:scatter">
            <chart:data-point chart:repeated="8"/>
          </chart:series>
          <chart:series chart:style-name="ch9" chart:values-cell-range-address="Sheet4.D30:Sheet4.D37" chart:label-cell-address="Sheet4.D29:Sheet4.D29" chart:class="chart:scatter">
            <chart:data-point chart:repeated="8"/>
          </chart:series>
          <chart:series chart:style-name="ch10" chart:values-cell-range-address="Sheet4.E30:Sheet4.E37" chart:label-cell-address="Sheet4.E29:Sheet4.E2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29:Sheet4.C29</svg:desc>
                </draw:g>
              </table:table-cell>
              <table:table-cell office:value-type="string">
                <text:p>kb_corr</text:p>
                <draw:g>
                  <svg:desc>Sheet4.F29:Sheet4.F29</svg:desc>
                </draw:g>
              </table:table-cell>
              <table:table-cell office:value-type="string">
                <text:p>corr_counts</text:p>
                <draw:g>
                  <svg:desc>Sheet4.D29:Sheet4.D29</svg:desc>
                </draw:g>
              </table:table-cell>
              <table:table-cell office:value-type="string">
                <text:p>ka_corr</text:p>
                <draw:g>
                  <svg:desc>Sheet4.E29:Sheet4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30:Sheet4.B37</svg:desc>
                </draw:g>
              </table:table-cell>
              <table:table-cell office:value-type="float" office:value="1.0707622298066">
                <text:p>1.0707622298066</text:p>
                <draw:g>
                  <svg:desc>Sheet4.C30:Sheet4.C37</svg:desc>
                </draw:g>
              </table:table-cell>
              <table:table-cell office:value-type="float" office:value="0.29504132231405">
                <text:p>0.29504132231405</text:p>
                <draw:g>
                  <svg:desc>Sheet4.F30:Sheet4.F37</svg:desc>
                </draw:g>
              </table:table-cell>
              <table:table-cell office:value-type="float" office:value="0.906502337441564">
                <text:p>0.906502337441564</text:p>
                <draw:g>
                  <svg:desc>Sheet4.D30:Sheet4.D37</svg:desc>
                </draw:g>
              </table:table-cell>
              <table:table-cell office:value-type="float" office:value="0.970648464163823">
                <text:p>0.970648464163823</text:p>
                <draw:g>
                  <svg:desc>Sheet4.E30:Sheet4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4313280363224">
                <text:p>1.04313280363224</text:p>
              </table:table-cell>
              <table:table-cell office:value-type="float" office:value="0.374789915966387">
                <text:p>0.374789915966387</text:p>
              </table:table-cell>
              <table:table-cell office:value-type="float" office:value="0.917519042437432">
                <text:p>0.917519042437432</text:p>
              </table:table-cell>
              <table:table-cell office:value-type="float" office:value="0.957094211123723">
                <text:p>0.957094211123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04446978335234">
                <text:p>1.04446978335234</text:p>
              </table:table-cell>
              <table:table-cell office:value-type="float" office:value="0.486178861788618">
                <text:p>0.486178861788618</text:p>
              </table:table-cell>
              <table:table-cell office:value-type="float" office:value="0.925">
                <text:p>0.925</text:p>
              </table:table-cell>
              <table:table-cell office:value-type="float" office:value="0.966134549600912">
                <text:p>0.96613454960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.03269447576099">
                <text:p>1.03269447576099</text:p>
              </table:table-cell>
              <table:table-cell office:value-type="float" office:value="0.36283185840708">
                <text:p>0.36283185840708</text:p>
              </table:table-cell>
              <table:table-cell office:value-type="float" office:value="0.925873362445415">
                <text:p>0.925873362445415</text:p>
              </table:table-cell>
              <table:table-cell office:value-type="float" office:value="0.956144306651635">
                <text:p>0.95614430665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.0369441277081">
                <text:p>1.0369441277081</text:p>
              </table:table-cell>
              <table:table-cell office:value-type="float" office:value="0.355284552845528">
                <text:p>0.355284552845528</text:p>
              </table:table-cell>
              <table:table-cell office:value-type="float" office:value="0.913129535957774">
                <text:p>0.913129535957774</text:p>
              </table:table-cell>
              <table:table-cell office:value-type="float" office:value="0.946864310148233">
                <text:p>0.946864310148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